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728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0.8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able-cell-properties fo:border-bottom="none" fo:background-color="#a5a5a5" style:text-align-source="fix" style:repeat-content="false" fo:border-left="0.028in solid #808080" fo:border-right="none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border-bottom="none" fo:background-color="#bfbfbf" fo:border-left="0.028in solid #808080" fo:border-right="none" fo:border-top="none" style:vertical-align="middle"/>
    </style:style>
    <style:style style:name="ce3" style:family="table-cell" style:parent-style-name="Default" style:data-style-name="N0">
      <style:table-cell-properties fo:border-bottom="0.028in solid #808080" fo:background-color="#a5a5a5" fo:border-left="0.028in solid #80808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a5a5a5" style:text-align-source="fix" style:repeat-content="false" fo:border-left="none" fo:border-right="none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28in solid #808080" fo:background-color="#a5a5a5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Correcto" style:data-style-name="N0">
      <style:table-cell-properties fo:background-color="#c6efce" style:text-align-source="fix" style:repeat-content="false" style:vertical-align="middle"/>
      <style:paragraph-properties fo:text-align="center"/>
      <style:text-properties fo:color="#0061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  <style:text-properties fo:color="#ff0000"/>
    </style:style>
    <style:style style:name="ce11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28in solid #808080" fo:background-color="#a5a5a5" style:text-align-source="fix" style:repeat-content="false" fo:border-left="none" fo:border-right="none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fo:border-bottom="none" fo:background-color="#a5a5a5" style:text-align-source="fix" style:repeat-content="false" fo:border-left="none" fo:border-right="0.028in solid #808080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1">
      <style:table-cell-properties fo:border-bottom="none" fo:background-color="#d8d8d8" style:text-align-source="fix" style:repeat-content="false" fo:border-left="none" fo:border-right="0.028in solid #808080" fo:border-top="none" style:vertical-align="middle"/>
      <style:paragraph-properties fo:text-align="center"/>
    </style:style>
    <style:style style:name="ce15" style:family="table-cell" style:parent-style-name="Default" style:data-style-name="N11">
      <style:table-cell-properties fo:border-bottom="none" fo:background-color="#d8d8d8" fo:border-left="none" fo:border-right="0.028in solid #808080" fo:border-top="none" style:vertical-align="middle"/>
    </style:style>
    <style:style style:name="ce16" style:family="table-cell" style:parent-style-name="Default" style:data-style-name="N11">
      <style:table-cell-properties fo:border-bottom="0.028in solid #808080" fo:background-color="#a5a5a5" style:text-align-source="fix" style:repeat-content="false" fo:border-left="none" fo:border-right="0.028in solid #80808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1"/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center"/>
    </style:style>
    <style:style style:name="ce21" style:family="table-cell" style:parent-style-name="Correcto" style:data-style-name="N0">
      <style:table-cell-properties fo:background-color="#c6efce" style:text-align-source="fix" style:repeat-content="false" style:vertical-align="automatic"/>
      <style:paragraph-properties fo:text-align="center"/>
      <style:text-properties fo:color="#0061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center"/>
      <style:text-properties fo:color="#ff0000"/>
    </style:style>
    <style:style style:name="ce23" style:family="table-cell" style:parent-style-name="Default" style:data-style-name="N100">
      <style:table-cell-properties fo:border-bottom="none" fo:background-color="#a5a5a5" style:text-align-source="fix" style:repeat-content="false" fo:border-left="none" fo:border-right="none" fo:border-top="0.028in solid #80808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map style:condition="cell-content()&lt;[$187_191.$D2]" style:apply-style-name="Correcto" style:base-cell-address="187_191.C2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  <style:map style:condition="cell-content()&lt;[$187_191.$D2]" style:apply-style-name="Correcto" style:base-cell-address="187_191.C2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/>
      <style:map style:condition="cell-content()&lt;[$187_191.$D2]" style:apply-style-name="Correcto" style:base-cell-address="187_191.C2"/>
    </style:style>
    <style:style style:name="ce27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  <style:map style:condition="cell-content()&lt;[$187_191.$C2]" style:apply-style-name="Correcto" style:base-cell-address="187_191.D2"/>
    </style:style>
    <style:style style:name="ce28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normal" style:font-name-asian="Arial1" style:font-size-asian="10pt" style:font-weight-asian="bold" style:font-name-complex="Arial1" style:font-size-complex="10pt" style:font-weight-complex="bold"/>
      <style:map style:condition="cell-content()&lt;[$187_191.$C2]" style:apply-style-name="Correcto" style:base-cell-address="187_191.D2"/>
    </style:style>
    <style:style style:name="ce29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  <style:map style:condition="cell-content()&lt;[$187_191.$C107]" style:apply-style-name="Correcto" style:base-cell-address="187_191.D107"/>
    </style:style>
    <style:style style:name="ce30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Arial1" fo:font-size="10pt" fo:font-weight="normal" style:font-name-asian="Arial1" style:font-size-asian="10pt" style:font-weight-asian="bold" style:font-name-complex="Arial1" style:font-size-complex="10pt" style:font-weight-complex="bold"/>
      <style:map style:condition="cell-content()&lt;[$187_191.$C107]" style:apply-style-name="Correcto" style:base-cell-address="187_191.D107"/>
    </style:style>
    <style:style style:name="ce31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normal" style:font-name-asian="Arial1" style:font-size-asian="10pt" style:font-weight-asian="bold" style:font-name-complex="Arial1" style:font-size-complex="10pt" style:font-weight-complex="bold"/>
      <style:map style:condition="cell-content()&lt;[$187_191.$C107]" style:apply-style-name="Correcto" style:base-cell-address="187_191.D107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  <style:map style:condition="cell-content()&lt;[$191_191x.$D2]" style:apply-style-name="Correcto" style:base-cell-address="191_191x.C2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  <style:map style:condition="cell-content()&lt;[$191_191x.$D2]" style:apply-style-name="Correcto" style:base-cell-address="191_191x.C2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fo:font-weight="normal" style:font-weight-asian="normal" style:font-weight-complex="normal"/>
      <style:map style:condition="cell-content()&lt;[$191_191x.$D2]" style:apply-style-name="Correcto" style:base-cell-address="191_191x.C2"/>
    </style:style>
    <style:style style:name="ce35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  <style:map style:condition="cell-content()&lt;[$191_191x.$C2]" style:apply-style-name="Correcto" style:base-cell-address="191_191x.D2"/>
    </style:style>
    <style:style style:name="ce36" style:family="table-cell" style:parent-style-name="Correct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use-window-font-color="true" style:font-name="Arial1" fo:font-size="10pt" fo:font-weight="normal" style:font-name-asian="Arial1" style:font-size-asian="10pt" style:font-weight-asian="normal" style:font-name-complex="Arial1" style:font-size-complex="10pt" style:font-weight-complex="normal"/>
      <style:map style:condition="cell-content()&lt;[$191_191x.$C2]" style:apply-style-name="Correcto" style:base-cell-address="191_191x.D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1_8_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5" office:value-type="string">
            <text:p>1.8.7 (Gentoo)</text:p>
          </table:table-cell>
          <table:table-cell table:style-name="ce5" office:value-type="string">
            <text:p>1.8.7 (FreeBSD)</text:p>
          </table:table-cell>
          <table:table-cell table:style-name="ce13" office:value-type="string">
            <text:p>Ratio</text:p>
          </table:table-cell>
          <table:table-cell table:style-name="ce18" table:number-columns-repeated="4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8" office:value-type="float" office:value="1.989899">
            <text:p>1.990</text:p>
          </table:table-cell>
          <table:table-cell table:style-name="ce9" office:value-type="float" office:value="2.607518">
            <text:p>2.608</text:p>
          </table:table-cell>
          <table:table-cell table:style-name="ce14" table:formula="of:=IF([.C2]&gt;[.D2];[.C2]/[.D2];[.D2]/[.C2])-1" office:value-type="percentage" office:value="0.310377059338188">
            <text:p>31.0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8" office:value-type="float" office:value="0.385523">
            <text:p>0.386</text:p>
          </table:table-cell>
          <table:table-cell table:style-name="ce9" office:value-type="float" office:value="0.46466">
            <text:p>0.465</text:p>
          </table:table-cell>
          <table:table-cell table:style-name="ce14" table:formula="of:=IF([.C3]&gt;[.D3];[.C3]/[.D3];[.D3]/[.C3])-1" office:value-type="percentage" office:value="0.205271799607287">
            <text:p>20.53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6.140621">
            <text:p>6.141</text:p>
          </table:table-cell>
          <table:table-cell table:style-name="ce9" office:value-type="float" office:value="6.527676">
            <text:p>6.528</text:p>
          </table:table-cell>
          <table:table-cell table:style-name="ce14" table:formula="of:=IF([.C4]&gt;[.D4];[.C4]/[.D4];[.D4]/[.C4])-1" office:value-type="percentage" office:value="0.0630318985653078">
            <text:p>6.3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0.036249">
            <text:p>0.036</text:p>
          </table:table-cell>
          <table:table-cell table:style-name="ce9" office:value-type="float" office:value="0.048287">
            <text:p>0.048</text:p>
          </table:table-cell>
          <table:table-cell table:style-name="ce14" table:formula="of:=IF([.C5]&gt;[.D5];[.C5]/[.D5];[.D5]/[.C5])-1" office:value-type="percentage" office:value="0.332091919777097">
            <text:p>33.2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0.334798">
            <text:p>0.335</text:p>
          </table:table-cell>
          <table:table-cell table:style-name="ce9" office:value-type="float" office:value="0.431322">
            <text:p>0.431</text:p>
          </table:table-cell>
          <table:table-cell table:style-name="ce14" table:formula="of:=IF([.C6]&gt;[.D6];[.C6]/[.D6];[.D6]/[.C6])-1" office:value-type="percentage" office:value="0.288305187008286">
            <text:p>28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8" office:value-type="float" office:value="1.366682">
            <text:p>1.367</text:p>
          </table:table-cell>
          <table:table-cell table:style-name="ce9" office:value-type="float" office:value="1.66747">
            <text:p>1.667</text:p>
          </table:table-cell>
          <table:table-cell table:style-name="ce14" table:formula="of:=IF([.C7]&gt;[.D7];[.C7]/[.D7];[.D7]/[.C7])-1" office:value-type="percentage" office:value="0.220086311226752">
            <text:p>22.0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8" office:value-type="float" office:value="3.865937">
            <text:p>3.866</text:p>
          </table:table-cell>
          <table:table-cell table:style-name="ce9" office:value-type="float" office:value="4.531966">
            <text:p>4.532</text:p>
          </table:table-cell>
          <table:table-cell table:style-name="ce14" table:formula="of:=IF([.C8]&gt;[.D8];[.C8]/[.D8];[.D8]/[.C8])-1" office:value-type="percentage" office:value="0.172281389996785">
            <text:p>17.2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8.867674">
            <text:p>8.868</text:p>
          </table:table-cell>
          <table:table-cell table:style-name="ce9" office:value-type="float" office:value="9.308592">
            <text:p>9.309</text:p>
          </table:table-cell>
          <table:table-cell table:style-name="ce14" table:formula="of:=IF([.C9]&gt;[.D9];[.C9]/[.D9];[.D9]/[.C9])-1" office:value-type="percentage" office:value="0.0497219451233775">
            <text:p>4.9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8" office:value-type="float" office:value="18.398678">
            <text:p>18.399</text:p>
          </table:table-cell>
          <table:table-cell table:style-name="ce9" office:value-type="float" office:value="18.488883">
            <text:p>18.489</text:p>
          </table:table-cell>
          <table:table-cell table:style-name="ce14" table:formula="of:=IF([.C10]&gt;[.D10];[.C10]/[.D10];[.D10]/[.C10])-1" office:value-type="percentage" office:value="0.00490279790754533">
            <text:p>0.4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0.053438">
            <text:p>0.053</text:p>
          </table:table-cell>
          <table:table-cell table:style-name="ce9" office:value-type="float" office:value="0.066346">
            <text:p>0.066</text:p>
          </table:table-cell>
          <table:table-cell table:style-name="ce14" table:formula="of:=IF([.C11]&gt;[.D11];[.C11]/[.D11];[.D11]/[.C11])-1" office:value-type="percentage" office:value="0.241550956248363">
            <text:p>24.1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9" office:value-type="float" office:value="7.154172">
            <text:p>7.154</text:p>
          </table:table-cell>
          <table:table-cell table:style-name="ce8" office:value-type="float" office:value="6.290669">
            <text:p>6.291</text:p>
          </table:table-cell>
          <table:table-cell table:style-name="ce14" table:formula="of:=IF([.C12]&gt;[.D12];[.C12]/[.D12];[.D12]/[.C12])-1" office:value-type="percentage" office:value="0.137267276342151">
            <text:p>13.73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8" office:value-type="float" office:value="0.03926">
            <text:p>0.039</text:p>
          </table:table-cell>
          <table:table-cell table:style-name="ce9" office:value-type="float" office:value="0.189753">
            <text:p>0.190</text:p>
          </table:table-cell>
          <table:table-cell table:style-name="ce14" table:formula="of:=IF([.C13]&gt;[.D13];[.C13]/[.D13];[.D13]/[.C13])-1" office:value-type="percentage" office:value="3.83323993886908">
            <text:p>383.3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8" office:value-type="float" office:value="8.561924">
            <text:p>8.562</text:p>
          </table:table-cell>
          <table:table-cell table:style-name="ce9" office:value-type="float" office:value="11.937485">
            <text:p>11.937</text:p>
          </table:table-cell>
          <table:table-cell table:style-name="ce14" table:formula="of:=IF([.C14]&gt;[.D14];[.C14]/[.D14];[.D14]/[.C14])-1" office:value-type="percentage" office:value="0.394252623592548">
            <text:p>39.43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8" office:value-type="float" office:value="0.611983">
            <text:p>0.612</text:p>
          </table:table-cell>
          <table:table-cell table:style-name="ce9" office:value-type="float" office:value="0.812609">
            <text:p>0.813</text:p>
          </table:table-cell>
          <table:table-cell table:style-name="ce14" table:formula="of:=IF([.C15]&gt;[.D15];[.C15]/[.D15];[.D15]/[.C15])-1" office:value-type="percentage" office:value="0.327829367809237">
            <text:p>32.7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.15096">
            <text:p>1.151</text:p>
          </table:table-cell>
          <table:table-cell table:style-name="ce9" office:value-type="float" office:value="1.200112">
            <text:p>1.200</text:p>
          </table:table-cell>
          <table:table-cell table:style-name="ce14" table:formula="of:=IF([.C16]&gt;[.D16];[.C16]/[.D16];[.D16]/[.C16])-1" office:value-type="percentage" office:value="0.0427052199902691">
            <text:p>4.2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0.02561">
            <text:p>0.026</text:p>
          </table:table-cell>
          <table:table-cell table:style-name="ce9" office:value-type="float" office:value="0.029824">
            <text:p>0.030</text:p>
          </table:table-cell>
          <table:table-cell table:style-name="ce14" table:formula="of:=IF([.C17]&gt;[.D17];[.C17]/[.D17];[.D17]/[.C17])-1" office:value-type="percentage" office:value="0.16454509957048">
            <text:p>16.4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9" office:value-type="float" office:value="2.127382">
            <text:p>2.127</text:p>
          </table:table-cell>
          <table:table-cell table:style-name="ce8" office:value-type="float" office:value="2.107987">
            <text:p>2.108</text:p>
          </table:table-cell>
          <table:table-cell table:style-name="ce14" table:formula="of:=IF([.C18]&gt;[.D18];[.C18]/[.D18];[.D18]/[.C18])-1" office:value-type="percentage" office:value="0.00920072087731083">
            <text:p>0.92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.752982">
            <text:p>0.753</text:p>
          </table:table-cell>
          <table:table-cell table:style-name="ce9" office:value-type="float" office:value="0.78802">
            <text:p>0.788</text:p>
          </table:table-cell>
          <table:table-cell table:style-name="ce14" table:formula="of:=IF([.C19]&gt;[.D19];[.C19]/[.D19];[.D19]/[.C19])-1" office:value-type="percentage" office:value="0.0465323208257304">
            <text:p>4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0.152895">
            <text:p>10.153</text:p>
          </table:table-cell>
          <table:table-cell table:style-name="ce9" office:value-type="float" office:value="15.880762">
            <text:p>15.881</text:p>
          </table:table-cell>
          <table:table-cell table:style-name="ce14" table:formula="of:=IF([.C20]&gt;[.D20];[.C20]/[.D20];[.D20]/[.C20])-1" office:value-type="percentage" office:value="0.56416096098699">
            <text:p>56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10" office:value-type="string">
            <text:p>SystemStackError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8" office:value-type="float" office:value="1.587233">
            <text:p>1.587</text:p>
          </table:table-cell>
          <table:table-cell table:style-name="ce9" office:value-type="float" office:value="2.473338">
            <text:p>2.473</text:p>
          </table:table-cell>
          <table:table-cell table:style-name="ce14" table:formula="of:=IF([.C22]&gt;[.D22];[.C22]/[.D22];[.D22]/[.C22])-1" office:value-type="percentage" office:value="0.55827027285849">
            <text:p>55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8" office:value-type="float" office:value="17.854474">
            <text:p>17.854</text:p>
          </table:table-cell>
          <table:table-cell table:style-name="ce9" office:value-type="float" office:value="27.182797">
            <text:p>27.183</text:p>
          </table:table-cell>
          <table:table-cell table:style-name="ce14" table:formula="of:=IF([.C23]&gt;[.D23];[.C23]/[.D23];[.D23]/[.C23])-1" office:value-type="percentage" office:value="0.522464173405501">
            <text:p>52.2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899154">
            <text:p>1.899</text:p>
          </table:table-cell>
          <table:table-cell table:style-name="ce9" office:value-type="float" office:value="2.443333">
            <text:p>2.443</text:p>
          </table:table-cell>
          <table:table-cell table:style-name="ce14" table:formula="of:=IF([.C24]&gt;[.D24];[.C24]/[.D24];[.D24]/[.C24])-1" office:value-type="percentage" office:value="0.286537584629788">
            <text:p>28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1.173138">
            <text:p>1.173</text:p>
          </table:table-cell>
          <table:table-cell table:style-name="ce9" office:value-type="float" office:value="1.758754">
            <text:p>1.759</text:p>
          </table:table-cell>
          <table:table-cell table:style-name="ce14" table:formula="of:=IF([.C26]&gt;[.D26];[.C26]/[.D26];[.D26]/[.C26])-1" office:value-type="percentage" office:value="0.499187648852905">
            <text:p>49.92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3.404996">
            <text:p>3.405</text:p>
          </table:table-cell>
          <table:table-cell table:style-name="ce9" office:value-type="float" office:value="5.002961">
            <text:p>5.003</text:p>
          </table:table-cell>
          <table:table-cell table:style-name="ce14" table:formula="of:=IF([.C27]&gt;[.D27];[.C27]/[.D27];[.D27]/[.C27])-1" office:value-type="percentage" office:value="0.469300110778397">
            <text:p>46.9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8" office:value-type="float" office:value="8.910337">
            <text:p>8.910</text:p>
          </table:table-cell>
          <table:table-cell table:style-name="ce9" office:value-type="float" office:value="13.28466">
            <text:p>13.285</text:p>
          </table:table-cell>
          <table:table-cell table:style-name="ce14" table:formula="of:=IF([.C28]&gt;[.D28];[.C28]/[.D28];[.D28]/[.C28])-1" office:value-type="percentage" office:value="0.490926774150069">
            <text:p>49.09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3.87317">
            <text:p>3.873</text:p>
          </table:table-cell>
          <table:table-cell table:style-name="ce9" office:value-type="float" office:value="6.021444">
            <text:p>6.021</text:p>
          </table:table-cell>
          <table:table-cell table:style-name="ce14" table:formula="of:=IF([.C29]&gt;[.D29];[.C29]/[.D29];[.D29]/[.C29])-1" office:value-type="percentage" office:value="0.554655230728318">
            <text:p>55.4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4.669815">
            <text:p>4.670</text:p>
          </table:table-cell>
          <table:table-cell table:style-name="ce9" office:value-type="float" office:value="7.259933">
            <text:p>7.260</text:p>
          </table:table-cell>
          <table:table-cell table:style-name="ce14" table:formula="of:=IF([.C30]&gt;[.D30];[.C30]/[.D30];[.D30]/[.C30])-1" office:value-type="percentage" office:value="0.5546510943153">
            <text:p>55.4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5.653953">
            <text:p>5.654</text:p>
          </table:table-cell>
          <table:table-cell table:style-name="ce9" office:value-type="float" office:value="8.825722">
            <text:p>8.826</text:p>
          </table:table-cell>
          <table:table-cell table:style-name="ce14" table:formula="of:=IF([.C31]&gt;[.D31];[.C31]/[.D31];[.D31]/[.C31])-1" office:value-type="percentage" office:value="0.560982555037157">
            <text:p>56.10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54.757089">
            <text:p>54.757</text:p>
          </table:table-cell>
          <table:table-cell table:style-name="ce9" office:value-type="float" office:value="74.455984">
            <text:p>74.456</text:p>
          </table:table-cell>
          <table:table-cell table:style-name="ce14" table:formula="of:=IF([.C32]&gt;[.D32];[.C32]/[.D32];[.D32]/[.C32])-1" office:value-type="percentage" office:value="0.359750588640678">
            <text:p>35.9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0.004335">
            <text:p>0.004</text:p>
          </table:table-cell>
          <table:table-cell table:style-name="ce9" office:value-type="float" office:value="0.004454">
            <text:p>0.004</text:p>
          </table:table-cell>
          <table:table-cell table:style-name="ce14" table:formula="of:=IF([.C33]&gt;[.D33];[.C33]/[.D33];[.D33]/[.C33])-1" office:value-type="percentage" office:value="0.027450980392157">
            <text:p>2.7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0.008591">
            <text:p>0.009</text:p>
          </table:table-cell>
          <table:table-cell table:style-name="ce8" office:value-type="float" office:value="0.008565">
            <text:p>0.009</text:p>
          </table:table-cell>
          <table:table-cell table:style-name="ce14" table:formula="of:=IF([.C34]&gt;[.D34];[.C34]/[.D34];[.D34]/[.C34])-1" office:value-type="percentage" office:value="0.00303561004086395">
            <text:p>0.30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0.016979">
            <text:p>0.017</text:p>
          </table:table-cell>
          <table:table-cell table:style-name="ce9" office:value-type="float" office:value="0.01709">
            <text:p>0.017</text:p>
          </table:table-cell>
          <table:table-cell table:style-name="ce14" table:formula="of:=IF([.C35]&gt;[.D35];[.C35]/[.D35];[.D35]/[.C35])-1" office:value-type="percentage" office:value="0.00653748748453986">
            <text:p>0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03374">
            <text:p>0.034</text:p>
          </table:table-cell>
          <table:table-cell table:style-name="ce9" office:value-type="float" office:value="0.033818">
            <text:p>0.034</text:p>
          </table:table-cell>
          <table:table-cell table:style-name="ce14" table:formula="of:=IF([.C36]&gt;[.D36];[.C36]/[.D36];[.D36]/[.C36])-1" office:value-type="percentage" office:value="0.00231179608772947">
            <text:p>0.2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8" office:value-type="float" office:value="0.067161">
            <text:p>0.067</text:p>
          </table:table-cell>
          <table:table-cell table:style-name="ce9" office:value-type="float" office:value="0.068478">
            <text:p>0.068</text:p>
          </table:table-cell>
          <table:table-cell table:style-name="ce14" table:formula="of:=IF([.C37]&gt;[.D37];[.C37]/[.D37];[.D37]/[.C37])-1" office:value-type="percentage" office:value="0.0196095948541564">
            <text:p>1.9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0.043581">
            <text:p>0.044</text:p>
          </table:table-cell>
          <table:table-cell table:style-name="ce9" office:value-type="float" office:value="0.049646">
            <text:p>0.050</text:p>
          </table:table-cell>
          <table:table-cell table:style-name="ce14" table:formula="of:=IF([.C38]&gt;[.D38];[.C38]/[.D38];[.D38]/[.C38])-1" office:value-type="percentage" office:value="0.139166150386636">
            <text:p>13.9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0.043761">
            <text:p>0.044</text:p>
          </table:table-cell>
          <table:table-cell table:style-name="ce9" office:value-type="float" office:value="0.049664">
            <text:p>0.050</text:p>
          </table:table-cell>
          <table:table-cell table:style-name="ce14" table:formula="of:=IF([.C39]&gt;[.D39];[.C39]/[.D39];[.D39]/[.C39])-1" office:value-type="percentage" office:value="0.134891798633486">
            <text:p>13.4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0.044009">
            <text:p>0.044</text:p>
          </table:table-cell>
          <table:table-cell table:style-name="ce9" office:value-type="float" office:value="0.049868">
            <text:p>0.050</text:p>
          </table:table-cell>
          <table:table-cell table:style-name="ce14" table:formula="of:=IF([.C40]&gt;[.D40];[.C40]/[.D40];[.D40]/[.C40])-1" office:value-type="percentage" office:value="0.133131859392397">
            <text:p>13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044369">
            <text:p>0.044</text:p>
          </table:table-cell>
          <table:table-cell table:style-name="ce9" office:value-type="float" office:value="0.049859">
            <text:p>0.050</text:p>
          </table:table-cell>
          <table:table-cell table:style-name="ce14" table:formula="of:=IF([.C41]&gt;[.D41];[.C41]/[.D41];[.D41]/[.C41])-1" office:value-type="percentage" office:value="0.123735040230792">
            <text:p>12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8" office:value-type="float" office:value="0.044669">
            <text:p>0.045</text:p>
          </table:table-cell>
          <table:table-cell table:style-name="ce9" office:value-type="float" office:value="0.050307">
            <text:p>0.050</text:p>
          </table:table-cell>
          <table:table-cell table:style-name="ce14" table:formula="of:=IF([.C42]&gt;[.D42];[.C42]/[.D42];[.D42]/[.C42])-1" office:value-type="percentage" office:value="0.126217287156641">
            <text:p>12.6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1.843052">
            <text:p>1.843</text:p>
          </table:table-cell>
          <table:table-cell table:style-name="ce9" office:value-type="float" office:value="2.610514">
            <text:p>2.611</text:p>
          </table:table-cell>
          <table:table-cell table:style-name="ce14" table:formula="of:=IF([.C43]&gt;[.D43];[.C43]/[.D43];[.D43]/[.C43])-1" office:value-type="percentage" office:value="0.416408218541853">
            <text:p>41.6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0.005292">
            <text:p>0.005</text:p>
          </table:table-cell>
          <table:table-cell table:style-name="ce9" office:value-type="float" office:value="0.006998">
            <text:p>0.007</text:p>
          </table:table-cell>
          <table:table-cell table:style-name="ce14" table:formula="of:=IF([.C44]&gt;[.D44];[.C44]/[.D44];[.D44]/[.C44])-1" office:value-type="percentage" office:value="0.322373393801965">
            <text:p>32.2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397673">
            <text:p>0.398</text:p>
          </table:table-cell>
          <table:table-cell table:style-name="ce9" office:value-type="float" office:value="0.46626">
            <text:p>0.466</text:p>
          </table:table-cell>
          <table:table-cell table:style-name="ce14" table:formula="of:=IF([.C45]&gt;[.D45];[.C45]/[.D45];[.D45]/[.C45])-1" office:value-type="percentage" office:value="0.172470849165018">
            <text:p>17.2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44.995145">
            <text:p>44.995</text:p>
          </table:table-cell>
          <table:table-cell table:style-name="ce9" office:value-type="float" office:value="49.868994">
            <text:p>49.869</text:p>
          </table:table-cell>
          <table:table-cell table:style-name="ce14" table:formula="of:=IF([.C46]&gt;[.D46];[.C46]/[.D46];[.D46]/[.C46])-1" office:value-type="percentage" office:value="0.1083194420198">
            <text:p>10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37.028227">
            <text:p>37.028</text:p>
          </table:table-cell>
          <table:table-cell table:style-name="ce9" office:value-type="float" office:value="69.053165">
            <text:p>69.053</text:p>
          </table:table-cell>
          <table:table-cell table:style-name="ce14" table:formula="of:=IF([.C47]&gt;[.D47];[.C47]/[.D47];[.D47]/[.C47])-1" office:value-type="percentage" office:value="0.864879055645846">
            <text:p>86.4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10" office:value-type="string">
            <text:p>LoadError</text:p>
          </table:table-cell>
          <table:table-cell table:style-name="ce10" office:value-type="string">
            <text:p>Load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10" office:value-type="string">
            <text:p>LoadError</text:p>
          </table:table-cell>
          <table:table-cell table:style-name="ce10" office:value-type="string">
            <text:p>LoadError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10" office:value-type="string">
            <text:p>LoadError</text:p>
          </table:table-cell>
          <table:table-cell table:style-name="ce10" office:value-type="string">
            <text:p>Load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4.520426">
            <text:p>4.520</text:p>
          </table:table-cell>
          <table:table-cell table:style-name="ce9" office:value-type="float" office:value="4.899709">
            <text:p>4.900</text:p>
          </table:table-cell>
          <table:table-cell table:style-name="ce14" table:formula="of:=IF([.C51]&gt;[.D51];[.C51]/[.D51];[.D51]/[.C51])-1" office:value-type="percentage" office:value="0.0839042603506839">
            <text:p>8.3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44.98973">
            <text:p>44.990</text:p>
          </table:table-cell>
          <table:table-cell table:style-name="ce9" office:value-type="float" office:value="50.502162">
            <text:p>50.502</text:p>
          </table:table-cell>
          <table:table-cell table:style-name="ce14" table:formula="of:=IF([.C52]&gt;[.D52];[.C52]/[.D52];[.D52]/[.C52])-1" office:value-type="percentage" office:value="0.122526452148079">
            <text:p>12.2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8" office:value-type="float" office:value="0.687132">
            <text:p>0.687</text:p>
          </table:table-cell>
          <table:table-cell table:style-name="ce9" office:value-type="float" office:value="0.883489">
            <text:p>0.883</text:p>
          </table:table-cell>
          <table:table-cell table:style-name="ce14" table:formula="of:=IF([.C53]&gt;[.D53];[.C53]/[.D53];[.D53]/[.C53])-1" office:value-type="percentage" office:value="0.285763143035108">
            <text:p>28.5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1.512938">
            <text:p>1.513</text:p>
          </table:table-cell>
          <table:table-cell table:style-name="ce9" office:value-type="float" office:value="1.986607">
            <text:p>1.987</text:p>
          </table:table-cell>
          <table:table-cell table:style-name="ce14" table:formula="of:=IF([.C54]&gt;[.D54];[.C54]/[.D54];[.D54]/[.C54])-1" office:value-type="percentage" office:value="0.31307892326057">
            <text:p>31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8" office:value-type="float" office:value="3.535346">
            <text:p>3.535</text:p>
          </table:table-cell>
          <table:table-cell table:style-name="ce9" office:value-type="float" office:value="5.761321">
            <text:p>5.761</text:p>
          </table:table-cell>
          <table:table-cell table:style-name="ce14" table:formula="of:=IF([.C55]&gt;[.D55];[.C55]/[.D55];[.D55]/[.C55])-1" office:value-type="percentage" office:value="0.629634270591902">
            <text:p>62.9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7.87389">
            <text:p>7.874</text:p>
          </table:table-cell>
          <table:table-cell table:style-name="ce9" office:value-type="float" office:value="14.72673">
            <text:p>14.727</text:p>
          </table:table-cell>
          <table:table-cell table:style-name="ce14" table:formula="of:=IF([.C56]&gt;[.D56];[.C56]/[.D56];[.D56]/[.C56])-1" office:value-type="percentage" office:value="0.870324579083528">
            <text:p>87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396122">
            <text:p>1.396</text:p>
          </table:table-cell>
          <table:table-cell table:style-name="ce9" office:value-type="float" office:value="1.857324">
            <text:p>1.857</text:p>
          </table:table-cell>
          <table:table-cell table:style-name="ce14" table:formula="of:=IF([.C57]&gt;[.D57];[.C57]/[.D57];[.D57]/[.C57])-1" office:value-type="percentage" office:value="0.330345055804579">
            <text:p>33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9" office:value-type="float" office:value="4.019252">
            <text:p>4.019</text:p>
          </table:table-cell>
          <table:table-cell table:style-name="ce8" office:value-type="float" office:value="3.975353">
            <text:p>3.975</text:p>
          </table:table-cell>
          <table:table-cell table:style-name="ce14" table:formula="of:=IF([.C58]&gt;[.D58];[.C58]/[.D58];[.D58]/[.C58])-1" office:value-type="percentage" office:value="0.0110427929293322">
            <text:p>1.10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9" office:value-type="float" office:value="4.342289">
            <text:p>4.342</text:p>
          </table:table-cell>
          <table:table-cell table:style-name="ce8" office:value-type="float" office:value="4.281652">
            <text:p>4.282</text:p>
          </table:table-cell>
          <table:table-cell table:style-name="ce14" table:formula="of:=IF([.C59]&gt;[.D59];[.C59]/[.D59];[.D59]/[.C59])-1" office:value-type="percentage" office:value="0.0141620570751664">
            <text:p>1.42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9" office:value-type="float" office:value="6.174473">
            <text:p>6.174</text:p>
          </table:table-cell>
          <table:table-cell table:style-name="ce8" office:value-type="float" office:value="6.067539">
            <text:p>6.068</text:p>
          </table:table-cell>
          <table:table-cell table:style-name="ce14" table:formula="of:=IF([.C60]&gt;[.D60];[.C60]/[.D60];[.D60]/[.C60])-1" office:value-type="percentage" office:value="0.0176239493475032">
            <text:p>1.76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9" office:value-type="float" office:value="33.142535">
            <text:p>33.143</text:p>
          </table:table-cell>
          <table:table-cell table:style-name="ce8" office:value-type="float" office:value="32.628109">
            <text:p>32.628</text:p>
          </table:table-cell>
          <table:table-cell table:style-name="ce14" table:formula="of:=IF([.C61]&gt;[.D61];[.C61]/[.D61];[.D61]/[.C61])-1" office:value-type="percentage" office:value="0.015766344289214">
            <text:p>1.58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55.45955">
            <text:p>55.460</text:p>
          </table:table-cell>
          <table:table-cell table:style-name="ce9" office:value-type="float" office:value="62.06524">
            <text:p>62.065</text:p>
          </table:table-cell>
          <table:table-cell table:style-name="ce14" table:formula="of:=IF([.C62]&gt;[.D62];[.C62]/[.D62];[.D62]/[.C62])-1" office:value-type="percentage" office:value="0.119108250968499">
            <text:p>11.91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SystemStackError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.913567">
            <text:p>1.914</text:p>
          </table:table-cell>
          <table:table-cell table:style-name="ce9" office:value-type="float" office:value="2.396142">
            <text:p>2.396</text:p>
          </table:table-cell>
          <table:table-cell table:style-name="ce14" table:formula="of:=IF([.C64]&gt;[.D64];[.C64]/[.D64];[.D64]/[.C64])-1" office:value-type="percentage" office:value="0.252186100617329">
            <text:p>25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8" office:value-type="float" office:value="4.422897">
            <text:p>4.423</text:p>
          </table:table-cell>
          <table:table-cell table:style-name="ce9" office:value-type="float" office:value="5.638052">
            <text:p>5.638</text:p>
          </table:table-cell>
          <table:table-cell table:style-name="ce14" table:formula="of:=IF([.C65]&gt;[.D65];[.C65]/[.D65];[.D65]/[.C65])-1" office:value-type="percentage" office:value="0.274741871673702">
            <text:p>27.4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5.352422">
            <text:p>25.352</text:p>
          </table:table-cell>
          <table:table-cell table:style-name="ce9" office:value-type="float" office:value="35.424226">
            <text:p>35.424</text:p>
          </table:table-cell>
          <table:table-cell table:style-name="ce14" table:formula="of:=IF([.C66]&gt;[.D66];[.C66]/[.D66];[.D66]/[.C66])-1" office:value-type="percentage" office:value="0.397271866175153">
            <text:p>39.7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8" office:value-type="float" office:value="12.178289">
            <text:p>12.178</text:p>
          </table:table-cell>
          <table:table-cell table:style-name="ce9" office:value-type="float" office:value="15.732353">
            <text:p>15.732</text:p>
          </table:table-cell>
          <table:table-cell table:style-name="ce14" table:formula="of:=IF([.C67]&gt;[.D67];[.C67]/[.D67];[.D67]/[.C67])-1" office:value-type="percentage" office:value="0.29183606991097">
            <text:p>29.1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8" office:value-type="float" office:value="7.04611">
            <text:p>7.046</text:p>
          </table:table-cell>
          <table:table-cell table:style-name="ce9" office:value-type="float" office:value="7.921306">
            <text:p>7.921</text:p>
          </table:table-cell>
          <table:table-cell table:style-name="ce14" table:formula="of:=IF([.C68]&gt;[.D68];[.C68]/[.D68];[.D68]/[.C68])-1" office:value-type="percentage" office:value="0.124209812222631">
            <text:p>12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.rb</text:p>
          </table:table-cell>
          <table:table-cell table:style-name="ce6" office:value-type="float" office:value="9">
            <text:p>9</text:p>
          </table:table-cell>
          <table:table-cell table:style-name="ce8" office:value-type="float" office:value="15.220781">
            <text:p>15.221</text:p>
          </table:table-cell>
          <table:table-cell table:style-name="ce9" office:value-type="float" office:value="19.0846">
            <text:p>19.085</text:p>
          </table:table-cell>
          <table:table-cell table:style-name="ce14" table:formula="of:=IF([.C69]&gt;[.D69];[.C69]/[.D69];[.D69]/[.C69])-1" office:value-type="percentage" office:value="0.253851559916669">
            <text:p>25.39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9.752668">
            <text:p>19.753</text:p>
          </table:table-cell>
          <table:table-cell table:style-name="ce9" office:value-type="float" office:value="30.532623">
            <text:p>30.533</text:p>
          </table:table-cell>
          <table:table-cell table:style-name="ce14" table:formula="of:=IF([.C70]&gt;[.D70];[.C70]/[.D70];[.D70]/[.C70])-1" office:value-type="percentage" office:value="0.545746782156213">
            <text:p>54.5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8" office:value-type="float" office:value="0.210718">
            <text:p>0.211</text:p>
          </table:table-cell>
          <table:table-cell table:style-name="ce9" office:value-type="float" office:value="0.355693">
            <text:p>0.356</text:p>
          </table:table-cell>
          <table:table-cell table:style-name="ce14" table:formula="of:=IF([.C71]&gt;[.D71];[.C71]/[.D71];[.D71]/[.C71])-1" office:value-type="percentage" office:value="0.688004821609924">
            <text:p>68.8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8" office:value-type="float" office:value="18.002945">
            <text:p>18.003</text:p>
          </table:table-cell>
          <table:table-cell table:style-name="ce9" office:value-type="float" office:value="19.447182">
            <text:p>19.447</text:p>
          </table:table-cell>
          <table:table-cell table:style-name="ce14" table:formula="of:=IF([.C72]&gt;[.D72];[.C72]/[.D72];[.D72]/[.C72])-1" office:value-type="percentage" office:value="0.0802222636351997">
            <text:p>8.0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8" office:value-type="float" office:value="5.057209">
            <text:p>5.057</text:p>
          </table:table-cell>
          <table:table-cell table:style-name="ce9" office:value-type="float" office:value="7.247317">
            <text:p>7.247</text:p>
          </table:table-cell>
          <table:table-cell table:style-name="ce14" table:formula="of:=IF([.C73]&gt;[.D73];[.C73]/[.D73];[.D73]/[.C73])-1" office:value-type="percentage" office:value="0.433066539270969">
            <text:p>43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10" office:value-type="string">
            <text:p>SignalException</text:p>
          </table:table-cell>
          <table:table-cell table:style-name="ce10" office:value-type="string">
            <text:p>SignalException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7.115884">
            <text:p>7.116</text:p>
          </table:table-cell>
          <table:table-cell table:style-name="ce9" office:value-type="float" office:value="13.708659">
            <text:p>13.709</text:p>
          </table:table-cell>
          <table:table-cell table:style-name="ce14" table:formula="of:=IF([.C77]&gt;[.D77];[.C77]/[.D77];[.D77]/[.C77])-1" office:value-type="percentage" office:value="0.926487137789205">
            <text:p>92.6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6.337385">
            <text:p>6.337</text:p>
          </table:table-cell>
          <table:table-cell table:style-name="ce9" office:value-type="float" office:value="11.704675">
            <text:p>11.705</text:p>
          </table:table-cell>
          <table:table-cell table:style-name="ce14" table:formula="of:=IF([.C78]&gt;[.D78];[.C78]/[.D78];[.D78]/[.C78])-1" office:value-type="percentage" office:value="0.846925032959178">
            <text:p>84.6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2.643803">
            <text:p>2.644</text:p>
          </table:table-cell>
          <table:table-cell table:style-name="ce9" office:value-type="float" office:value="3.843158">
            <text:p>3.843</text:p>
          </table:table-cell>
          <table:table-cell table:style-name="ce14" table:formula="of:=IF([.C79]&gt;[.D79];[.C79]/[.D79];[.D79]/[.C79])-1" office:value-type="percentage" office:value="0.453647643186728">
            <text:p>45.3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3.702171">
            <text:p>3.702</text:p>
          </table:table-cell>
          <table:table-cell table:style-name="ce9" office:value-type="float" office:value="5.342843">
            <text:p>5.343</text:p>
          </table:table-cell>
          <table:table-cell table:style-name="ce14" table:formula="of:=IF([.C80]&gt;[.D80];[.C80]/[.D80];[.D80]/[.C80])-1" office:value-type="percentage" office:value="0.443164834903628">
            <text:p>44.3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0.134184">
            <text:p>0.134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.142662">
            <text:p>0.143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11" office:value-type="float" office:value="0.174625">
            <text:p>0.175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11" office:value-type="float" office:value="0.134313">
            <text:p>0.134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0.135681">
            <text:p>0.136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11" office:value-type="float" office:value="1.426654">
            <text:p>1.427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11" office:value-type="float" office:value="0.494034">
            <text:p>0.494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10" office:value-type="string">
            <text:p>SystemStackError</text:p>
          </table:table-cell>
          <table:table-cell table:style-name="ce10" office:value-type="string">
            <text:p>SystemStackError</text:p>
          </table:table-cell>
          <table:table-cell table:style-name="ce14"/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8" office:value-type="float" office:value="6.867184">
            <text:p>6.867</text:p>
          </table:table-cell>
          <table:table-cell table:style-name="ce9" office:value-type="float" office:value="11.424988">
            <text:p>11.425</text:p>
          </table:table-cell>
          <table:table-cell table:style-name="ce14" table:formula="of:=IF([.C89]&gt;[.D89];[.C89]/[.D89];[.D89]/[.C89])-1" office:value-type="percentage" office:value="0.663707860456339">
            <text:p>66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2.408459">
            <text:p>2.408</text:p>
          </table:table-cell>
          <table:table-cell table:style-name="ce9" office:value-type="float" office:value="2.454913">
            <text:p>2.455</text:p>
          </table:table-cell>
          <table:table-cell table:style-name="ce14" table:formula="of:=IF([.C90]&gt;[.D90];[.C90]/[.D90];[.D90]/[.C90])-1" office:value-type="percentage" office:value="0.0192878516927213">
            <text:p>1.9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8" office:value-type="float" office:value="8.009305">
            <text:p>8.009</text:p>
          </table:table-cell>
          <table:table-cell table:style-name="ce9" office:value-type="float" office:value="10.814997">
            <text:p>10.815</text:p>
          </table:table-cell>
          <table:table-cell table:style-name="ce14" table:formula="of:=IF([.C91]&gt;[.D91];[.C91]/[.D91];[.D91]/[.C91])-1" office:value-type="percentage" office:value="0.350304052598821">
            <text:p>35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8.648679">
            <text:p>8.649</text:p>
          </table:table-cell>
          <table:table-cell table:style-name="ce9" office:value-type="float" office:value="11.233432">
            <text:p>11.233</text:p>
          </table:table-cell>
          <table:table-cell table:style-name="ce14" table:formula="of:=IF([.C92]&gt;[.D92];[.C92]/[.D92];[.D92]/[.C92])-1" office:value-type="percentage" office:value="0.298861016809619">
            <text:p>29.8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8" office:value-type="float" office:value="1.740849">
            <text:p>1.741</text:p>
          </table:table-cell>
          <table:table-cell table:style-name="ce9" office:value-type="float" office:value="2.263669">
            <text:p>2.264</text:p>
          </table:table-cell>
          <table:table-cell table:style-name="ce14" table:formula="of:=IF([.C93]&gt;[.D93];[.C93]/[.D93];[.D93]/[.C93])-1" office:value-type="percentage" office:value="0.300324726613279">
            <text:p>30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8" office:value-type="float" office:value="1.923531">
            <text:p>1.924</text:p>
          </table:table-cell>
          <table:table-cell table:style-name="ce9" office:value-type="float" office:value="2.821009">
            <text:p>2.821</text:p>
          </table:table-cell>
          <table:table-cell table:style-name="ce14" table:formula="of:=IF([.C94]&gt;[.D94];[.C94]/[.D94];[.D94]/[.C94])-1" office:value-type="percentage" office:value="0.466578391510197">
            <text:p>46.6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8" office:value-type="float" office:value="1.423587">
            <text:p>1.424</text:p>
          </table:table-cell>
          <table:table-cell table:style-name="ce9" office:value-type="float" office:value="2.054304">
            <text:p>2.054</text:p>
          </table:table-cell>
          <table:table-cell table:style-name="ce14" table:formula="of:=IF([.C95]&gt;[.D95];[.C95]/[.D95];[.D95]/[.C95])-1" office:value-type="percentage" office:value="0.443047737862175">
            <text:p>44.3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8" office:value-type="float" office:value="2.82471">
            <text:p>2.825</text:p>
          </table:table-cell>
          <table:table-cell table:style-name="ce9" office:value-type="float" office:value="4.104485">
            <text:p>4.104</text:p>
          </table:table-cell>
          <table:table-cell table:style-name="ce14" table:formula="of:=IF([.C96]&gt;[.D96];[.C96]/[.D96];[.D96]/[.C96])-1" office:value-type="percentage" office:value="0.453064208361212">
            <text:p>45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8" office:value-type="float" office:value="4.264544">
            <text:p>4.265</text:p>
          </table:table-cell>
          <table:table-cell table:style-name="ce9" office:value-type="float" office:value="6.164755">
            <text:p>6.165</text:p>
          </table:table-cell>
          <table:table-cell table:style-name="ce14" table:formula="of:=IF([.C97]&gt;[.D97];[.C97]/[.D97];[.D97]/[.C97])-1" office:value-type="percentage" office:value="0.445583630981413">
            <text:p>44.5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8" office:value-type="float" office:value="54.783672">
            <text:p>54.784</text:p>
          </table:table-cell>
          <table:table-cell table:style-name="ce9" office:value-type="float" office:value="58.610652">
            <text:p>58.611</text:p>
          </table:table-cell>
          <table:table-cell table:style-name="ce14" table:formula="of:=IF([.C98]&gt;[.D98];[.C98]/[.D98];[.D98]/[.C98])-1" office:value-type="percentage" office:value="0.0698562155526925">
            <text:p>6.9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11" office:value-type="float" office:value="0.353027">
            <text:p>0.353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11" office:value-type="float" office:value="0.35639">
            <text:p>0.356</text:p>
          </table:table-cell>
          <table:table-cell table:style-name="ce10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.931999">
            <text:p>0.932</text:p>
          </table:table-cell>
          <table:table-cell table:style-name="ce9" office:value-type="float" office:value="1.43275">
            <text:p>1.433</text:p>
          </table:table-cell>
          <table:table-cell table:style-name="ce14" table:formula="of:=IF([.C101]&gt;[.D101];[.C101]/[.D101];[.D101]/[.C101])-1" office:value-type="percentage" office:value="0.537287057174954">
            <text:p>53.73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8" office:value-type="float" office:value="5.655397">
            <text:p>5.655</text:p>
          </table:table-cell>
          <table:table-cell table:style-name="ce9" office:value-type="float" office:value="12.219402">
            <text:p>12.219</text:p>
          </table:table-cell>
          <table:table-cell table:style-name="ce14" table:formula="of:=IF([.C102]&gt;[.D102];[.C102]/[.D102];[.D102]/[.C102])-1" office:value-type="percentage" office:value="1.16066210736399">
            <text:p>116.0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9.919686">
            <text:p>9.920</text:p>
          </table:table-cell>
          <table:table-cell table:style-name="ce9" office:value-type="float" office:value="15.563128">
            <text:p>15.563</text:p>
          </table:table-cell>
          <table:table-cell table:style-name="ce14" table:formula="of:=IF([.C103]&gt;[.D103];[.C103]/[.D103];[.D103]/[.C103])-1" office:value-type="percentage" office:value="0.568913370846618">
            <text:p>56.8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7.750172">
            <text:p>7.750</text:p>
          </table:table-cell>
          <table:table-cell table:style-name="ce9" office:value-type="float" office:value="9.853375">
            <text:p>9.853</text:p>
          </table:table-cell>
          <table:table-cell table:style-name="ce14" table:formula="of:=IF([.C104]&gt;[.D104];[.C104]/[.D104];[.D104]/[.C104])-1" office:value-type="percentage" office:value="0.27137500948366">
            <text:p>27.1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0.156602">
            <text:p>0.157</text:p>
          </table:table-cell>
          <table:table-cell table:style-name="ce9" office:value-type="float" office:value="0.489325">
            <text:p>0.489</text:p>
          </table:table-cell>
          <table:table-cell table:style-name="ce14" table:formula="of:=IF([.C105]&gt;[.D105];[.C105]/[.D105];[.D105]/[.C105])-1" office:value-type="percentage" office:value="2.12464080918507">
            <text:p>212.4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3.117877">
            <text:p>13.118</text:p>
          </table:table-cell>
          <table:table-cell table:style-name="ce9" office:value-type="float" office:value="15.235633">
            <text:p>15.236</text:p>
          </table:table-cell>
          <table:table-cell table:style-name="ce14" table:formula="of:=IF([.C106]&gt;[.D106];[.C106]/[.D106];[.D106]/[.C106])-1" office:value-type="percentage" office:value="0.161440452597627">
            <text:p>16.1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2.853789">
            <text:p>12.854</text:p>
          </table:table-cell>
          <table:table-cell table:style-name="ce9" office:value-type="float" office:value="16.532748">
            <text:p>16.533</text:p>
          </table:table-cell>
          <table:table-cell table:style-name="ce14" table:formula="of:=IF([.C107]&gt;[.D107];[.C107]/[.D107];[.D107]/[.C107])-1" office:value-type="percentage" office:value="0.286215916567481">
            <text:p>28.6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core_darkfish.rb</text:p>
          </table:table-cell>
          <table:table-cell table:style-name="ce6" office:value-type="float" office:value="1">
            <text:p>1</text:p>
          </table:table-cell>
          <table:table-cell table:style-name="ce10" office:value-type="string">
            <text:p>SystemExit</text:p>
          </table:table-cell>
          <table:table-cell table:style-name="ce10" office:value-type="string">
            <text:p>SystemExit</text:p>
          </table:table-cell>
          <table:table-cell table:style-name="ce15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20];[.C22:.C24];[.C26:.C47];[.C51:.C62];[.C64:.C73];[.C77:.C80];[.C89:.C98];[.C101:.C107])" office:value-type="float" office:value="700.311184">
            <text:p>700.311</text:p>
          </table:table-cell>
          <table:table-cell table:style-name="ce12" table:formula="of:=SUM([.D2:.D20];[.D22:.D24];[.D26:.D47];[.D51:.D62];[.D64:.D73];[.D77:.D80];[.D89:.D98];[.D101:.D107])" office:value-type="float" office:value="905.764176">
            <text:p>905.764</text:p>
          </table:table-cell>
          <table:table-cell table:style-name="ce16" table:formula="of:=IF([.C109]&gt;[.D109];[.C109]/[.D109];[.D109]/[.C109])-1" office:value-type="percentage" office:value="0.293373855357421">
            <text:p>29.34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65425">
          <table:table-cell table:style-name="ce4" table:number-columns-repeated="4"/>
          <table:table-cell table:style-name="ce17"/>
          <table:table-cell table:style-name="ce4" table:number-columns-repeated="101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9_1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5" office:value-type="string">
            <text:p>1.9.1 (Gentoo)</text:p>
          </table:table-cell>
          <table:table-cell table:style-name="ce5" office:value-type="string">
            <text:p>1.9.1 (FreeBSD)</text:p>
          </table:table-cell>
          <table:table-cell table:style-name="ce13" office:value-type="string">
            <text:p>Ratio</text:p>
          </table:table-cell>
          <table:table-cell table:style-name="ce18" table:number-columns-repeated="4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20" office:value-type="float" office:value="0.288693978">
            <text:p>0.289</text:p>
          </table:table-cell>
          <table:table-cell table:style-name="ce21" office:value-type="float" office:value="0.287301878">
            <text:p>0.287</text:p>
          </table:table-cell>
          <table:table-cell table:style-name="ce14" table:formula="of:=IF([.C2]&gt;[.D2];[.C2]/[.D2];[.D2]/[.C2])-1" office:value-type="percentage" office:value="0.00484542603651206">
            <text:p>0.48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20" office:value-type="float" office:value="0.39337267">
            <text:p>0.393</text:p>
          </table:table-cell>
          <table:table-cell table:style-name="ce21" office:value-type="float" office:value="0.383969192">
            <text:p>0.384</text:p>
          </table:table-cell>
          <table:table-cell table:style-name="ce14" table:formula="of:=IF([.C3]&gt;[.D3];[.C3]/[.D3];[.D3]/[.C3])-1" office:value-type="percentage" office:value="0.0244901887857711">
            <text:p>2.45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5.979309117">
            <text:p>5.979</text:p>
          </table:table-cell>
          <table:table-cell table:style-name="ce20" office:value-type="float" office:value="6.440573872">
            <text:p>6.441</text:p>
          </table:table-cell>
          <table:table-cell table:style-name="ce14" table:formula="of:=IF([.C4]&gt;[.D4];[.C4]/[.D4];[.D4]/[.C4])-1" office:value-type="percentage" office:value="0.0771434869772096">
            <text:p>7.7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21" office:value-type="float" office:value="0.002252307">
            <text:p>0.002</text:p>
          </table:table-cell>
          <table:table-cell table:style-name="ce20" office:value-type="float" office:value="0.002364546">
            <text:p>0.002</text:p>
          </table:table-cell>
          <table:table-cell table:style-name="ce14" table:formula="of:=IF([.C5]&gt;[.D5];[.C5]/[.D5];[.D5]/[.C5])-1" office:value-type="percentage" office:value="0.0498329046617536">
            <text:p>4.9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21" office:value-type="float" office:value="0.030879363">
            <text:p>0.031</text:p>
          </table:table-cell>
          <table:table-cell table:style-name="ce20" office:value-type="float" office:value="0.033758481">
            <text:p>0.034</text:p>
          </table:table-cell>
          <table:table-cell table:style-name="ce14" table:formula="of:=IF([.C6]&gt;[.D6];[.C6]/[.D6];[.D6]/[.C6])-1" office:value-type="percentage" office:value="0.0932376098561358">
            <text:p>9.3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21" office:value-type="float" office:value="0.153656054">
            <text:p>0.154</text:p>
          </table:table-cell>
          <table:table-cell table:style-name="ce20" office:value-type="float" office:value="0.165717431">
            <text:p>0.166</text:p>
          </table:table-cell>
          <table:table-cell table:style-name="ce14" table:formula="of:=IF([.C7]&gt;[.D7];[.C7]/[.D7];[.D7]/[.C7])-1" office:value-type="percentage" office:value="0.0784959439346267">
            <text:p>7.8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21" office:value-type="float" office:value="0.476874872">
            <text:p>0.477</text:p>
          </table:table-cell>
          <table:table-cell table:style-name="ce20" office:value-type="float" office:value="0.513653272">
            <text:p>0.514</text:p>
          </table:table-cell>
          <table:table-cell table:style-name="ce14" table:formula="of:=IF([.C8]&gt;[.D8];[.C8]/[.D8];[.D8]/[.C8])-1" office:value-type="percentage" office:value="0.077123795275168">
            <text:p>7.7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21" office:value-type="float" office:value="1.256471487">
            <text:p>1.256</text:p>
          </table:table-cell>
          <table:table-cell table:style-name="ce20" office:value-type="float" office:value="1.347212286">
            <text:p>1.347</text:p>
          </table:table-cell>
          <table:table-cell table:style-name="ce14" table:formula="of:=IF([.C9]&gt;[.D9];[.C9]/[.D9];[.D9]/[.C9])-1" office:value-type="percentage" office:value="0.0722187490435269">
            <text:p>7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21" office:value-type="float" office:value="3.024171464">
            <text:p>3.024</text:p>
          </table:table-cell>
          <table:table-cell table:style-name="ce20" office:value-type="float" office:value="3.205825042">
            <text:p>3.206</text:p>
          </table:table-cell>
          <table:table-cell table:style-name="ce14" table:formula="of:=IF([.C10]&gt;[.D10];[.C10]/[.D10];[.D10]/[.C10])-1" office:value-type="percentage" office:value="0.060067221770465">
            <text:p>6.0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0.026408238">
            <text:p>0.026</text:p>
          </table:table-cell>
          <table:table-cell table:style-name="ce20" office:value-type="float" office:value="0.034838506">
            <text:p>0.035</text:p>
          </table:table-cell>
          <table:table-cell table:style-name="ce14" table:formula="of:=IF([.C11]&gt;[.D11];[.C11]/[.D11];[.D11]/[.C11])-1" office:value-type="percentage" office:value="0.319228719462465">
            <text:p>31.9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21" office:value-type="float" office:value="2.757632314">
            <text:p>2.758</text:p>
          </table:table-cell>
          <table:table-cell table:style-name="ce20" office:value-type="float" office:value="3.467887119">
            <text:p>3.468</text:p>
          </table:table-cell>
          <table:table-cell table:style-name="ce14" table:formula="of:=IF([.C12]&gt;[.D12];[.C12]/[.D12];[.D12]/[.C12])-1" office:value-type="percentage" office:value="0.257559646873213">
            <text:p>25.76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21" office:value-type="float" office:value="0.033683327">
            <text:p>0.034</text:p>
          </table:table-cell>
          <table:table-cell table:style-name="ce20" office:value-type="float" office:value="0.189174323">
            <text:p>0.189</text:p>
          </table:table-cell>
          <table:table-cell table:style-name="ce14" table:formula="of:=IF([.C13]&gt;[.D13];[.C13]/[.D13];[.D13]/[.C13])-1" office:value-type="percentage" office:value="4.61626002680792">
            <text:p>461.6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22" office:value-type="string">
            <text:p>ArgumentError</text:p>
          </table:table-cell>
          <table:table-cell table:style-name="ce22" office:value-type="string">
            <text:p>Argumen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21" office:value-type="float" office:value="0.360238999">
            <text:p>0.360</text:p>
          </table:table-cell>
          <table:table-cell table:style-name="ce20" office:value-type="float" office:value="0.378098892">
            <text:p>0.378</text:p>
          </table:table-cell>
          <table:table-cell table:style-name="ce14" table:formula="of:=IF([.C15]&gt;[.D15];[.C15]/[.D15];[.D15]/[.C15])-1" office:value-type="percentage" office:value="0.0495778998097871">
            <text:p>4.9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309445538">
            <text:p>0.309</text:p>
          </table:table-cell>
          <table:table-cell table:style-name="ce21" office:value-type="float" office:value="0.27835968">
            <text:p>0.278</text:p>
          </table:table-cell>
          <table:table-cell table:style-name="ce14" table:formula="of:=IF([.C16]&gt;[.D16];[.C16]/[.D16];[.D16]/[.C16])-1" office:value-type="percentage" office:value="0.111675146343034">
            <text:p>11.1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0.023831224">
            <text:p>0.024</text:p>
          </table:table-cell>
          <table:table-cell table:style-name="ce20" office:value-type="float" office:value="0.026781616">
            <text:p>0.027</text:p>
          </table:table-cell>
          <table:table-cell table:style-name="ce14" table:formula="of:=IF([.C17]&gt;[.D17];[.C17]/[.D17];[.D17]/[.C17])-1" office:value-type="percentage" office:value="0.123803628382663">
            <text:p>12.3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21" office:value-type="float" office:value="2.033558182">
            <text:p>2.034</text:p>
          </table:table-cell>
          <table:table-cell table:style-name="ce20" office:value-type="float" office:value="2.444132425">
            <text:p>2.444</text:p>
          </table:table-cell>
          <table:table-cell table:style-name="ce14" table:formula="of:=IF([.C18]&gt;[.D18];[.C18]/[.D18];[.D18]/[.C18])-1" office:value-type="percentage" office:value="0.201899432548422">
            <text:p>20.19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0.580577774">
            <text:p>0.581</text:p>
          </table:table-cell>
          <table:table-cell table:style-name="ce20" office:value-type="float" office:value="0.634356881">
            <text:p>0.634</text:p>
          </table:table-cell>
          <table:table-cell table:style-name="ce14" table:formula="of:=IF([.C19]&gt;[.D19];[.C19]/[.D19];[.D19]/[.C19])-1" office:value-type="percentage" office:value="0.0926303234611943">
            <text:p>9.2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1.660938061">
            <text:p>1.661</text:p>
          </table:table-cell>
          <table:table-cell table:style-name="ce20" office:value-type="float" office:value="1.858714166">
            <text:p>1.859</text:p>
          </table:table-cell>
          <table:table-cell table:style-name="ce14" table:formula="of:=IF([.C20]&gt;[.D20];[.C20]/[.D20];[.D20]/[.C20])-1" office:value-type="percentage" office:value="0.119074943036061">
            <text:p>11.9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21" office:value-type="float" office:value="0.037477113">
            <text:p>0.037</text:p>
          </table:table-cell>
          <table:table-cell table:style-name="ce20" office:value-type="float" office:value="0.047081123">
            <text:p>0.047</text:p>
          </table:table-cell>
          <table:table-cell table:style-name="ce14" table:formula="of:=IF([.C21]&gt;[.D21];[.C21]/[.D21];[.D21]/[.C21])-1" office:value-type="percentage" office:value="0.256263335972544">
            <text:p>25.6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21" office:value-type="float" office:value="0.188666388">
            <text:p>0.189</text:p>
          </table:table-cell>
          <table:table-cell table:style-name="ce20" office:value-type="float" office:value="0.192389815">
            <text:p>0.192</text:p>
          </table:table-cell>
          <table:table-cell table:style-name="ce14" table:formula="of:=IF([.C22]&gt;[.D22];[.C22]/[.D22];[.D22]/[.C22])-1" office:value-type="percentage" office:value="0.0197355079485595">
            <text:p>1.9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21" office:value-type="float" office:value="2.098845834">
            <text:p>2.099</text:p>
          </table:table-cell>
          <table:table-cell table:style-name="ce20" office:value-type="float" office:value="2.122025844">
            <text:p>2.122</text:p>
          </table:table-cell>
          <table:table-cell table:style-name="ce14" table:formula="of:=IF([.C23]&gt;[.D23];[.C23]/[.D23];[.D23]/[.C23])-1" office:value-type="percentage" office:value="0.0110441699073358">
            <text:p>1.1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277137947">
            <text:p>0.277</text:p>
          </table:table-cell>
          <table:table-cell table:style-name="ce20" office:value-type="float" office:value="0.287637395">
            <text:p>0.288</text:p>
          </table:table-cell>
          <table:table-cell table:style-name="ce14" table:formula="of:=IF([.C24]&gt;[.D24];[.C24]/[.D24];[.D24]/[.C24])-1" office:value-type="percentage" office:value="0.0378852773994174">
            <text:p>3.7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24.784330022">
            <text:p>24.784</text:p>
          </table:table-cell>
          <table:table-cell table:style-name="ce20" office:value-type="float" office:value="25.306251213">
            <text:p>25.306</text:p>
          </table:table-cell>
          <table:table-cell table:style-name="ce14" table:formula="of:=IF([.C25]&gt;[.D25];[.C25]/[.D25];[.D25]/[.C25])-1" office:value-type="percentage" office:value="0.0210585152205733">
            <text:p>2.1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20" office:value-type="float" office:value="0.14310618">
            <text:p>0.143</text:p>
          </table:table-cell>
          <table:table-cell table:style-name="ce21" office:value-type="float" office:value="0.139689262">
            <text:p>0.140</text:p>
          </table:table-cell>
          <table:table-cell table:style-name="ce14" table:formula="of:=IF([.C26]&gt;[.D26];[.C26]/[.D26];[.D26]/[.C26])-1" office:value-type="percentage" office:value="0.024460849395854">
            <text:p>2.45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413921453">
            <text:p>0.414</text:p>
          </table:table-cell>
          <table:table-cell table:style-name="ce20" office:value-type="float" office:value="0.40113087">
            <text:p>0.401</text:p>
          </table:table-cell>
          <table:table-cell table:style-name="ce14" table:formula="of:=IF([.C27]&gt;[.D27];[.C27]/[.D27];[.D27]/[.C27])-1" office:value-type="percentage" office:value="0.0318863093234385">
            <text:p>3.1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20" office:value-type="float" office:value="1.091274789">
            <text:p>1.091</text:p>
          </table:table-cell>
          <table:table-cell table:style-name="ce21" office:value-type="float" office:value="1.055783626">
            <text:p>1.056</text:p>
          </table:table-cell>
          <table:table-cell table:style-name="ce14" table:formula="of:=IF([.C28]&gt;[.D28];[.C28]/[.D28];[.D28]/[.C28])-1" office:value-type="percentage" office:value="0.0336159437653565">
            <text:p>3.3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20" office:value-type="float" office:value="0.492263194">
            <text:p>0.492</text:p>
          </table:table-cell>
          <table:table-cell table:style-name="ce21" office:value-type="float" office:value="0.487114983">
            <text:p>0.487</text:p>
          </table:table-cell>
          <table:table-cell table:style-name="ce14" table:formula="of:=IF([.C29]&gt;[.D29];[.C29]/[.D29];[.D29]/[.C29])-1" office:value-type="percentage" office:value="0.0105687798151755">
            <text:p>1.06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20" office:value-type="float" office:value="0.603942512">
            <text:p>0.604</text:p>
          </table:table-cell>
          <table:table-cell table:style-name="ce21" office:value-type="float" office:value="0.588653307">
            <text:p>0.589</text:p>
          </table:table-cell>
          <table:table-cell table:style-name="ce14" table:formula="of:=IF([.C30]&gt;[.D30];[.C30]/[.D30];[.D30]/[.C30])-1" office:value-type="percentage" office:value="0.0259731913813914">
            <text:p>2.60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20" office:value-type="float" office:value="0.731473782">
            <text:p>0.731</text:p>
          </table:table-cell>
          <table:table-cell table:style-name="ce21" office:value-type="float" office:value="0.713416929">
            <text:p>0.713</text:p>
          </table:table-cell>
          <table:table-cell table:style-name="ce14" table:formula="of:=IF([.C31]&gt;[.D31];[.C31]/[.D31];[.D31]/[.C31])-1" office:value-type="percentage" office:value="0.0253103791990334">
            <text:p>2.53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12.499791378">
            <text:p>12.500</text:p>
          </table:table-cell>
          <table:table-cell table:style-name="ce20" office:value-type="float" office:value="12.678169432">
            <text:p>12.678</text:p>
          </table:table-cell>
          <table:table-cell table:style-name="ce14" table:formula="of:=IF([.C32]&gt;[.D32];[.C32]/[.D32];[.D32]/[.C32])-1" office:value-type="percentage" office:value="0.0142704824909279">
            <text:p>1.4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006107355">
            <text:p>0.006</text:p>
          </table:table-cell>
          <table:table-cell table:style-name="ce20" office:value-type="float" office:value="0.006851988">
            <text:p>0.007</text:p>
          </table:table-cell>
          <table:table-cell table:style-name="ce14" table:formula="of:=IF([.C33]&gt;[.D33];[.C33]/[.D33];[.D33]/[.C33])-1" office:value-type="percentage" office:value="0.121923975272438">
            <text:p>12.1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21" office:value-type="float" office:value="0.012168745">
            <text:p>0.012</text:p>
          </table:table-cell>
          <table:table-cell table:style-name="ce20" office:value-type="float" office:value="0.01379477">
            <text:p>0.014</text:p>
          </table:table-cell>
          <table:table-cell table:style-name="ce14" table:formula="of:=IF([.C34]&gt;[.D34];[.C34]/[.D34];[.D34]/[.C34])-1" office:value-type="percentage" office:value="0.13362306466279">
            <text:p>13.36%</text:p>
          </table:table-cell>
          <table:table-cell table:style-name="ce19"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21" office:value-type="float" office:value="0.024664854">
            <text:p>0.025</text:p>
          </table:table-cell>
          <table:table-cell table:style-name="ce20" office:value-type="float" office:value="0.027296206">
            <text:p>0.027</text:p>
          </table:table-cell>
          <table:table-cell table:style-name="ce14" table:formula="of:=IF([.C35]&gt;[.D35];[.C35]/[.D35];[.D35]/[.C35])-1" office:value-type="percentage" office:value="0.106684272284766">
            <text:p>10.6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0493834369999999">
            <text:p>0.049</text:p>
          </table:table-cell>
          <table:table-cell table:style-name="ce20" office:value-type="float" office:value="0.054859487">
            <text:p>0.055</text:p>
          </table:table-cell>
          <table:table-cell table:style-name="ce14" table:formula="of:=IF([.C36]&gt;[.D36];[.C36]/[.D36];[.D36]/[.C36])-1" office:value-type="percentage" office:value="0.110888393612622">
            <text:p>11.0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21" office:value-type="float" office:value="0.099565455">
            <text:p>0.100</text:p>
          </table:table-cell>
          <table:table-cell table:style-name="ce20" office:value-type="float" office:value="0.109937156">
            <text:p>0.110</text:p>
          </table:table-cell>
          <table:table-cell table:style-name="ce14" table:formula="of:=IF([.C37]&gt;[.D37];[.C37]/[.D37];[.D37]/[.C37])-1" office:value-type="percentage" office:value="0.104169674110363">
            <text:p>10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060839944">
            <text:p>0.061</text:p>
          </table:table-cell>
          <table:table-cell table:style-name="ce20" office:value-type="float" office:value="0.066543373">
            <text:p>0.067</text:p>
          </table:table-cell>
          <table:table-cell table:style-name="ce14" table:formula="of:=IF([.C38]&gt;[.D38];[.C38]/[.D38];[.D38]/[.C38])-1" office:value-type="percentage" office:value="0.0937448101530138">
            <text:p>9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21" office:value-type="float" office:value="0.061023219">
            <text:p>0.061</text:p>
          </table:table-cell>
          <table:table-cell table:style-name="ce20" office:value-type="float" office:value="0.06777258">
            <text:p>0.068</text:p>
          </table:table-cell>
          <table:table-cell table:style-name="ce14" table:formula="of:=IF([.C39]&gt;[.D39];[.C39]/[.D39];[.D39]/[.C39])-1" office:value-type="percentage" office:value="0.11060316237988">
            <text:p>11.0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21" office:value-type="float" office:value="0.06088868">
            <text:p>0.061</text:p>
          </table:table-cell>
          <table:table-cell table:style-name="ce20" office:value-type="float" office:value="0.0670504219999999">
            <text:p>0.067</text:p>
          </table:table-cell>
          <table:table-cell table:style-name="ce14" table:formula="of:=IF([.C40]&gt;[.D40];[.C40]/[.D40];[.D40]/[.C40])-1" office:value-type="percentage" office:value="0.101196839872369">
            <text:p>10.1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062213255">
            <text:p>0.062</text:p>
          </table:table-cell>
          <table:table-cell table:style-name="ce20" office:value-type="float" office:value="0.068581063">
            <text:p>0.069</text:p>
          </table:table-cell>
          <table:table-cell table:style-name="ce14" table:formula="of:=IF([.C41]&gt;[.D41];[.C41]/[.D41];[.D41]/[.C41])-1" office:value-type="percentage" office:value="0.102354522360227">
            <text:p>10.2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21" office:value-type="float" office:value="0.061943555">
            <text:p>0.062</text:p>
          </table:table-cell>
          <table:table-cell table:style-name="ce20" office:value-type="float" office:value="0.069102078">
            <text:p>0.069</text:p>
          </table:table-cell>
          <table:table-cell table:style-name="ce14" table:formula="of:=IF([.C42]&gt;[.D42];[.C42]/[.D42];[.D42]/[.C42])-1" office:value-type="percentage" office:value="0.11556525937202">
            <text:p>11.5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5.891645993">
            <text:p>5.892</text:p>
          </table:table-cell>
          <table:table-cell table:style-name="ce20" office:value-type="float" office:value="6.407681144">
            <text:p>6.408</text:p>
          </table:table-cell>
          <table:table-cell table:style-name="ce14" table:formula="of:=IF([.C43]&gt;[.D43];[.C43]/[.D43];[.D43]/[.C43])-1" office:value-type="percentage" office:value="0.087587603127057">
            <text:p>8.7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21" office:value-type="float" office:value="0.003425627">
            <text:p>0.003</text:p>
          </table:table-cell>
          <table:table-cell table:style-name="ce20" office:value-type="float" office:value="0.00398626">
            <text:p>0.004</text:p>
          </table:table-cell>
          <table:table-cell table:style-name="ce14" table:formula="of:=IF([.C44]&gt;[.D44];[.C44]/[.D44];[.D44]/[.C44])-1" office:value-type="percentage" office:value="0.163658506895234">
            <text:p>16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0.251999">
            <text:p>0.252</text:p>
          </table:table-cell>
          <table:table-cell table:style-name="ce20" office:value-type="float" office:value="0.290668786">
            <text:p>0.291</text:p>
          </table:table-cell>
          <table:table-cell table:style-name="ce14" table:formula="of:=IF([.C45]&gt;[.D45];[.C45]/[.D45];[.D45]/[.C45])-1" office:value-type="percentage" office:value="0.153452140683098">
            <text:p>15.3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21" office:value-type="float" office:value="29.300118005">
            <text:p>29.300</text:p>
          </table:table-cell>
          <table:table-cell table:style-name="ce20" office:value-type="float" office:value="33.421955584">
            <text:p>33.422</text:p>
          </table:table-cell>
          <table:table-cell table:style-name="ce14" table:formula="of:=IF([.C46]&gt;[.D46];[.C46]/[.D46];[.D46]/[.C46])-1" office:value-type="percentage" office:value="0.140676483906878">
            <text:p>14.0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13.991558333">
            <text:p>13.992</text:p>
          </table:table-cell>
          <table:table-cell table:style-name="ce20" office:value-type="float" office:value="14.939059573">
            <text:p>14.939</text:p>
          </table:table-cell>
          <table:table-cell table:style-name="ce14" table:formula="of:=IF([.C47]&gt;[.D47];[.C47]/[.D47];[.D47]/[.C47])-1" office:value-type="percentage" office:value="0.0677194932436693">
            <text:p>6.7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21" office:value-type="float" office:value="0.000271297">
            <text:p>0.000</text:p>
          </table:table-cell>
          <table:table-cell table:style-name="ce20" office:value-type="float" office:value="0.000308978">
            <text:p>0.000</text:p>
          </table:table-cell>
          <table:table-cell table:style-name="ce14" table:formula="of:=IF([.C48]&gt;[.D48];[.C48]/[.D48];[.D48]/[.C48])-1" office:value-type="percentage" office:value="0.138892062942089">
            <text:p>13.8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017977235">
            <text:p>0.018</text:p>
          </table:table-cell>
          <table:table-cell table:style-name="ce21" office:value-type="float" office:value="0.016535621">
            <text:p>0.017</text:p>
          </table:table-cell>
          <table:table-cell table:style-name="ce14" table:formula="of:=IF([.C49]&gt;[.D49];[.C49]/[.D49];[.D49]/[.C49])-1" office:value-type="percentage" office:value="0.087182332009182">
            <text:p>8.72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1.723728115">
            <text:p>1.724</text:p>
          </table:table-cell>
          <table:table-cell table:style-name="ce20" office:value-type="float" office:value="1.94845993">
            <text:p>1.948</text:p>
          </table:table-cell>
          <table:table-cell table:style-name="ce14" table:formula="of:=IF([.C50]&gt;[.D50];[.C50]/[.D50];[.D50]/[.C50])-1" office:value-type="percentage" office:value="0.130375442069064">
            <text:p>13.0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21" office:value-type="float" office:value="3.003910489">
            <text:p>3.004</text:p>
          </table:table-cell>
          <table:table-cell table:style-name="ce20" office:value-type="float" office:value="3.080545992">
            <text:p>3.081</text:p>
          </table:table-cell>
          <table:table-cell table:style-name="ce14" table:formula="of:=IF([.C51]&gt;[.D51];[.C51]/[.D51];[.D51]/[.C51])-1" office:value-type="percentage" office:value="0.0255119129816388">
            <text:p>2.5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39.619109642">
            <text:p>39.619</text:p>
          </table:table-cell>
          <table:table-cell table:style-name="ce20" office:value-type="float" office:value="100.169209495">
            <text:p>100.169</text:p>
          </table:table-cell>
          <table:table-cell table:style-name="ce14" table:formula="of:=IF([.C52]&gt;[.D52];[.C52]/[.D52];[.D52]/[.C52])-1" office:value-type="percentage" office:value="1.52830541625325">
            <text:p>152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21" office:value-type="float" office:value="0.172666499">
            <text:p>0.173</text:p>
          </table:table-cell>
          <table:table-cell table:style-name="ce20" office:value-type="float" office:value="0.212094833">
            <text:p>0.212</text:p>
          </table:table-cell>
          <table:table-cell table:style-name="ce14" table:formula="of:=IF([.C53]&gt;[.D53];[.C53]/[.D53];[.D53]/[.C53])-1" office:value-type="percentage" office:value="0.22834964644763">
            <text:p>22.8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0.345997533">
            <text:p>0.346</text:p>
          </table:table-cell>
          <table:table-cell table:style-name="ce20" office:value-type="float" office:value="0.412035049">
            <text:p>0.412</text:p>
          </table:table-cell>
          <table:table-cell table:style-name="ce14" table:formula="of:=IF([.C54]&gt;[.D54];[.C54]/[.D54];[.D54]/[.C54])-1" office:value-type="percentage" office:value="0.190861233683999">
            <text:p>19.0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21" office:value-type="float" office:value="1.086737471">
            <text:p>1.087</text:p>
          </table:table-cell>
          <table:table-cell table:style-name="ce20" office:value-type="float" office:value="1.42421006">
            <text:p>1.424</text:p>
          </table:table-cell>
          <table:table-cell table:style-name="ce14" table:formula="of:=IF([.C55]&gt;[.D55];[.C55]/[.D55];[.D55]/[.C55])-1" office:value-type="percentage" office:value="0.310537363443871">
            <text:p>31.0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3.09021219">
            <text:p>3.090</text:p>
          </table:table-cell>
          <table:table-cell table:style-name="ce20" office:value-type="float" office:value="4.339281109">
            <text:p>4.339</text:p>
          </table:table-cell>
          <table:table-cell table:style-name="ce14" table:formula="of:=IF([.C56]&gt;[.D56];[.C56]/[.D56];[.D56]/[.C56])-1" office:value-type="percentage" office:value="0.404201667135356">
            <text:p>40.4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826468501">
            <text:p>0.826</text:p>
          </table:table-cell>
          <table:table-cell table:style-name="ce20" office:value-type="float" office:value="0.854307461">
            <text:p>0.854</text:p>
          </table:table-cell>
          <table:table-cell table:style-name="ce14" table:formula="of:=IF([.C57]&gt;[.D57];[.C57]/[.D57];[.D57]/[.C57])-1" office:value-type="percentage" office:value="0.0336842359585585">
            <text:p>3.3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20" office:value-type="float" office:value="4.61144624">
            <text:p>4.611</text:p>
          </table:table-cell>
          <table:table-cell table:style-name="ce21" office:value-type="float" office:value="4.497691187">
            <text:p>4.498</text:p>
          </table:table-cell>
          <table:table-cell table:style-name="ce14" table:formula="of:=IF([.C58]&gt;[.D58];[.C58]/[.D58];[.D58]/[.C58])-1" office:value-type="percentage" office:value="0.0252918771588397">
            <text:p>2.53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20" office:value-type="float" office:value="4.979570635">
            <text:p>4.980</text:p>
          </table:table-cell>
          <table:table-cell table:style-name="ce21" office:value-type="float" office:value="4.851999346">
            <text:p>4.852</text:p>
          </table:table-cell>
          <table:table-cell table:style-name="ce14" table:formula="of:=IF([.C59]&gt;[.D59];[.C59]/[.D59];[.D59]/[.C59])-1" office:value-type="percentage" office:value="0.0262925198259083">
            <text:p>2.63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20" office:value-type="float" office:value="7.096178068">
            <text:p>7.096</text:p>
          </table:table-cell>
          <table:table-cell table:style-name="ce21" office:value-type="float" office:value="6.923717679">
            <text:p>6.924</text:p>
          </table:table-cell>
          <table:table-cell table:style-name="ce14" table:formula="of:=IF([.C60]&gt;[.D60];[.C60]/[.D60];[.D60]/[.C60])-1" office:value-type="percentage" office:value="0.0249086396926728">
            <text:p>2.49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20" office:value-type="float" office:value="38.069223143">
            <text:p>38.069</text:p>
          </table:table-cell>
          <table:table-cell table:style-name="ce21" office:value-type="float" office:value="36.966970103">
            <text:p>36.967</text:p>
          </table:table-cell>
          <table:table-cell table:style-name="ce14" table:formula="of:=IF([.C61]&gt;[.D61];[.C61]/[.D61];[.D61]/[.C61])-1" office:value-type="percentage" office:value="0.0298172405509249">
            <text:p>2.98%</text:p>
          </table:table-cell>
          <table:table-cell table:style-name="ce19"/>
          <table:table-cell table:style-name="ce4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30.206907668">
            <text:p>30.207</text:p>
          </table:table-cell>
          <table:table-cell table:style-name="ce21" office:value-type="float" office:value="29.574477203">
            <text:p>29.574</text:p>
          </table:table-cell>
          <table:table-cell table:style-name="ce14" table:formula="of:=IF([.C62]&gt;[.D62];[.C62]/[.D62];[.D62]/[.C62])-1" office:value-type="percentage" office:value="0.0213843328711774">
            <text:p>2.1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00784081">
            <text:p>0.008</text:p>
          </table:table-cell>
          <table:table-cell table:style-name="ce20" office:value-type="float" office:value="0.012108522">
            <text:p>0.012</text:p>
          </table:table-cell>
          <table:table-cell table:style-name="ce14" table:formula="of:=IF([.C63]&gt;[.D63];[.C63]/[.D63];[.D63]/[.C63])-1" office:value-type="percentage" office:value="0.544294785870337">
            <text:p>54.4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0.65893875">
            <text:p>0.659</text:p>
          </table:table-cell>
          <table:table-cell table:style-name="ce20" office:value-type="float" office:value="0.697120723">
            <text:p>0.697</text:p>
          </table:table-cell>
          <table:table-cell table:style-name="ce14" table:formula="of:=IF([.C64]&gt;[.D64];[.C64]/[.D64];[.D64]/[.C64])-1" office:value-type="percentage" office:value="0.05794464660031">
            <text:p>5.7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21" office:value-type="float" office:value="1.107539297">
            <text:p>1.108</text:p>
          </table:table-cell>
          <table:table-cell table:style-name="ce20" office:value-type="float" office:value="1.150229428">
            <text:p>1.150</text:p>
          </table:table-cell>
          <table:table-cell table:style-name="ce14" table:formula="of:=IF([.C65]&gt;[.D65];[.C65]/[.D65];[.D65]/[.C65])-1" office:value-type="percentage" office:value="0.0385450260010052">
            <text:p>3.85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7.63312188">
            <text:p>7.633</text:p>
          </table:table-cell>
          <table:table-cell table:style-name="ce20" office:value-type="float" office:value="7.825070505">
            <text:p>7.825</text:p>
          </table:table-cell>
          <table:table-cell table:style-name="ce14" table:formula="of:=IF([.C66]&gt;[.D66];[.C66]/[.D66];[.D66]/[.C66])-1" office:value-type="percentage" office:value="0.0251468046780356">
            <text:p>2.5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21" office:value-type="float" office:value="7.827569475">
            <text:p>7.828</text:p>
          </table:table-cell>
          <table:table-cell table:style-name="ce20" office:value-type="float" office:value="7.924275851">
            <text:p>7.924</text:p>
          </table:table-cell>
          <table:table-cell table:style-name="ce14" table:formula="of:=IF([.C67]&gt;[.D67];[.C67]/[.D67];[.D67]/[.C67])-1" office:value-type="percentage" office:value="0.0123545854570648">
            <text:p>1.2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21" office:value-type="float" office:value="5.568765579">
            <text:p>5.569</text:p>
          </table:table-cell>
          <table:table-cell table:style-name="ce20" office:value-type="float" office:value="6.258445976">
            <text:p>6.258</text:p>
          </table:table-cell>
          <table:table-cell table:style-name="ce14" table:formula="of:=IF([.C68]&gt;[.D68];[.C68]/[.D68];[.D68]/[.C68])-1" office:value-type="percentage" office:value="0.123847985198157">
            <text:p>12.3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.rb</text:p>
          </table:table-cell>
          <table:table-cell table:style-name="ce6" office:value-type="float" office:value="9">
            <text:p>9</text:p>
          </table:table-cell>
          <table:table-cell table:style-name="ce22" office:value-type="string">
            <text:p>NoMethodError</text:p>
          </table:table-cell>
          <table:table-cell table:style-name="ce22" office:value-type="string">
            <text:p>NoMethod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21" office:value-type="float" office:value="2.384775714">
            <text:p>2.385</text:p>
          </table:table-cell>
          <table:table-cell table:style-name="ce20" office:value-type="float" office:value="2.499013701">
            <text:p>2.499</text:p>
          </table:table-cell>
          <table:table-cell table:style-name="ce14" table:formula="of:=IF([.C70]&gt;[.D70];[.C70]/[.D70];[.D70]/[.C70])-1" office:value-type="percentage" office:value="0.047903031857192">
            <text:p>4.7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21" office:value-type="float" office:value="0.244547386">
            <text:p>0.245</text:p>
          </table:table-cell>
          <table:table-cell table:style-name="ce20" office:value-type="float" office:value="0.433393071">
            <text:p>0.433</text:p>
          </table:table-cell>
          <table:table-cell table:style-name="ce14" table:formula="of:=IF([.C71]&gt;[.D71];[.C71]/[.D71];[.D71]/[.C71])-1" office:value-type="percentage" office:value="0.772225326505841">
            <text:p>77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21" office:value-type="float" office:value="14.39632729">
            <text:p>14.396</text:p>
          </table:table-cell>
          <table:table-cell table:style-name="ce20" office:value-type="float" office:value="16.61144084">
            <text:p>16.611</text:p>
          </table:table-cell>
          <table:table-cell table:style-name="ce14" table:formula="of:=IF([.C72]&gt;[.D72];[.C72]/[.D72];[.D72]/[.C72])-1" office:value-type="percentage" office:value="0.153866573423811">
            <text:p>15.3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21" office:value-type="float" office:value="0.011626733">
            <text:p>0.012</text:p>
          </table:table-cell>
          <table:table-cell table:style-name="ce20" office:value-type="float" office:value="0.012709157">
            <text:p>0.013</text:p>
          </table:table-cell>
          <table:table-cell table:style-name="ce14" table:formula="of:=IF([.C73]&gt;[.D73];[.C73]/[.D73];[.D73]/[.C73])-1" office:value-type="percentage" office:value="0.0930978633464792">
            <text:p>9.3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20" office:value-type="float" office:value="0.127966707">
            <text:p>0.128</text:p>
          </table:table-cell>
          <table:table-cell table:style-name="ce21" office:value-type="float" office:value="0.125617362">
            <text:p>0.126</text:p>
          </table:table-cell>
          <table:table-cell table:style-name="ce14" table:formula="of:=IF([.C74]&gt;[.D74];[.C74]/[.D74];[.D74]/[.C74])-1" office:value-type="percentage" office:value="0.0187023908367061">
            <text:p>1.87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20" office:value-type="float" office:value="1.403646535">
            <text:p>1.404</text:p>
          </table:table-cell>
          <table:table-cell table:style-name="ce21" office:value-type="float" office:value="1.366603018">
            <text:p>1.367</text:p>
          </table:table-cell>
          <table:table-cell table:style-name="ce14" table:formula="of:=IF([.C75]&gt;[.D75];[.C75]/[.D75];[.D75]/[.C75])-1" office:value-type="percentage" office:value="0.0271062748377453">
            <text:p>2.71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20" office:value-type="float" office:value="17.760902944">
            <text:p>17.761</text:p>
          </table:table-cell>
          <table:table-cell table:style-name="ce21" office:value-type="float" office:value="17.543893707">
            <text:p>17.544</text:p>
          </table:table-cell>
          <table:table-cell table:style-name="ce14" table:formula="of:=IF([.C76]&gt;[.D76];[.C76]/[.D76];[.D76]/[.C76])-1" office:value-type="percentage" office:value="0.0123695024960973">
            <text:p>1.2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1.431795365">
            <text:p>1.432</text:p>
          </table:table-cell>
          <table:table-cell table:style-name="ce20" office:value-type="float" office:value="1.500622844">
            <text:p>1.501</text:p>
          </table:table-cell>
          <table:table-cell table:style-name="ce14" table:formula="of:=IF([.C77]&gt;[.D77];[.C77]/[.D77];[.D77]/[.C77])-1" office:value-type="percentage" office:value="0.0480707513674623">
            <text:p>4.8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2.440755058">
            <text:p>2.441</text:p>
          </table:table-cell>
          <table:table-cell table:style-name="ce20" office:value-type="float" office:value="2.880738753">
            <text:p>2.881</text:p>
          </table:table-cell>
          <table:table-cell table:style-name="ce14" table:formula="of:=IF([.C78]&gt;[.D78];[.C78]/[.D78];[.D78]/[.C78])-1" office:value-type="percentage" office:value="0.180265403346344">
            <text:p>18.0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20" office:value-type="float" office:value="2.796657064">
            <text:p>2.797</text:p>
          </table:table-cell>
          <table:table-cell table:style-name="ce21" office:value-type="float" office:value="2.75980802">
            <text:p>2.760</text:p>
          </table:table-cell>
          <table:table-cell table:style-name="ce14" table:formula="of:=IF([.C79]&gt;[.D79];[.C79]/[.D79];[.D79]/[.C79])-1" office:value-type="percentage" office:value="0.0133520316387805">
            <text:p>1.3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2.781932023">
            <text:p>2.782</text:p>
          </table:table-cell>
          <table:table-cell table:style-name="ce20" office:value-type="float" office:value="3.344403828">
            <text:p>3.344</text:p>
          </table:table-cell>
          <table:table-cell table:style-name="ce14" table:formula="of:=IF([.C80]&gt;[.D80];[.C80]/[.D80];[.D80]/[.C80])-1" office:value-type="percentage" office:value="0.20218747271669">
            <text:p>20.2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0.215799293">
            <text:p>0.216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143231417">
            <text:p>0.143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20" office:value-type="float" office:value="0.173377778">
            <text:p>0.173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20" office:value-type="float" office:value="0.138368098">
            <text:p>0.138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138238971">
            <text:p>0.138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20" office:value-type="float" office:value="1.41079487">
            <text:p>1.411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20" office:value-type="float" office:value="0.059196871">
            <text:p>0.059</text:p>
          </table:table-cell>
          <table:table-cell table:style-name="ce21" office:value-type="float" office:value="0.056390407">
            <text:p>0.056</text:p>
          </table:table-cell>
          <table:table-cell table:style-name="ce14" table:formula="of:=IF([.C87]&gt;[.D87];[.C87]/[.D87];[.D87]/[.C87])-1" office:value-type="percentage" office:value="0.0497684650511567">
            <text:p>4.98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20" office:value-type="float" office:value="0.956745525">
            <text:p>0.957</text:p>
          </table:table-cell>
          <table:table-cell table:style-name="ce21" office:value-type="float" office:value="0.909131468">
            <text:p>0.909</text:p>
          </table:table-cell>
          <table:table-cell table:style-name="ce14" table:formula="of:=IF([.C88]&gt;[.D88];[.C88]/[.D88];[.D88]/[.C88])-1" office:value-type="percentage" office:value="0.0523731260834543">
            <text:p>5.24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21" office:value-type="float" office:value="1.938462914">
            <text:p>1.938</text:p>
          </table:table-cell>
          <table:table-cell table:style-name="ce20" office:value-type="float" office:value="2.056913658">
            <text:p>2.057</text:p>
          </table:table-cell>
          <table:table-cell table:style-name="ce14" table:formula="of:=IF([.C89]&gt;[.D89];[.C89]/[.D89];[.D89]/[.C89])-1" office:value-type="percentage" office:value="0.0611054991790263">
            <text:p>6.11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2.830516224">
            <text:p>2.831</text:p>
          </table:table-cell>
          <table:table-cell table:style-name="ce20" office:value-type="float" office:value="3.452676807">
            <text:p>3.453</text:p>
          </table:table-cell>
          <table:table-cell table:style-name="ce14" table:formula="of:=IF([.C90]&gt;[.D90];[.C90]/[.D90];[.D90]/[.C90])-1" office:value-type="percentage" office:value="0.219804634124577">
            <text:p>21.9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21" office:value-type="float" office:value="8.324358954">
            <text:p>8.324</text:p>
          </table:table-cell>
          <table:table-cell table:style-name="ce20" office:value-type="float" office:value="9.017697501">
            <text:p>9.018</text:p>
          </table:table-cell>
          <table:table-cell table:style-name="ce14" table:formula="of:=IF([.C91]&gt;[.D91];[.C91]/[.D91];[.D91]/[.C91])-1" office:value-type="percentage" office:value="0.0832903231145312">
            <text:p>8.3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4.4833277">
            <text:p>4.483</text:p>
          </table:table-cell>
          <table:table-cell table:style-name="ce20" office:value-type="float" office:value="4.875990664">
            <text:p>4.876</text:p>
          </table:table-cell>
          <table:table-cell table:style-name="ce14" table:formula="of:=IF([.C92]&gt;[.D92];[.C92]/[.D92];[.D92]/[.C92])-1" office:value-type="percentage" office:value="0.0875829272975071">
            <text:p>8.7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21" office:value-type="float" office:value="0.905298747">
            <text:p>0.905</text:p>
          </table:table-cell>
          <table:table-cell table:style-name="ce20" office:value-type="float" office:value="0.984811198">
            <text:p>0.985</text:p>
          </table:table-cell>
          <table:table-cell table:style-name="ce14" table:formula="of:=IF([.C93]&gt;[.D93];[.C93]/[.D93];[.D93]/[.C93])-1" office:value-type="percentage" office:value="0.0878300685420037">
            <text:p>8.7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20" office:value-type="float" office:value="0.592217192">
            <text:p>0.592</text:p>
          </table:table-cell>
          <table:table-cell table:style-name="ce21" office:value-type="float" office:value="0.553732108">
            <text:p>0.554</text:p>
          </table:table-cell>
          <table:table-cell table:style-name="ce14" table:formula="of:=IF([.C94]&gt;[.D94];[.C94]/[.D94];[.D94]/[.C94])-1" office:value-type="percentage" office:value="0.0695012686531804">
            <text:p>6.95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21" office:value-type="float" office:value="0.413309143">
            <text:p>0.413</text:p>
          </table:table-cell>
          <table:table-cell table:style-name="ce20" office:value-type="float" office:value="0.430981871">
            <text:p>0.431</text:p>
          </table:table-cell>
          <table:table-cell table:style-name="ce14" table:formula="of:=IF([.C95]&gt;[.D95];[.C95]/[.D95];[.D95]/[.C95])-1" office:value-type="percentage" office:value="0.0427591024764724">
            <text:p>4.28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21" office:value-type="float" office:value="0.816686919">
            <text:p>0.817</text:p>
          </table:table-cell>
          <table:table-cell table:style-name="ce20" office:value-type="float" office:value="0.861773494">
            <text:p>0.862</text:p>
          </table:table-cell>
          <table:table-cell table:style-name="ce14" table:formula="of:=IF([.C96]&gt;[.D96];[.C96]/[.D96];[.D96]/[.C96])-1" office:value-type="percentage" office:value="0.0552066819622956">
            <text:p>5.52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21" office:value-type="float" office:value="1.224430475">
            <text:p>1.224</text:p>
          </table:table-cell>
          <table:table-cell table:style-name="ce20" office:value-type="float" office:value="1.293844888">
            <text:p>1.294</text:p>
          </table:table-cell>
          <table:table-cell table:style-name="ce14" table:formula="of:=IF([.C97]&gt;[.D97];[.C97]/[.D97];[.D97]/[.C97])-1" office:value-type="percentage" office:value="0.0566911837113495">
            <text:p>5.6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21" office:value-type="float" office:value="8.650385164">
            <text:p>8.650</text:p>
          </table:table-cell>
          <table:table-cell table:style-name="ce20" office:value-type="float" office:value="9.031403712">
            <text:p>9.031</text:p>
          </table:table-cell>
          <table:table-cell table:style-name="ce14" table:formula="of:=IF([.C98]&gt;[.D98];[.C98]/[.D98];[.D98]/[.C98])-1" office:value-type="percentage" office:value="0.0440464257690711">
            <text:p>4.4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20" office:value-type="float" office:value="0.305924419">
            <text:p>0.306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20" office:value-type="float" office:value="0.3038828">
            <text:p>0.304</text:p>
          </table:table-cell>
          <table:table-cell table:style-name="ce22" office:value-type="string">
            <text:p>SocketError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20" office:value-type="float" office:value="0.232668507">
            <text:p>0.233</text:p>
          </table:table-cell>
          <table:table-cell table:style-name="ce21" office:value-type="float" office:value="0.230369781">
            <text:p>0.230</text:p>
          </table:table-cell>
          <table:table-cell table:style-name="ce14" table:formula="of:=IF([.C101]&gt;[.D101];[.C101]/[.D101];[.D101]/[.C101])-1" office:value-type="percentage" office:value="0.0099784181328888">
            <text:p>1.00%</text:p>
          </table:table-cell>
          <table:table-cell table:style-name="ce4"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21" office:value-type="float" office:value="1.525251035">
            <text:p>1.525</text:p>
          </table:table-cell>
          <table:table-cell table:style-name="ce20" office:value-type="float" office:value="2.792518044">
            <text:p>2.793</text:p>
          </table:table-cell>
          <table:table-cell table:style-name="ce14" table:formula="of:=IF([.C102]&gt;[.D102];[.C102]/[.D102];[.D102]/[.C102])-1" office:value-type="percentage" office:value="0.830857989878368">
            <text:p>83.09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3.816732778">
            <text:p>3.817</text:p>
          </table:table-cell>
          <table:table-cell table:style-name="ce20" office:value-type="float" office:value="4.081450017">
            <text:p>4.081</text:p>
          </table:table-cell>
          <table:table-cell table:style-name="ce14" table:formula="of:=IF([.C103]&gt;[.D103];[.C103]/[.D103];[.D103]/[.C103])-1" office:value-type="percentage" office:value="0.0693570271740935">
            <text:p>6.94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3.774945711">
            <text:p>3.775</text:p>
          </table:table-cell>
          <table:table-cell table:style-name="ce20" office:value-type="float" office:value="4.05436557">
            <text:p>4.054</text:p>
          </table:table-cell>
          <table:table-cell table:style-name="ce14" table:formula="of:=IF([.C104]&gt;[.D104];[.C104]/[.D104];[.D104]/[.C104])-1" office:value-type="percentage" office:value="0.0740195701850188">
            <text:p>7.40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21" office:value-type="float" office:value="0.147034072">
            <text:p>0.147</text:p>
          </table:table-cell>
          <table:table-cell table:style-name="ce20" office:value-type="float" office:value="0.469665">
            <text:p>0.470</text:p>
          </table:table-cell>
          <table:table-cell table:style-name="ce14" table:formula="of:=IF([.C105]&gt;[.D105];[.C105]/[.D105];[.D105]/[.C105])-1" office:value-type="percentage" office:value="2.19425962711554">
            <text:p>219.43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6.990781775">
            <text:p>6.991</text:p>
          </table:table-cell>
          <table:table-cell table:style-name="ce20" office:value-type="float" office:value="7.561354307">
            <text:p>7.561</text:p>
          </table:table-cell>
          <table:table-cell table:style-name="ce14" table:formula="of:=IF([.C106]&gt;[.D106];[.C106]/[.D106];[.D106]/[.C106])-1" office:value-type="percentage" office:value="0.081617843377753">
            <text:p>8.16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21" office:value-type="float" office:value="5.580228997">
            <text:p>5.580</text:p>
          </table:table-cell>
          <table:table-cell table:style-name="ce20" office:value-type="float" office:value="9.177626485">
            <text:p>9.178</text:p>
          </table:table-cell>
          <table:table-cell table:style-name="ce14" table:formula="of:=IF([.C107]&gt;[.D107];[.C107]/[.D107];[.D107]/[.C107])-1" office:value-type="percentage" office:value="0.644668433846354">
            <text:p>64.47%</text:p>
          </table:table-cell>
          <table:table-cell table:style-name="ce4"/>
          <table:table-cell table:style-name="ce19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2" office:value-type="string">
            <text:p>rdoc/bm_rdoc_core_darkfish.rb</text:p>
          </table:table-cell>
          <table:table-cell table:style-name="ce6" office:value-type="float" office:value="1">
            <text:p>1</text:p>
          </table:table-cell>
          <table:table-cell table:style-name="ce22" office:value-type="string">
            <text:p>SystemExit</text:p>
          </table:table-cell>
          <table:table-cell table:style-name="ce20" office:value-type="float" office:value="114.611048331">
            <text:p>114.611</text:p>
          </table:table-cell>
          <table:table-cell table:style-name="ce14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13];[.C15:.C68];[.C70:.C80];[.C87:.C98];[.C101:.C107])" office:value-type="float" office:value="369.389463057">
            <text:p>369.389</text:p>
          </table:table-cell>
          <table:table-cell table:style-name="ce12" table:formula="of:=SUM([.D2:.D13];[.D15:.D68];[.D70:.D80];[.D87:.D98];[.D101:.D107])" office:value-type="float" office:value="451.437240209">
            <text:p>451.437</text:p>
          </table:table-cell>
          <table:table-cell table:style-name="ce16" table:formula="of:=IF([.C109]&gt;[.D109];[.C109]/[.D109];[.D109]/[.C109])-1" office:value-type="percentage" office:value="0.222117264723762">
            <text:p>22.21%</text:p>
          </table:table-cell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1015"/>
        </table:table-row>
        <table:table-row table:style-name="ro1" table:number-rows-repeated="65425">
          <table:table-cell table:style-name="ce4" table:number-columns-repeated="4"/>
          <table:table-cell table:style-name="ce17"/>
          <table:table-cell table:style-name="ce4" table:number-columns-repeated="1019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7_191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23" office:value-type="string">
            <text:p>1.8.7</text:p>
          </table:table-cell>
          <table:table-cell table:style-name="ce23" office:value-type="string">
            <text:p>1.9.1</text:p>
          </table:table-cell>
          <table:table-cell table:style-name="ce13" office:value-type="string">
            <text:p>Ratio</text:p>
          </table:table-cell>
          <table:table-cell table:number-columns-repeated="2"/>
          <table:table-cell table:style-name="ce18" table:number-columns-repeated="2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24" office:value-type="float" office:value="1.989899">
            <text:p>1.990</text:p>
          </table:table-cell>
          <table:table-cell table:style-name="ce27" office:value-type="float" office:value="0.288693978">
            <text:p>0.289</text:p>
          </table:table-cell>
          <table:table-cell table:style-name="ce14" table:formula="of:=IF([.C2]&gt;[.D2];[.C2]/[.D2];[.D2]/[.C2])-1" office:value-type="percentage" office:value="5.89276241155262">
            <text:p>589.2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25" office:value-type="float" office:value="0.385523">
            <text:p>0.386</text:p>
          </table:table-cell>
          <table:table-cell table:style-name="ce28" office:value-type="float" office:value="0.39337267">
            <text:p>0.393</text:p>
          </table:table-cell>
          <table:table-cell table:style-name="ce14" table:formula="of:=IF([.C3]&gt;[.D3];[.C3]/[.D3];[.D3]/[.C3])-1" office:value-type="percentage" office:value="0.0203610938906369">
            <text:p>2.0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6.140621">
            <text:p>6.141</text:p>
          </table:table-cell>
          <table:table-cell table:style-name="ce29" office:value-type="float" office:value="5.979309117">
            <text:p>5.979</text:p>
          </table:table-cell>
          <table:table-cell table:style-name="ce14" table:formula="of:=IF([.C4]&gt;[.D4];[.C4]/[.D4];[.D4]/[.C4])-1" office:value-type="percentage" office:value="0.0269783481408192">
            <text:p>2.7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0.036249">
            <text:p>0.036</text:p>
          </table:table-cell>
          <table:table-cell table:style-name="ce29" office:value-type="float" office:value="0.002252307">
            <text:p>0.002</text:p>
          </table:table-cell>
          <table:table-cell table:style-name="ce14" table:formula="of:=IF([.C5]&gt;[.D5];[.C5]/[.D5];[.D5]/[.C5])-1" office:value-type="percentage" office:value="15.0941647830425">
            <text:p>1509.4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24" office:value-type="float" office:value="0.334798">
            <text:p>0.335</text:p>
          </table:table-cell>
          <table:table-cell table:style-name="ce29" office:value-type="float" office:value="0.030879363">
            <text:p>0.031</text:p>
          </table:table-cell>
          <table:table-cell table:style-name="ce14" table:formula="of:=IF([.C6]&gt;[.D6];[.C6]/[.D6];[.D6]/[.C6])-1" office:value-type="percentage" office:value="9.84212779907409">
            <text:p>984.2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24" office:value-type="float" office:value="1.366682">
            <text:p>1.367</text:p>
          </table:table-cell>
          <table:table-cell table:style-name="ce29" office:value-type="float" office:value="0.153656054">
            <text:p>0.154</text:p>
          </table:table-cell>
          <table:table-cell table:style-name="ce14" table:formula="of:=IF([.C7]&gt;[.D7];[.C7]/[.D7];[.D7]/[.C7])-1" office:value-type="percentage" office:value="7.8944233853617">
            <text:p>789.4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24" office:value-type="float" office:value="3.865937">
            <text:p>3.866</text:p>
          </table:table-cell>
          <table:table-cell table:style-name="ce29" office:value-type="float" office:value="0.476874872">
            <text:p>0.477</text:p>
          </table:table-cell>
          <table:table-cell table:style-name="ce14" table:formula="of:=IF([.C8]&gt;[.D8];[.C8]/[.D8];[.D8]/[.C8])-1" office:value-type="percentage" office:value="7.10681633063694">
            <text:p>710.6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24" office:value-type="float" office:value="8.867674">
            <text:p>8.868</text:p>
          </table:table-cell>
          <table:table-cell table:style-name="ce29" office:value-type="float" office:value="1.256471487">
            <text:p>1.256</text:p>
          </table:table-cell>
          <table:table-cell table:style-name="ce14" table:formula="of:=IF([.C9]&gt;[.D9];[.C9]/[.D9];[.D9]/[.C9])-1" office:value-type="percentage" office:value="6.05760066324529">
            <text:p>605.7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24" office:value-type="float" office:value="18.398678">
            <text:p>18.399</text:p>
          </table:table-cell>
          <table:table-cell table:style-name="ce29" office:value-type="float" office:value="3.024171464">
            <text:p>3.024</text:p>
          </table:table-cell>
          <table:table-cell table:style-name="ce14" table:formula="of:=IF([.C10]&gt;[.D10];[.C10]/[.D10];[.D10]/[.C10])-1" office:value-type="percentage" office:value="5.0838739532528">
            <text:p>508.3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0.053438">
            <text:p>0.053</text:p>
          </table:table-cell>
          <table:table-cell table:style-name="ce29" office:value-type="float" office:value="0.026408238">
            <text:p>0.026</text:p>
          </table:table-cell>
          <table:table-cell table:style-name="ce14" table:formula="of:=IF([.C11]&gt;[.D11];[.C11]/[.D11];[.D11]/[.C11])-1" office:value-type="percentage" office:value="1.0235352316955">
            <text:p>102.3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24" office:value-type="float" office:value="7.154172">
            <text:p>7.154</text:p>
          </table:table-cell>
          <table:table-cell table:style-name="ce29" office:value-type="float" office:value="2.757632314">
            <text:p>2.758</text:p>
          </table:table-cell>
          <table:table-cell table:style-name="ce14" table:formula="of:=IF([.C12]&gt;[.D12];[.C12]/[.D12];[.D12]/[.C12])-1" office:value-type="percentage" office:value="1.59431685786374">
            <text:p>159.4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24" office:value-type="float" office:value="0.0392600000000001">
            <text:p>0.039</text:p>
          </table:table-cell>
          <table:table-cell table:style-name="ce29" office:value-type="float" office:value="0.033683327">
            <text:p>0.034</text:p>
          </table:table-cell>
          <table:table-cell table:style-name="ce14" table:formula="of:=IF([.C13]&gt;[.D13];[.C13]/[.D13];[.D13]/[.C13])-1" office:value-type="percentage" office:value="0.165561822322364">
            <text:p>16.5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24" office:value-type="float" office:value="8.561924">
            <text:p>8.562</text:p>
          </table:table-cell>
          <table:table-cell table:style-name="ce30" office:value-type="string">
            <text:p>ArgumentError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24" office:value-type="float" office:value="0.611983">
            <text:p>0.612</text:p>
          </table:table-cell>
          <table:table-cell table:style-name="ce29" office:value-type="float" office:value="0.360238999">
            <text:p>0.360</text:p>
          </table:table-cell>
          <table:table-cell table:style-name="ce14" table:formula="of:=IF([.C15]&gt;[.D15];[.C15]/[.D15];[.D15]/[.C15])-1" office:value-type="percentage" office:value="0.698824951487276">
            <text:p>69.8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1.15096">
            <text:p>1.151</text:p>
          </table:table-cell>
          <table:table-cell table:style-name="ce29" office:value-type="float" office:value="0.309445538">
            <text:p>0.309</text:p>
          </table:table-cell>
          <table:table-cell table:style-name="ce14" table:formula="of:=IF([.C16]&gt;[.D16];[.C16]/[.D16];[.D16]/[.C16])-1" office:value-type="percentage" office:value="2.71942671217318">
            <text:p>271.9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0.02561">
            <text:p>0.026</text:p>
          </table:table-cell>
          <table:table-cell table:style-name="ce29" office:value-type="float" office:value="0.023831224">
            <text:p>0.024</text:p>
          </table:table-cell>
          <table:table-cell table:style-name="ce14" table:formula="of:=IF([.C17]&gt;[.D17];[.C17]/[.D17];[.D17]/[.C17])-1" office:value-type="percentage" office:value="0.0746405639928525">
            <text:p>7.4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24" office:value-type="float" office:value="2.127382">
            <text:p>2.127</text:p>
          </table:table-cell>
          <table:table-cell table:style-name="ce29" office:value-type="float" office:value="2.033558182">
            <text:p>2.034</text:p>
          </table:table-cell>
          <table:table-cell table:style-name="ce14" table:formula="of:=IF([.C18]&gt;[.D18];[.C18]/[.D18];[.D18]/[.C18])-1" office:value-type="percentage" office:value="0.0461377593375392">
            <text:p>4.6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0.752982">
            <text:p>0.753</text:p>
          </table:table-cell>
          <table:table-cell table:style-name="ce29" office:value-type="float" office:value="0.580577774">
            <text:p>0.581</text:p>
          </table:table-cell>
          <table:table-cell table:style-name="ce14" table:formula="of:=IF([.C19]&gt;[.D19];[.C19]/[.D19];[.D19]/[.C19])-1" office:value-type="percentage" office:value="0.29695285234946">
            <text:p>29.7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0.152895">
            <text:p>10.153</text:p>
          </table:table-cell>
          <table:table-cell table:style-name="ce29" office:value-type="float" office:value="1.660938061">
            <text:p>1.661</text:p>
          </table:table-cell>
          <table:table-cell table:style-name="ce14" table:formula="of:=IF([.C20]&gt;[.D20];[.C20]/[.D20];[.D20]/[.C20])-1" office:value-type="percentage" office:value="5.11274751202176">
            <text:p>511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26" office:value-type="string">
            <text:p>SystemStackError</text:p>
          </table:table-cell>
          <table:table-cell table:style-name="ce31" office:value-type="float" office:value="0.037477113">
            <text:p>0.037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24" office:value-type="float" office:value="1.587233">
            <text:p>1.587</text:p>
          </table:table-cell>
          <table:table-cell table:style-name="ce29" office:value-type="float" office:value="0.188666388">
            <text:p>0.189</text:p>
          </table:table-cell>
          <table:table-cell table:style-name="ce14" table:formula="of:=IF([.C22]&gt;[.D22];[.C22]/[.D22];[.D22]/[.C22])-1" office:value-type="percentage" office:value="7.41290818585025">
            <text:p>741.2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24" office:value-type="float" office:value="17.854474">
            <text:p>17.854</text:p>
          </table:table-cell>
          <table:table-cell table:style-name="ce29" office:value-type="float" office:value="2.098845834">
            <text:p>2.099</text:p>
          </table:table-cell>
          <table:table-cell table:style-name="ce14" table:formula="of:=IF([.C23]&gt;[.D23];[.C23]/[.D23];[.D23]/[.C23])-1" office:value-type="percentage" office:value="7.50680584098584">
            <text:p>750.6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.899154">
            <text:p>1.899</text:p>
          </table:table-cell>
          <table:table-cell table:style-name="ce29" office:value-type="float" office:value="0.277137947">
            <text:p>0.277</text:p>
          </table:table-cell>
          <table:table-cell table:style-name="ce14" table:formula="of:=IF([.C24]&gt;[.D24];[.C24]/[.D24];[.D24]/[.C24])-1" office:value-type="percentage" office:value="5.85273893581957">
            <text:p>585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24.784330022">
            <text:p>24.784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1.173138">
            <text:p>1.173</text:p>
          </table:table-cell>
          <table:table-cell table:style-name="ce29" office:value-type="float" office:value="0.14310618">
            <text:p>0.143</text:p>
          </table:table-cell>
          <table:table-cell table:style-name="ce14" table:formula="of:=IF([.C26]&gt;[.D26];[.C26]/[.D26];[.D26]/[.C26])-1" office:value-type="percentage" office:value="7.19767532052075">
            <text:p>719.7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3.404996">
            <text:p>3.405</text:p>
          </table:table-cell>
          <table:table-cell table:style-name="ce29" office:value-type="float" office:value="0.413921453">
            <text:p>0.414</text:p>
          </table:table-cell>
          <table:table-cell table:style-name="ce14" table:formula="of:=IF([.C27]&gt;[.D27];[.C27]/[.D27];[.D27]/[.C27])-1" office:value-type="percentage" office:value="7.22618874987376">
            <text:p>722.6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8.910337">
            <text:p>8.910</text:p>
          </table:table-cell>
          <table:table-cell table:style-name="ce29" office:value-type="float" office:value="1.091274789">
            <text:p>1.091</text:p>
          </table:table-cell>
          <table:table-cell table:style-name="ce14" table:formula="of:=IF([.C28]&gt;[.D28];[.C28]/[.D28];[.D28]/[.C28])-1" office:value-type="percentage" office:value="7.16507179476314">
            <text:p>716.51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24" office:value-type="float" office:value="3.87317">
            <text:p>3.873</text:p>
          </table:table-cell>
          <table:table-cell table:style-name="ce29" office:value-type="float" office:value="0.492263194">
            <text:p>0.492</text:p>
          </table:table-cell>
          <table:table-cell table:style-name="ce14" table:formula="of:=IF([.C29]&gt;[.D29];[.C29]/[.D29];[.D29]/[.C29])-1" office:value-type="percentage" office:value="6.86808773682153">
            <text:p>686.81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24" office:value-type="float" office:value="4.669815">
            <text:p>4.670</text:p>
          </table:table-cell>
          <table:table-cell table:style-name="ce29" office:value-type="float" office:value="0.603942512">
            <text:p>0.604</text:p>
          </table:table-cell>
          <table:table-cell table:style-name="ce14" table:formula="of:=IF([.C30]&gt;[.D30];[.C30]/[.D30];[.D30]/[.C30])-1" office:value-type="percentage" office:value="6.73221773134593">
            <text:p>673.22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5.653953">
            <text:p>5.654</text:p>
          </table:table-cell>
          <table:table-cell table:style-name="ce29" office:value-type="float" office:value="0.731473782">
            <text:p>0.731</text:p>
          </table:table-cell>
          <table:table-cell table:style-name="ce14" table:formula="of:=IF([.C31]&gt;[.D31];[.C31]/[.D31];[.D31]/[.C31])-1" office:value-type="percentage" office:value="6.72953609429572">
            <text:p>672.95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54.757089">
            <text:p>54.757</text:p>
          </table:table-cell>
          <table:table-cell table:style-name="ce29" office:value-type="float" office:value="12.499791378">
            <text:p>12.500</text:p>
          </table:table-cell>
          <table:table-cell table:style-name="ce14" table:formula="of:=IF([.C32]&gt;[.D32];[.C32]/[.D32];[.D32]/[.C32])-1" office:value-type="percentage" office:value="3.38064023183412">
            <text:p>338.0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004335">
            <text:p>0.004</text:p>
          </table:table-cell>
          <table:table-cell table:style-name="ce31" office:value-type="float" office:value="0.006107355">
            <text:p>0.006</text:p>
          </table:table-cell>
          <table:table-cell table:style-name="ce14" table:formula="of:=IF([.C33]&gt;[.D33];[.C33]/[.D33];[.D33]/[.C33])-1" office:value-type="percentage" office:value="0.408847750865052">
            <text:p>40.8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25" office:value-type="float" office:value="0.008591">
            <text:p>0.009</text:p>
          </table:table-cell>
          <table:table-cell table:style-name="ce31" office:value-type="float" office:value="0.012168745">
            <text:p>0.012</text:p>
          </table:table-cell>
          <table:table-cell table:style-name="ce14" table:formula="of:=IF([.C34]&gt;[.D34];[.C34]/[.D34];[.D34]/[.C34])-1" office:value-type="percentage" office:value="0.416452683040391">
            <text:p>41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25" office:value-type="float" office:value="0.016979">
            <text:p>0.017</text:p>
          </table:table-cell>
          <table:table-cell table:style-name="ce31" office:value-type="float" office:value="0.024664854">
            <text:p>0.025</text:p>
          </table:table-cell>
          <table:table-cell table:style-name="ce14" table:formula="of:=IF([.C35]&gt;[.D35];[.C35]/[.D35];[.D35]/[.C35])-1" office:value-type="percentage" office:value="0.452668237234231">
            <text:p>45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25" office:value-type="float" office:value="0.03374">
            <text:p>0.034</text:p>
          </table:table-cell>
          <table:table-cell table:style-name="ce28" office:value-type="float" office:value="0.0493834369999999">
            <text:p>0.049</text:p>
          </table:table-cell>
          <table:table-cell table:style-name="ce14" table:formula="of:=IF([.C36]&gt;[.D36];[.C36]/[.D36];[.D36]/[.C36])-1" office:value-type="percentage" office:value="0.463646621221099">
            <text:p>46.3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25" office:value-type="float" office:value="0.067161">
            <text:p>0.067</text:p>
          </table:table-cell>
          <table:table-cell table:style-name="ce31" office:value-type="float" office:value="0.099565455">
            <text:p>0.100</text:p>
          </table:table-cell>
          <table:table-cell table:style-name="ce14" table:formula="of:=IF([.C37]&gt;[.D37];[.C37]/[.D37];[.D37]/[.C37])-1" office:value-type="percentage" office:value="0.48248916782061">
            <text:p>48.2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0435810000000001">
            <text:p>0.044</text:p>
          </table:table-cell>
          <table:table-cell table:style-name="ce31" office:value-type="float" office:value="0.060839944">
            <text:p>0.061</text:p>
          </table:table-cell>
          <table:table-cell table:style-name="ce14" table:formula="of:=IF([.C38]&gt;[.D38];[.C38]/[.D38];[.D38]/[.C38])-1" office:value-type="percentage" office:value="0.396019916936277">
            <text:p>39.6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25" office:value-type="float" office:value="0.043761">
            <text:p>0.044</text:p>
          </table:table-cell>
          <table:table-cell table:style-name="ce31" office:value-type="float" office:value="0.061023219">
            <text:p>0.061</text:p>
          </table:table-cell>
          <table:table-cell table:style-name="ce14" table:formula="of:=IF([.C39]&gt;[.D39];[.C39]/[.D39];[.D39]/[.C39])-1" office:value-type="percentage" office:value="0.394465825735244">
            <text:p>39.4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25" office:value-type="float" office:value="0.044009">
            <text:p>0.044</text:p>
          </table:table-cell>
          <table:table-cell table:style-name="ce31" office:value-type="float" office:value="0.06088868">
            <text:p>0.061</text:p>
          </table:table-cell>
          <table:table-cell table:style-name="ce14" table:formula="of:=IF([.C40]&gt;[.D40];[.C40]/[.D40];[.D40]/[.C40])-1" office:value-type="percentage" office:value="0.383550637369629">
            <text:p>38.3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25" office:value-type="float" office:value="0.044369">
            <text:p>0.044</text:p>
          </table:table-cell>
          <table:table-cell table:style-name="ce31" office:value-type="float" office:value="0.062213255">
            <text:p>0.062</text:p>
          </table:table-cell>
          <table:table-cell table:style-name="ce14" table:formula="of:=IF([.C41]&gt;[.D41];[.C41]/[.D41];[.D41]/[.C41])-1" office:value-type="percentage" office:value="0.402178435394082">
            <text:p>40.2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25" office:value-type="float" office:value="0.044669">
            <text:p>0.045</text:p>
          </table:table-cell>
          <table:table-cell table:style-name="ce31" office:value-type="float" office:value="0.061943555">
            <text:p>0.062</text:p>
          </table:table-cell>
          <table:table-cell table:style-name="ce14" table:formula="of:=IF([.C42]&gt;[.D42];[.C42]/[.D42];[.D42]/[.C42])-1" office:value-type="percentage" office:value="0.386723566679353">
            <text:p>38.6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25" office:value-type="float" office:value="1.843052">
            <text:p>1.843</text:p>
          </table:table-cell>
          <table:table-cell table:style-name="ce31" office:value-type="float" office:value="5.891645993">
            <text:p>5.892</text:p>
          </table:table-cell>
          <table:table-cell table:style-name="ce14" table:formula="of:=IF([.C43]&gt;[.D43];[.C43]/[.D43];[.D43]/[.C43])-1" office:value-type="percentage" office:value="2.19667920004427">
            <text:p>219.6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24" office:value-type="float" office:value="0.005292">
            <text:p>0.005</text:p>
          </table:table-cell>
          <table:table-cell table:style-name="ce29" office:value-type="float" office:value="0.003425627">
            <text:p>0.003</text:p>
          </table:table-cell>
          <table:table-cell table:style-name="ce14" table:formula="of:=IF([.C44]&gt;[.D44];[.C44]/[.D44];[.D44]/[.C44])-1" office:value-type="percentage" office:value="0.544826684282906">
            <text:p>54.4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0.397673">
            <text:p>0.398</text:p>
          </table:table-cell>
          <table:table-cell table:style-name="ce29" office:value-type="float" office:value="0.251999">
            <text:p>0.252</text:p>
          </table:table-cell>
          <table:table-cell table:style-name="ce14" table:formula="of:=IF([.C45]&gt;[.D45];[.C45]/[.D45];[.D45]/[.C45])-1" office:value-type="percentage" office:value="0.578073722514772">
            <text:p>57.8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24" office:value-type="float" office:value="44.995145">
            <text:p>44.995</text:p>
          </table:table-cell>
          <table:table-cell table:style-name="ce29" office:value-type="float" office:value="29.300118005">
            <text:p>29.300</text:p>
          </table:table-cell>
          <table:table-cell table:style-name="ce14" table:formula="of:=IF([.C46]&gt;[.D46];[.C46]/[.D46];[.D46]/[.C46])-1" office:value-type="percentage" office:value="0.535664292967069">
            <text:p>53.5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37.028227">
            <text:p>37.028</text:p>
          </table:table-cell>
          <table:table-cell table:style-name="ce29" office:value-type="float" office:value="13.991558333">
            <text:p>13.992</text:p>
          </table:table-cell>
          <table:table-cell table:style-name="ce14" table:formula="of:=IF([.C47]&gt;[.D47];[.C47]/[.D47];[.D47]/[.C47])-1" office:value-type="percentage" office:value="1.64646911507109">
            <text:p>164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26" office:value-type="string">
            <text:p>LoadError</text:p>
          </table:table-cell>
          <table:table-cell table:style-name="ce31" office:value-type="float" office:value="0.000271297">
            <text:p>0.000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26" office:value-type="string">
            <text:p>LoadError</text:p>
          </table:table-cell>
          <table:table-cell table:style-name="ce31" office:value-type="float" office:value="0.017977235">
            <text:p>0.018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26" office:value-type="string">
            <text:p>LoadError</text:p>
          </table:table-cell>
          <table:table-cell table:style-name="ce31" office:value-type="float" office:value="1.723728115">
            <text:p>1.724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24" office:value-type="float" office:value="4.520426">
            <text:p>4.520</text:p>
          </table:table-cell>
          <table:table-cell table:style-name="ce29" office:value-type="float" office:value="3.003910489">
            <text:p>3.004</text:p>
          </table:table-cell>
          <table:table-cell table:style-name="ce14" table:formula="of:=IF([.C51]&gt;[.D51];[.C51]/[.D51];[.D51]/[.C51])-1" office:value-type="percentage" office:value="0.504847103984396">
            <text:p>50.4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44.98973">
            <text:p>44.990</text:p>
          </table:table-cell>
          <table:table-cell table:style-name="ce29" office:value-type="float" office:value="39.619109642">
            <text:p>39.619</text:p>
          </table:table-cell>
          <table:table-cell table:style-name="ce14" table:formula="of:=IF([.C52]&gt;[.D52];[.C52]/[.D52];[.D52]/[.C52])-1" office:value-type="percentage" office:value="0.13555631124801">
            <text:p>13.5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24" office:value-type="float" office:value="0.687132">
            <text:p>0.687</text:p>
          </table:table-cell>
          <table:table-cell table:style-name="ce29" office:value-type="float" office:value="0.172666499">
            <text:p>0.173</text:p>
          </table:table-cell>
          <table:table-cell table:style-name="ce14" table:formula="of:=IF([.C53]&gt;[.D53];[.C53]/[.D53];[.D53]/[.C53])-1" office:value-type="percentage" office:value="2.97953282182434">
            <text:p>297.9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1.512938">
            <text:p>1.513</text:p>
          </table:table-cell>
          <table:table-cell table:style-name="ce29" office:value-type="float" office:value="0.345997533">
            <text:p>0.346</text:p>
          </table:table-cell>
          <table:table-cell table:style-name="ce14" table:formula="of:=IF([.C54]&gt;[.D54];[.C54]/[.D54];[.D54]/[.C54])-1" office:value-type="percentage" office:value="3.37268435668297">
            <text:p>337.2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24" office:value-type="float" office:value="3.535346">
            <text:p>3.535</text:p>
          </table:table-cell>
          <table:table-cell table:style-name="ce29" office:value-type="float" office:value="1.086737471">
            <text:p>1.087</text:p>
          </table:table-cell>
          <table:table-cell table:style-name="ce14" table:formula="of:=IF([.C55]&gt;[.D55];[.C55]/[.D55];[.D55]/[.C55])-1" office:value-type="percentage" office:value="2.25317392133983">
            <text:p>225.3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7.87389">
            <text:p>7.874</text:p>
          </table:table-cell>
          <table:table-cell table:style-name="ce29" office:value-type="float" office:value="3.09021219">
            <text:p>3.090</text:p>
          </table:table-cell>
          <table:table-cell table:style-name="ce14" table:formula="of:=IF([.C56]&gt;[.D56];[.C56]/[.D56];[.D56]/[.C56])-1" office:value-type="percentage" office:value="1.54800949445481">
            <text:p>154.8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.396122">
            <text:p>1.396</text:p>
          </table:table-cell>
          <table:table-cell table:style-name="ce29" office:value-type="float" office:value="0.826468501">
            <text:p>0.826</text:p>
          </table:table-cell>
          <table:table-cell table:style-name="ce14" table:formula="of:=IF([.C57]&gt;[.D57];[.C57]/[.D57];[.D57]/[.C57])-1" office:value-type="percentage" office:value="0.689262202141688">
            <text:p>68.9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25" office:value-type="float" office:value="4.019252">
            <text:p>4.019</text:p>
          </table:table-cell>
          <table:table-cell table:style-name="ce31" office:value-type="float" office:value="4.61144624">
            <text:p>4.611</text:p>
          </table:table-cell>
          <table:table-cell table:style-name="ce14" table:formula="of:=IF([.C58]&gt;[.D58];[.C58]/[.D58];[.D58]/[.C58])-1" office:value-type="percentage" office:value="0.14733941539371">
            <text:p>14.73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25" office:value-type="float" office:value="4.342289">
            <text:p>4.342</text:p>
          </table:table-cell>
          <table:table-cell table:style-name="ce31" office:value-type="float" office:value="4.979570635">
            <text:p>4.980</text:p>
          </table:table-cell>
          <table:table-cell table:style-name="ce14" table:formula="of:=IF([.C59]&gt;[.D59];[.C59]/[.D59];[.D59]/[.C59])-1" office:value-type="percentage" office:value="0.146761681454182">
            <text:p>14.6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25" office:value-type="float" office:value="6.174473">
            <text:p>6.174</text:p>
          </table:table-cell>
          <table:table-cell table:style-name="ce31" office:value-type="float" office:value="7.096178068">
            <text:p>7.096</text:p>
          </table:table-cell>
          <table:table-cell table:style-name="ce14" table:formula="of:=IF([.C60]&gt;[.D60];[.C60]/[.D60];[.D60]/[.C60])-1" office:value-type="percentage" office:value="0.149276718515086">
            <text:p>14.93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25" office:value-type="float" office:value="33.142535">
            <text:p>33.143</text:p>
          </table:table-cell>
          <table:table-cell table:style-name="ce31" office:value-type="float" office:value="38.069223143">
            <text:p>38.069</text:p>
          </table:table-cell>
          <table:table-cell table:style-name="ce14" table:formula="of:=IF([.C61]&gt;[.D61];[.C61]/[.D61];[.D61]/[.C61])-1" office:value-type="percentage" office:value="0.148651518147299">
            <text:p>14.8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55.45955">
            <text:p>55.460</text:p>
          </table:table-cell>
          <table:table-cell table:style-name="ce29" office:value-type="float" office:value="30.206907668">
            <text:p>30.207</text:p>
          </table:table-cell>
          <table:table-cell table:style-name="ce14" table:formula="of:=IF([.C62]&gt;[.D62];[.C62]/[.D62];[.D62]/[.C62])-1" office:value-type="percentage" office:value="0.835988993297439">
            <text:p>83.60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SystemStackError</text:p>
          </table:table-cell>
          <table:table-cell table:style-name="ce31" office:value-type="float" office:value="0.00784081">
            <text:p>0.008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.913567">
            <text:p>1.914</text:p>
          </table:table-cell>
          <table:table-cell table:style-name="ce29" office:value-type="float" office:value="0.65893875">
            <text:p>0.659</text:p>
          </table:table-cell>
          <table:table-cell table:style-name="ce14" table:formula="of:=IF([.C64]&gt;[.D64];[.C64]/[.D64];[.D64]/[.C64])-1" office:value-type="percentage" office:value="1.90401346103868">
            <text:p>190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24" office:value-type="float" office:value="4.422897">
            <text:p>4.423</text:p>
          </table:table-cell>
          <table:table-cell table:style-name="ce29" office:value-type="float" office:value="1.107539297">
            <text:p>1.108</text:p>
          </table:table-cell>
          <table:table-cell table:style-name="ce14" table:formula="of:=IF([.C65]&gt;[.D65];[.C65]/[.D65];[.D65]/[.C65])-1" office:value-type="percentage" office:value="2.99344475810505">
            <text:p>299.3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25.352422">
            <text:p>25.352</text:p>
          </table:table-cell>
          <table:table-cell table:style-name="ce29" office:value-type="float" office:value="7.63312188">
            <text:p>7.633</text:p>
          </table:table-cell>
          <table:table-cell table:style-name="ce14" table:formula="of:=IF([.C66]&gt;[.D66];[.C66]/[.D66];[.D66]/[.C66])-1" office:value-type="percentage" office:value="2.32136999756645">
            <text:p>232.1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24" office:value-type="float" office:value="12.178289">
            <text:p>12.178</text:p>
          </table:table-cell>
          <table:table-cell table:style-name="ce29" office:value-type="float" office:value="7.827569475">
            <text:p>7.828</text:p>
          </table:table-cell>
          <table:table-cell table:style-name="ce14" table:formula="of:=IF([.C67]&gt;[.D67];[.C67]/[.D67];[.D67]/[.C67])-1" office:value-type="percentage" office:value="0.55581998203855">
            <text:p>55.5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24" office:value-type="float" office:value="7.04611">
            <text:p>7.046</text:p>
          </table:table-cell>
          <table:table-cell table:style-name="ce29" office:value-type="float" office:value="5.568765579">
            <text:p>5.569</text:p>
          </table:table-cell>
          <table:table-cell table:style-name="ce14" table:formula="of:=IF([.C68]&gt;[.D68];[.C68]/[.D68];[.D68]/[.C68])-1" office:value-type="percentage" office:value="0.265291185280112">
            <text:p>26.5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nsieve.rb</text:p>
          </table:table-cell>
          <table:table-cell table:style-name="ce6" office:value-type="float" office:value="9">
            <text:p>9</text:p>
          </table:table-cell>
          <table:table-cell table:style-name="ce24" office:value-type="float" office:value="15.220781">
            <text:p>15.221</text:p>
          </table:table-cell>
          <table:table-cell table:style-name="ce30" office:value-type="string">
            <text:p>NoMethodError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24" office:value-type="float" office:value="19.752668">
            <text:p>19.753</text:p>
          </table:table-cell>
          <table:table-cell table:style-name="ce29" office:value-type="float" office:value="2.384775714">
            <text:p>2.385</text:p>
          </table:table-cell>
          <table:table-cell table:style-name="ce14" table:formula="of:=IF([.C70]&gt;[.D70];[.C70]/[.D70];[.D70]/[.C70])-1" office:value-type="percentage" office:value="7.28282000862409">
            <text:p>728.2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25" office:value-type="float" office:value="0.210718">
            <text:p>0.211</text:p>
          </table:table-cell>
          <table:table-cell table:style-name="ce31" office:value-type="float" office:value="0.244547386">
            <text:p>0.245</text:p>
          </table:table-cell>
          <table:table-cell table:style-name="ce14" table:formula="of:=IF([.C71]&gt;[.D71];[.C71]/[.D71];[.D71]/[.C71])-1" office:value-type="percentage" office:value="0.160543408726355">
            <text:p>16.0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24" office:value-type="float" office:value="18.002945">
            <text:p>18.003</text:p>
          </table:table-cell>
          <table:table-cell table:style-name="ce29" office:value-type="float" office:value="14.39632729">
            <text:p>14.396</text:p>
          </table:table-cell>
          <table:table-cell table:style-name="ce14" table:formula="of:=IF([.C72]&gt;[.D72];[.C72]/[.D72];[.D72]/[.C72])-1" office:value-type="percentage" office:value="0.250523459028695">
            <text:p>25.0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24" office:value-type="float" office:value="5.057209">
            <text:p>5.057</text:p>
          </table:table-cell>
          <table:table-cell table:style-name="ce29" office:value-type="float" office:value="0.011626733">
            <text:p>0.012</text:p>
          </table:table-cell>
          <table:table-cell table:style-name="ce14" table:formula="of:=IF([.C73]&gt;[.D73];[.C73]/[.D73];[.D73]/[.C73])-1" office:value-type="percentage" office:value="433.963888824144">
            <text:p>43396.3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0.127966707">
            <text:p>0.128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1.403646535">
            <text:p>1.404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26" office:value-type="string">
            <text:p>SignalException</text:p>
          </table:table-cell>
          <table:table-cell table:style-name="ce31" office:value-type="float" office:value="17.760902944">
            <text:p>17.761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7.115884">
            <text:p>7.116</text:p>
          </table:table-cell>
          <table:table-cell table:style-name="ce29" office:value-type="float" office:value="1.431795365">
            <text:p>1.432</text:p>
          </table:table-cell>
          <table:table-cell table:style-name="ce14" table:formula="of:=IF([.C77]&gt;[.D77];[.C77]/[.D77];[.D77]/[.C77])-1" office:value-type="percentage" office:value="3.96990294419622">
            <text:p>396.9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6.337385">
            <text:p>6.337</text:p>
          </table:table-cell>
          <table:table-cell table:style-name="ce29" office:value-type="float" office:value="2.440755058">
            <text:p>2.441</text:p>
          </table:table-cell>
          <table:table-cell table:style-name="ce14" table:formula="of:=IF([.C78]&gt;[.D78];[.C78]/[.D78];[.D78]/[.C78])-1" office:value-type="percentage" office:value="1.59648545200311">
            <text:p>159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25" office:value-type="float" office:value="2.643803">
            <text:p>2.644</text:p>
          </table:table-cell>
          <table:table-cell table:style-name="ce31" office:value-type="float" office:value="2.796657064">
            <text:p>2.797</text:p>
          </table:table-cell>
          <table:table-cell table:style-name="ce14" table:formula="of:=IF([.C79]&gt;[.D79];[.C79]/[.D79];[.D79]/[.C79])-1" office:value-type="percentage" office:value="0.0578159809940453">
            <text:p>5.7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3.702171">
            <text:p>3.702</text:p>
          </table:table-cell>
          <table:table-cell table:style-name="ce29" office:value-type="float" office:value="2.781932023">
            <text:p>2.782</text:p>
          </table:table-cell>
          <table:table-cell table:style-name="ce14" table:formula="of:=IF([.C80]&gt;[.D80];[.C80]/[.D80];[.D80]/[.C80])-1" office:value-type="percentage" office:value="0.330791323940269">
            <text:p>33.0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134184">
            <text:p>0.134</text:p>
          </table:table-cell>
          <table:table-cell table:style-name="ce31" office:value-type="float" office:value="0.215799293">
            <text:p>0.216</text:p>
          </table:table-cell>
          <table:table-cell table:style-name="ce14" table:formula="of:=IF([.C81]&gt;[.D81];[.C81]/[.D81];[.D81]/[.C81])-1" office:value-type="percentage" office:value="0.608234163536636">
            <text:p>60.8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25" office:value-type="float" office:value="0.142662">
            <text:p>0.143</text:p>
          </table:table-cell>
          <table:table-cell table:style-name="ce31" office:value-type="float" office:value="0.143231417">
            <text:p>0.143</text:p>
          </table:table-cell>
          <table:table-cell table:style-name="ce14" table:formula="of:=IF([.C82]&gt;[.D82];[.C82]/[.D82];[.D82]/[.C82])-1" office:value-type="percentage" office:value="0.00399137121307724">
            <text:p>0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24" office:value-type="float" office:value="0.174625">
            <text:p>0.175</text:p>
          </table:table-cell>
          <table:table-cell table:style-name="ce29" office:value-type="float" office:value="0.173377778">
            <text:p>0.173</text:p>
          </table:table-cell>
          <table:table-cell table:style-name="ce14" table:formula="of:=IF([.C83]&gt;[.D83];[.C83]/[.D83];[.D83]/[.C83])-1" office:value-type="percentage" office:value="0.00719366699923896">
            <text:p>0.7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25" office:value-type="float" office:value="0.134313">
            <text:p>0.134</text:p>
          </table:table-cell>
          <table:table-cell table:style-name="ce31" office:value-type="float" office:value="0.138368098">
            <text:p>0.138</text:p>
          </table:table-cell>
          <table:table-cell table:style-name="ce14" table:formula="of:=IF([.C84]&gt;[.D84];[.C84]/[.D84];[.D84]/[.C84])-1" office:value-type="percentage" office:value="0.0301914036615964">
            <text:p>3.0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25" office:value-type="float" office:value="0.135681">
            <text:p>0.136</text:p>
          </table:table-cell>
          <table:table-cell table:style-name="ce31" office:value-type="float" office:value="0.138238971">
            <text:p>0.138</text:p>
          </table:table-cell>
          <table:table-cell table:style-name="ce14" table:formula="of:=IF([.C85]&gt;[.D85];[.C85]/[.D85];[.D85]/[.C85])-1" office:value-type="percentage" office:value="0.0188528312733545">
            <text:p>1.8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24" office:value-type="float" office:value="1.426654">
            <text:p>1.427</text:p>
          </table:table-cell>
          <table:table-cell table:style-name="ce29" office:value-type="float" office:value="1.41079487">
            <text:p>1.411</text:p>
          </table:table-cell>
          <table:table-cell table:style-name="ce14" table:formula="of:=IF([.C86]&gt;[.D86];[.C86]/[.D86];[.D86]/[.C86])-1" office:value-type="percentage" office:value="0.0112412728010558">
            <text:p>1.1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24" office:value-type="float" office:value="0.494034">
            <text:p>0.494</text:p>
          </table:table-cell>
          <table:table-cell table:style-name="ce29" office:value-type="float" office:value="0.059196871">
            <text:p>0.059</text:p>
          </table:table-cell>
          <table:table-cell table:style-name="ce14" table:formula="of:=IF([.C87]&gt;[.D87];[.C87]/[.D87];[.D87]/[.C87])-1" office:value-type="percentage" office:value="7.34561002388116">
            <text:p>734.56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26" office:value-type="string">
            <text:p>SystemStackError</text:p>
          </table:table-cell>
          <table:table-cell table:style-name="ce31" office:value-type="float" office:value="0.956745525">
            <text:p>0.957</text:p>
          </table:table-cell>
          <table:table-cell table:style-name="ce14"/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24" office:value-type="float" office:value="6.867184">
            <text:p>6.867</text:p>
          </table:table-cell>
          <table:table-cell table:style-name="ce29" office:value-type="float" office:value="1.938462914">
            <text:p>1.938</text:p>
          </table:table-cell>
          <table:table-cell table:style-name="ce14" table:formula="of:=IF([.C89]&gt;[.D89];[.C89]/[.D89];[.D89]/[.C89])-1" office:value-type="percentage" office:value="2.5425924068001">
            <text:p>254.2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25" office:value-type="float" office:value="2.408459">
            <text:p>2.408</text:p>
          </table:table-cell>
          <table:table-cell table:style-name="ce31" office:value-type="float" office:value="2.830516224">
            <text:p>2.831</text:p>
          </table:table-cell>
          <table:table-cell table:style-name="ce14" table:formula="of:=IF([.C90]&gt;[.D90];[.C90]/[.D90];[.D90]/[.C90])-1" office:value-type="percentage" office:value="0.175239530338694">
            <text:p>17.5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25" office:value-type="float" office:value="8.009305">
            <text:p>8.009</text:p>
          </table:table-cell>
          <table:table-cell table:style-name="ce31" office:value-type="float" office:value="8.324358954">
            <text:p>8.324</text:p>
          </table:table-cell>
          <table:table-cell table:style-name="ce14" table:formula="of:=IF([.C91]&gt;[.D91];[.C91]/[.D91];[.D91]/[.C91])-1" office:value-type="percentage" office:value="0.0393359915747995">
            <text:p>3.9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8.648679">
            <text:p>8.649</text:p>
          </table:table-cell>
          <table:table-cell table:style-name="ce29" office:value-type="float" office:value="4.4833277">
            <text:p>4.483</text:p>
          </table:table-cell>
          <table:table-cell table:style-name="ce14" table:formula="of:=IF([.C92]&gt;[.D92];[.C92]/[.D92];[.D92]/[.C92])-1" office:value-type="percentage" office:value="0.929075806794136">
            <text:p>92.9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24" office:value-type="float" office:value="1.740849">
            <text:p>1.741</text:p>
          </table:table-cell>
          <table:table-cell table:style-name="ce29" office:value-type="float" office:value="0.905298747">
            <text:p>0.905</text:p>
          </table:table-cell>
          <table:table-cell table:style-name="ce14" table:formula="of:=IF([.C93]&gt;[.D93];[.C93]/[.D93];[.D93]/[.C93])-1" office:value-type="percentage" office:value="0.922955273901423">
            <text:p>92.3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24" office:value-type="float" office:value="1.923531">
            <text:p>1.924</text:p>
          </table:table-cell>
          <table:table-cell table:style-name="ce29" office:value-type="float" office:value="0.592217192">
            <text:p>0.592</text:p>
          </table:table-cell>
          <table:table-cell table:style-name="ce14" table:formula="of:=IF([.C94]&gt;[.D94];[.C94]/[.D94];[.D94]/[.C94])-1" office:value-type="percentage" office:value="2.24801614337464">
            <text:p>224.80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24" office:value-type="float" office:value="1.423587">
            <text:p>1.424</text:p>
          </table:table-cell>
          <table:table-cell table:style-name="ce29" office:value-type="float" office:value="0.413309143">
            <text:p>0.413</text:p>
          </table:table-cell>
          <table:table-cell table:style-name="ce14" table:formula="of:=IF([.C95]&gt;[.D95];[.C95]/[.D95];[.D95]/[.C95])-1" office:value-type="percentage" office:value="2.44436367815846">
            <text:p>244.4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2.82471">
            <text:p>2.825</text:p>
          </table:table-cell>
          <table:table-cell table:style-name="ce29" office:value-type="float" office:value="0.816686919">
            <text:p>0.817</text:p>
          </table:table-cell>
          <table:table-cell table:style-name="ce14" table:formula="of:=IF([.C96]&gt;[.D96];[.C96]/[.D96];[.D96]/[.C96])-1" office:value-type="percentage" office:value="2.45874279884236">
            <text:p>245.8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24" office:value-type="float" office:value="4.264544">
            <text:p>4.265</text:p>
          </table:table-cell>
          <table:table-cell table:style-name="ce29" office:value-type="float" office:value="1.224430475">
            <text:p>1.224</text:p>
          </table:table-cell>
          <table:table-cell table:style-name="ce14" table:formula="of:=IF([.C97]&gt;[.D97];[.C97]/[.D97];[.D97]/[.C97])-1" office:value-type="percentage" office:value="2.4828796628898">
            <text:p>248.2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24" office:value-type="float" office:value="54.783672">
            <text:p>54.784</text:p>
          </table:table-cell>
          <table:table-cell table:style-name="ce29" office:value-type="float" office:value="8.650385164">
            <text:p>8.650</text:p>
          </table:table-cell>
          <table:table-cell table:style-name="ce14" table:formula="of:=IF([.C98]&gt;[.D98];[.C98]/[.D98];[.D98]/[.C98])-1" office:value-type="percentage" office:value="5.33309048803876">
            <text:p>533.3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24" office:value-type="float" office:value="0.353027">
            <text:p>0.353</text:p>
          </table:table-cell>
          <table:table-cell table:style-name="ce29" office:value-type="float" office:value="0.305924419">
            <text:p>0.306</text:p>
          </table:table-cell>
          <table:table-cell table:style-name="ce14" table:formula="of:=IF([.C99]&gt;[.D99];[.C99]/[.D99];[.D99]/[.C99])-1" office:value-type="percentage" office:value="0.153968032868929">
            <text:p>15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24" office:value-type="float" office:value="0.35639">
            <text:p>0.356</text:p>
          </table:table-cell>
          <table:table-cell table:style-name="ce29" office:value-type="float" office:value="0.3038828">
            <text:p>0.304</text:p>
          </table:table-cell>
          <table:table-cell table:style-name="ce14" table:formula="of:=IF([.C100]&gt;[.D100];[.C100]/[.D100];[.D100]/[.C100])-1" office:value-type="percentage" office:value="0.172787666824184">
            <text:p>17.2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0.931999">
            <text:p>0.932</text:p>
          </table:table-cell>
          <table:table-cell table:style-name="ce29" office:value-type="float" office:value="0.232668507">
            <text:p>0.233</text:p>
          </table:table-cell>
          <table:table-cell table:style-name="ce14" table:formula="of:=IF([.C101]&gt;[.D101];[.C101]/[.D101];[.D101]/[.C101])-1" office:value-type="percentage" office:value="3.00569467701961">
            <text:p>300.5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24" office:value-type="float" office:value="5.655397">
            <text:p>5.655</text:p>
          </table:table-cell>
          <table:table-cell table:style-name="ce29" office:value-type="float" office:value="1.525251035">
            <text:p>1.525</text:p>
          </table:table-cell>
          <table:table-cell table:style-name="ce14" table:formula="of:=IF([.C102]&gt;[.D102];[.C102]/[.D102];[.D102]/[.C102])-1" office:value-type="percentage" office:value="2.70784668898782">
            <text:p>270.7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9.919686">
            <text:p>9.920</text:p>
          </table:table-cell>
          <table:table-cell table:style-name="ce29" office:value-type="float" office:value="3.816732778">
            <text:p>3.817</text:p>
          </table:table-cell>
          <table:table-cell table:style-name="ce14" table:formula="of:=IF([.C103]&gt;[.D103];[.C103]/[.D103];[.D103]/[.C103])-1" office:value-type="percentage" office:value="1.59899934760379">
            <text:p>159.9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7.750172">
            <text:p>7.750</text:p>
          </table:table-cell>
          <table:table-cell table:style-name="ce29" office:value-type="float" office:value="3.774945711">
            <text:p>3.775</text:p>
          </table:table-cell>
          <table:table-cell table:style-name="ce14" table:formula="of:=IF([.C104]&gt;[.D104];[.C104]/[.D104];[.D104]/[.C104])-1" office:value-type="percentage" office:value="1.05305522074566">
            <text:p>105.3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24" office:value-type="float" office:value="0.156602">
            <text:p>0.157</text:p>
          </table:table-cell>
          <table:table-cell table:style-name="ce29" office:value-type="float" office:value="0.147034072">
            <text:p>0.147</text:p>
          </table:table-cell>
          <table:table-cell table:style-name="ce14" table:formula="of:=IF([.C105]&gt;[.D105];[.C105]/[.D105];[.D105]/[.C105])-1" office:value-type="percentage" office:value="0.0650728628395736">
            <text:p>6.5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3.117877">
            <text:p>13.118</text:p>
          </table:table-cell>
          <table:table-cell table:style-name="ce29" office:value-type="float" office:value="6.990781775">
            <text:p>6.991</text:p>
          </table:table-cell>
          <table:table-cell table:style-name="ce14" table:formula="of:=IF([.C106]&gt;[.D106];[.C106]/[.D106];[.D106]/[.C106])-1" office:value-type="percentage" office:value="0.876453510094012">
            <text:p>87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2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24" office:value-type="float" office:value="12.853789">
            <text:p>12.854</text:p>
          </table:table-cell>
          <table:table-cell table:style-name="ce29" office:value-type="float" office:value="5.580228997">
            <text:p>5.580</text:p>
          </table:table-cell>
          <table:table-cell table:style-name="ce14" table:formula="of:=IF([.C107]&gt;[.D107];[.C107]/[.D107];[.D107]/[.C107])-1" office:value-type="percentage" office:value="1.30345188466465">
            <text:p>130.3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13];[.C15:.C20];[.C22:.C24];[.C26:.C47];[.C51:.C62];[.C64:.C68];[.C70:.C73];[.C77:.C87];[.C89:.C107])" office:value-type="float" office:value="679.880049">
            <text:p>679.880</text:p>
          </table:table-cell>
          <table:table-cell table:style-name="ce12" table:formula="of:=SUM([.D2:.D13];[.D15:.D20];[.D22:.D24];[.D26:.D47];[.D51:.D62];[.D64:.D68];[.D70:.D73];[.D77:.D87];[.D89:.D107])" office:value-type="float" office:value="325.3981944">
            <text:p>325.398</text:p>
          </table:table-cell>
          <table:table-cell table:style-name="ce16" table:formula="of:=IF([.C108]&gt;[.D108];[.C108]/[.D108];[.D108]/[.C108])-1" office:value-type="percentage" office:value="1.08937867726533">
            <text:p>108.9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 table:number-rows-repeated="65426">
          <table:table-cell table:style-name="ce4" table:number-columns-repeated="4"/>
          <table:table-cell table:style-name="ce17"/>
          <table:table-cell table:number-columns-repeated="2"/>
          <table:table-cell table:style-name="ce4" table:number-columns-repeated="101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1_191x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Benchmark File</text:p>
          </table:table-cell>
          <table:table-cell table:style-name="ce5" office:value-type="string">
            <text:p>Input Size</text:p>
          </table:table-cell>
          <table:table-cell table:style-name="ce23" office:value-type="string">
            <text:p>1.9.1</text:p>
          </table:table-cell>
          <table:table-cell table:style-name="ce23" office:value-type="string">
            <text:p>1.9.1 (tweaked)</text:p>
          </table:table-cell>
          <table:table-cell table:style-name="ce13" office:value-type="string">
            <text:p>Ratio</text:p>
          </table:table-cell>
          <table:table-cell table:number-columns-repeated="2"/>
          <table:table-cell table:style-name="ce18" table:number-columns-repeated="2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cal.rb</text:p>
          </table:table-cell>
          <table:table-cell table:style-name="ce6" office:value-type="float" office:value="500">
            <text:p>500</text:p>
          </table:table-cell>
          <table:table-cell table:style-name="ce32" office:value-type="float" office:value="0.288693978">
            <text:p>0.289</text:p>
          </table:table-cell>
          <table:table-cell table:style-name="ce35" office:value-type="float" office:value="0.253172919">
            <text:p>0.253</text:p>
          </table:table-cell>
          <table:table-cell table:style-name="ce14" table:formula="of:=IF([.C2]&gt;[.D2];[.C2]/[.D2];[.D2]/[.C2])-1" office:value-type="percentage" office:value="0.140303548816767">
            <text:p>14.03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dirp.rb</text:p>
          </table:table-cell>
          <table:table-cell table:style-name="ce6" office:value-type="float" office:value="10000">
            <text:p>10000</text:p>
          </table:table-cell>
          <table:table-cell table:style-name="ce33" office:value-type="float" office:value="0.39337267">
            <text:p>0.393</text:p>
          </table:table-cell>
          <table:table-cell table:style-name="ce36" office:value-type="float" office:value="0.453859614">
            <text:p>0.454</text:p>
          </table:table-cell>
          <table:table-cell table:style-name="ce14" table:formula="of:=IF([.C3]&gt;[.D3];[.C3]/[.D3];[.D3]/[.C3])-1" office:value-type="percentage" office:value="0.153764988299772">
            <text:p>15.3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gzip.rb</text:p>
          </table:table-cell>
          <table:table-cell table:style-name="ce6" office:value-type="float" office:value="100">
            <text:p>100</text:p>
          </table:table-cell>
          <table:table-cell table:style-name="ce33" office:value-type="float" office:value="5.979309117">
            <text:p>5.979</text:p>
          </table:table-cell>
          <table:table-cell table:style-name="ce36" office:value-type="float" office:value="5.991349723">
            <text:p>5.991</text:p>
          </table:table-cell>
          <table:table-cell table:style-name="ce14" table:formula="of:=IF([.C4]&gt;[.D4];[.C4]/[.D4];[.D4]/[.C4])-1" office:value-type="percentage" office:value="0.00201371191293109">
            <text:p>0.2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hilbert_matrix.rb</text:p>
          </table:table-cell>
          <table:table-cell table:style-name="ce6" office:value-type="float" office:value="10">
            <text:p>10</text:p>
          </table:table-cell>
          <table:table-cell table:style-name="ce32" office:value-type="float" office:value="0.002252307">
            <text:p>0.002</text:p>
          </table:table-cell>
          <table:table-cell table:style-name="ce35" office:value-type="float" office:value="0.001996623">
            <text:p>0.002</text:p>
          </table:table-cell>
          <table:table-cell table:style-name="ce14" table:formula="of:=IF([.C5]&gt;[.D5];[.C5]/[.D5];[.D5]/[.C5])-1" office:value-type="percentage" office:value="0.128058226315133">
            <text:p>12.8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hilbert_matrix.rb</text:p>
          </table:table-cell>
          <table:table-cell table:style-name="ce6" office:value-type="float" office:value="20">
            <text:p>20</text:p>
          </table:table-cell>
          <table:table-cell table:style-name="ce32" office:value-type="float" office:value="0.030879363">
            <text:p>0.031</text:p>
          </table:table-cell>
          <table:table-cell table:style-name="ce35" office:value-type="float" office:value="0.027318503">
            <text:p>0.027</text:p>
          </table:table-cell>
          <table:table-cell table:style-name="ce14" table:formula="of:=IF([.C6]&gt;[.D6];[.C6]/[.D6];[.D6]/[.C6])-1" office:value-type="percentage" office:value="0.130346088143995">
            <text:p>13.0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hilbert_matrix.rb</text:p>
          </table:table-cell>
          <table:table-cell table:style-name="ce6" office:value-type="float" office:value="30">
            <text:p>30</text:p>
          </table:table-cell>
          <table:table-cell table:style-name="ce32" office:value-type="float" office:value="0.153656054">
            <text:p>0.154</text:p>
          </table:table-cell>
          <table:table-cell table:style-name="ce35" office:value-type="float" office:value="0.132865228">
            <text:p>0.133</text:p>
          </table:table-cell>
          <table:table-cell table:style-name="ce14" table:formula="of:=IF([.C7]&gt;[.D7];[.C7]/[.D7];[.D7]/[.C7])-1" office:value-type="percentage" office:value="0.156480565404216">
            <text:p>15.6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hilbert_matrix.rb</text:p>
          </table:table-cell>
          <table:table-cell table:style-name="ce6" office:value-type="float" office:value="40">
            <text:p>40</text:p>
          </table:table-cell>
          <table:table-cell table:style-name="ce32" office:value-type="float" office:value="0.476874872">
            <text:p>0.477</text:p>
          </table:table-cell>
          <table:table-cell table:style-name="ce35" office:value-type="float" office:value="0.399167282">
            <text:p>0.399</text:p>
          </table:table-cell>
          <table:table-cell table:style-name="ce14" table:formula="of:=IF([.C8]&gt;[.D8];[.C8]/[.D8];[.D8]/[.C8])-1" office:value-type="percentage" office:value="0.194674246873771">
            <text:p>19.4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hilbert_matrix.rb</text:p>
          </table:table-cell>
          <table:table-cell table:style-name="ce6" office:value-type="float" office:value="50">
            <text:p>50</text:p>
          </table:table-cell>
          <table:table-cell table:style-name="ce32" office:value-type="float" office:value="1.256471487">
            <text:p>1.256</text:p>
          </table:table-cell>
          <table:table-cell table:style-name="ce35" office:value-type="float" office:value="1.021935144">
            <text:p>1.022</text:p>
          </table:table-cell>
          <table:table-cell table:style-name="ce14" table:formula="of:=IF([.C9]&gt;[.D9];[.C9]/[.D9];[.D9]/[.C9])-1" office:value-type="percentage" office:value="0.229502179641255">
            <text:p>22.9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hilbert_matrix.rb</text:p>
          </table:table-cell>
          <table:table-cell table:style-name="ce6" office:value-type="float" office:value="60">
            <text:p>60</text:p>
          </table:table-cell>
          <table:table-cell table:style-name="ce32" office:value-type="float" office:value="3.024171464">
            <text:p>3.024</text:p>
          </table:table-cell>
          <table:table-cell table:style-name="ce35" office:value-type="float" office:value="2.295891862">
            <text:p>2.296</text:p>
          </table:table-cell>
          <table:table-cell table:style-name="ce14" table:formula="of:=IF([.C10]&gt;[.D10];[.C10]/[.D10];[.D10]/[.C10])-1" office:value-type="percentage" office:value="0.317209888694662">
            <text:p>31.7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list.rb</text:p>
          </table:table-cell>
          <table:table-cell table:style-name="ce6" office:value-type="float" office:value="1000">
            <text:p>1000</text:p>
          </table:table-cell>
          <table:table-cell table:style-name="ce32" office:value-type="float" office:value="0.026408238">
            <text:p>0.026</text:p>
          </table:table-cell>
          <table:table-cell table:style-name="ce35" office:value-type="float" office:value="0.0246713329999999">
            <text:p>0.025</text:p>
          </table:table-cell>
          <table:table-cell table:style-name="ce14" table:formula="of:=IF([.C11]&gt;[.D11];[.C11]/[.D11];[.D11]/[.C11])-1" office:value-type="percentage" office:value="0.0704017492690852">
            <text:p>7.0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list.rb</text:p>
          </table:table-cell>
          <table:table-cell table:style-name="ce6" office:value-type="float" office:value="10000">
            <text:p>10000</text:p>
          </table:table-cell>
          <table:table-cell table:style-name="ce32" office:value-type="float" office:value="2.757632314">
            <text:p>2.758</text:p>
          </table:table-cell>
          <table:table-cell table:style-name="ce35" office:value-type="float" office:value="1.418369188">
            <text:p>1.418</text:p>
          </table:table-cell>
          <table:table-cell table:style-name="ce14" table:formula="of:=IF([.C12]&gt;[.D12];[.C12]/[.D12];[.D12]/[.C12])-1" office:value-type="percentage" office:value="0.94422745314177">
            <text:p>94.4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mpart.rb</text:p>
          </table:table-cell>
          <table:table-cell table:style-name="ce6" office:value-type="float" office:value="300">
            <text:p>300</text:p>
          </table:table-cell>
          <table:table-cell table:style-name="ce32" office:value-type="float" office:value="0.033683327">
            <text:p>0.034</text:p>
          </table:table-cell>
          <table:table-cell table:style-name="ce35" office:value-type="float" office:value="0.032192711">
            <text:p>0.032</text:p>
          </table:table-cell>
          <table:table-cell table:style-name="ce14" table:formula="of:=IF([.C13]&gt;[.D13];[.C13]/[.D13];[.D13]/[.C13])-1" office:value-type="percentage" office:value="0.0463029037846487">
            <text:p>4.6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norvig_spelling.rb</text:p>
          </table:table-cell>
          <table:table-cell table:style-name="ce6" office:value-type="float" office:value="50">
            <text:p>50</text:p>
          </table:table-cell>
          <table:table-cell table:style-name="ce34" office:value-type="string">
            <text:p>ArgumentError</text:p>
          </table:table-cell>
          <table:table-cell table:style-name="ce36" office:value-type="float" office:value="4.781112559">
            <text:p>4.781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observ.rb</text:p>
          </table:table-cell>
          <table:table-cell table:style-name="ce6" office:value-type="float" office:value="100000">
            <text:p>100000</text:p>
          </table:table-cell>
          <table:table-cell table:style-name="ce32" office:value-type="float" office:value="0.360238999">
            <text:p>0.360</text:p>
          </table:table-cell>
          <table:table-cell table:style-name="ce35" office:value-type="float" office:value="0.336244663">
            <text:p>0.336</text:p>
          </table:table-cell>
          <table:table-cell table:style-name="ce14" table:formula="of:=IF([.C15]&gt;[.D15];[.C15]/[.D15];[.D15]/[.C15])-1" office:value-type="percentage" office:value="0.0713597527048333">
            <text:p>7.1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parse_log.rb</text:p>
          </table:table-cell>
          <table:table-cell table:style-name="ce6" office:value-type="float" office:value="100">
            <text:p>100</text:p>
          </table:table-cell>
          <table:table-cell table:style-name="ce33" office:value-type="float" office:value="0.309445538">
            <text:p>0.309</text:p>
          </table:table-cell>
          <table:table-cell table:style-name="ce36" office:value-type="float" office:value="0.460208313">
            <text:p>0.460</text:p>
          </table:table-cell>
          <table:table-cell table:style-name="ce14" table:formula="of:=IF([.C16]&gt;[.D16];[.C16]/[.D16];[.D16]/[.C16])-1" office:value-type="percentage" office:value="0.487202937144952">
            <text:p>48.72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pi.rb</text:p>
          </table:table-cell>
          <table:table-cell table:style-name="ce6" office:value-type="float" office:value="1000">
            <text:p>1000</text:p>
          </table:table-cell>
          <table:table-cell table:style-name="ce32" office:value-type="float" office:value="0.023831224">
            <text:p>0.024</text:p>
          </table:table-cell>
          <table:table-cell table:style-name="ce35" office:value-type="float" office:value="0.02306844">
            <text:p>0.023</text:p>
          </table:table-cell>
          <table:table-cell table:style-name="ce14" table:formula="of:=IF([.C17]&gt;[.D17];[.C17]/[.D17];[.D17]/[.C17])-1" office:value-type="percentage" office:value="0.0330661284421487">
            <text:p>3.3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pi.rb</text:p>
          </table:table-cell>
          <table:table-cell table:style-name="ce6" office:value-type="float" office:value="10000">
            <text:p>10000</text:p>
          </table:table-cell>
          <table:table-cell table:style-name="ce32" office:value-type="float" office:value="2.033558182">
            <text:p>2.034</text:p>
          </table:table-cell>
          <table:table-cell table:style-name="ce35" office:value-type="float" office:value="1.978725307">
            <text:p>1.979</text:p>
          </table:table-cell>
          <table:table-cell table:style-name="ce14" table:formula="of:=IF([.C18]&gt;[.D18];[.C18]/[.D18];[.D18]/[.C18])-1" office:value-type="percentage" office:value="0.0277112112560656">
            <text:p>2.7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rcs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0.580577774">
            <text:p>0.581</text:p>
          </table:table-cell>
          <table:table-cell table:style-name="ce35" office:value-type="float" office:value="0.491365708">
            <text:p>0.491</text:p>
          </table:table-cell>
          <table:table-cell table:style-name="ce14" table:formula="of:=IF([.C19]&gt;[.D19];[.C19]/[.D19];[.D19]/[.C19])-1" office:value-type="percentage" office:value="0.181559405850927">
            <text:p>18.1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acro-benchmarks/bm_sudoku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1.660938061">
            <text:p>1.661</text:p>
          </table:table-cell>
          <table:table-cell table:style-name="ce35" office:value-type="float" office:value="1.57040321">
            <text:p>1.570</text:p>
          </table:table-cell>
          <table:table-cell table:style-name="ce14" table:formula="of:=IF([.C20]&gt;[.D20];[.C20]/[.D20];[.D20]/[.C20])-1" office:value-type="percentage" office:value="0.0576507042417469">
            <text:p>5.7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factorial.rb</text:p>
          </table:table-cell>
          <table:table-cell table:style-name="ce6" office:value-type="float" office:value="5000">
            <text:p>5000</text:p>
          </table:table-cell>
          <table:table-cell table:style-name="ce32" office:value-type="float" office:value="0.037477113">
            <text:p>0.037</text:p>
          </table:table-cell>
          <table:table-cell table:style-name="ce35" office:value-type="float" office:value="0.036094527">
            <text:p>0.036</text:p>
          </table:table-cell>
          <table:table-cell table:style-name="ce14" table:formula="of:=IF([.C21]&gt;[.D21];[.C21]/[.D21];[.D21]/[.C21])-1" office:value-type="percentage" office:value="0.0383045883936919">
            <text:p>3.8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fib.rb</text:p>
          </table:table-cell>
          <table:table-cell table:style-name="ce6" office:value-type="float" office:value="30">
            <text:p>30</text:p>
          </table:table-cell>
          <table:table-cell table:style-name="ce32" office:value-type="float" office:value="0.188666388">
            <text:p>0.189</text:p>
          </table:table-cell>
          <table:table-cell table:style-name="ce35" office:value-type="float" office:value="0.177199427">
            <text:p>0.177</text:p>
          </table:table-cell>
          <table:table-cell table:style-name="ce14" table:formula="of:=IF([.C22]&gt;[.D22];[.C22]/[.D22];[.D22]/[.C22])-1" office:value-type="percentage" office:value="0.0647121787814811">
            <text:p>6.4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fib.rb</text:p>
          </table:table-cell>
          <table:table-cell table:style-name="ce6" office:value-type="float" office:value="35">
            <text:p>35</text:p>
          </table:table-cell>
          <table:table-cell table:style-name="ce32" office:value-type="float" office:value="2.098845834">
            <text:p>2.099</text:p>
          </table:table-cell>
          <table:table-cell table:style-name="ce35" office:value-type="float" office:value="1.953629742">
            <text:p>1.954</text:p>
          </table:table-cell>
          <table:table-cell table:style-name="ce14" table:formula="of:=IF([.C23]&gt;[.D23];[.C23]/[.D23];[.D23]/[.C23])-1" office:value-type="percentage" office:value="0.0743314297883984">
            <text:p>7.4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mandelbro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277137947">
            <text:p>0.277</text:p>
          </table:table-cell>
          <table:table-cell table:style-name="ce35" office:value-type="float" office:value="0.241754735">
            <text:p>0.242</text:p>
          </table:table-cell>
          <table:table-cell table:style-name="ce14" table:formula="of:=IF([.C24]&gt;[.D24];[.C24]/[.D24];[.D24]/[.C24])-1" office:value-type="percentage" office:value="0.146359954438948">
            <text:p>14.6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pentomino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24.784330022">
            <text:p>24.784</text:p>
          </table:table-cell>
          <table:table-cell table:style-name="ce35" office:value-type="float" office:value="23.879976735">
            <text:p>23.880</text:p>
          </table:table-cell>
          <table:table-cell table:style-name="ce14" table:formula="of:=IF([.C25]&gt;[.D25];[.C25]/[.D25];[.D25]/[.C25])-1" office:value-type="percentage" office:value="0.0378707775571039">
            <text:p>3.7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tak.rb</text:p>
          </table:table-cell>
          <table:table-cell table:style-name="ce6" office:value-type="float" office:value="7">
            <text:p>7</text:p>
          </table:table-cell>
          <table:table-cell table:style-name="ce32" office:value-type="float" office:value="0.14310618">
            <text:p>0.143</text:p>
          </table:table-cell>
          <table:table-cell table:style-name="ce35" office:value-type="float" office:value="0.137695512">
            <text:p>0.138</text:p>
          </table:table-cell>
          <table:table-cell table:style-name="ce14" table:formula="of:=IF([.C26]&gt;[.D26];[.C26]/[.D26];[.D26]/[.C26])-1" office:value-type="percentage" office:value="0.03929443974906">
            <text:p>3.93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tak.rb</text:p>
          </table:table-cell>
          <table:table-cell table:style-name="ce6" office:value-type="float" office:value="8">
            <text:p>8</text:p>
          </table:table-cell>
          <table:table-cell table:style-name="ce32" office:value-type="float" office:value="0.413921453">
            <text:p>0.414</text:p>
          </table:table-cell>
          <table:table-cell table:style-name="ce35" office:value-type="float" office:value="0.395253614">
            <text:p>0.395</text:p>
          </table:table-cell>
          <table:table-cell table:style-name="ce14" table:formula="of:=IF([.C27]&gt;[.D27];[.C27]/[.D27];[.D27]/[.C27])-1" office:value-type="percentage" office:value="0.0472300273515021">
            <text:p>4.7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tak.rb</text:p>
          </table:table-cell>
          <table:table-cell table:style-name="ce6" office:value-type="float" office:value="9">
            <text:p>9</text:p>
          </table:table-cell>
          <table:table-cell table:style-name="ce32" office:value-type="float" office:value="1.091274789">
            <text:p>1.091</text:p>
          </table:table-cell>
          <table:table-cell table:style-name="ce35" office:value-type="float" office:value="1.053608211">
            <text:p>1.054</text:p>
          </table:table-cell>
          <table:table-cell table:style-name="ce14" table:formula="of:=IF([.C28]&gt;[.D28];[.C28]/[.D28];[.D28]/[.C28])-1" office:value-type="percentage" office:value="0.0357500801595405">
            <text:p>3.5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tarai.rb</text:p>
          </table:table-cell>
          <table:table-cell table:style-name="ce6" office:value-type="float" office:value="3">
            <text:p>3</text:p>
          </table:table-cell>
          <table:table-cell table:style-name="ce32" office:value-type="float" office:value="0.492263194">
            <text:p>0.492</text:p>
          </table:table-cell>
          <table:table-cell table:style-name="ce35" office:value-type="float" office:value="0.484775058">
            <text:p>0.485</text:p>
          </table:table-cell>
          <table:table-cell table:style-name="ce14" table:formula="of:=IF([.C29]&gt;[.D29];[.C29]/[.D29];[.D29]/[.C29])-1" office:value-type="percentage" office:value="0.0154466197805085">
            <text:p>1.5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tarai.rb</text:p>
          </table:table-cell>
          <table:table-cell table:style-name="ce6" office:value-type="float" office:value="4">
            <text:p>4</text:p>
          </table:table-cell>
          <table:table-cell table:style-name="ce32" office:value-type="float" office:value="0.603942512">
            <text:p>0.604</text:p>
          </table:table-cell>
          <table:table-cell table:style-name="ce35" office:value-type="float" office:value="0.584564223">
            <text:p>0.585</text:p>
          </table:table-cell>
          <table:table-cell table:style-name="ce14" table:formula="of:=IF([.C30]&gt;[.D30];[.C30]/[.D30];[.D30]/[.C30])-1" office:value-type="percentage" office:value="0.0331499743527754">
            <text:p>3.31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app_tarai.rb</text:p>
          </table:table-cell>
          <table:table-cell table:style-name="ce6" office:value-type="float" office:value="5">
            <text:p>5</text:p>
          </table:table-cell>
          <table:table-cell table:style-name="ce32" office:value-type="float" office:value="0.731473782">
            <text:p>0.731</text:p>
          </table:table-cell>
          <table:table-cell table:style-name="ce35" office:value-type="float" office:value="0.708294276">
            <text:p>0.708</text:p>
          </table:table-cell>
          <table:table-cell table:style-name="ce14" table:formula="of:=IF([.C31]&gt;[.D31];[.C31]/[.D31];[.D31]/[.C31])-1" office:value-type="percentage" office:value="0.0327258129642147">
            <text:p>3.27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binary_trees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12.499791378">
            <text:p>12.500</text:p>
          </table:table-cell>
          <table:table-cell table:style-name="ce35" office:value-type="float" office:value="11.870117788">
            <text:p>11.870</text:p>
          </table:table-cell>
          <table:table-cell table:style-name="ce14" table:formula="of:=IF([.C32]&gt;[.D32];[.C32]/[.D32];[.D32]/[.C32])-1" office:value-type="percentage" office:value="0.0530469538083744">
            <text:p>5.3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multithreaded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006107355">
            <text:p>0.006</text:p>
          </table:table-cell>
          <table:table-cell table:style-name="ce35" office:value-type="float" office:value="0.005923238">
            <text:p>0.006</text:p>
          </table:table-cell>
          <table:table-cell table:style-name="ce14" table:formula="of:=IF([.C33]&gt;[.D33];[.C33]/[.D33];[.D33]/[.C33])-1" office:value-type="percentage" office:value="0.0310838429926334">
            <text:p>3.1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multithreaded.rb</text:p>
          </table:table-cell>
          <table:table-cell table:style-name="ce6" office:value-type="float" office:value="2">
            <text:p>2</text:p>
          </table:table-cell>
          <table:table-cell table:style-name="ce32" office:value-type="float" office:value="0.012168745">
            <text:p>0.012</text:p>
          </table:table-cell>
          <table:table-cell table:style-name="ce35" office:value-type="float" office:value="0.011729911">
            <text:p>0.012</text:p>
          </table:table-cell>
          <table:table-cell table:style-name="ce14" table:formula="of:=IF([.C34]&gt;[.D34];[.C34]/[.D34];[.D34]/[.C34])-1" office:value-type="percentage" office:value="0.0374115370525829">
            <text:p>3.7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multithreaded.rb</text:p>
          </table:table-cell>
          <table:table-cell table:style-name="ce6" office:value-type="float" office:value="4">
            <text:p>4</text:p>
          </table:table-cell>
          <table:table-cell table:style-name="ce32" office:value-type="float" office:value="0.024664854">
            <text:p>0.025</text:p>
          </table:table-cell>
          <table:table-cell table:style-name="ce35" office:value-type="float" office:value="0.023561981">
            <text:p>0.024</text:p>
          </table:table-cell>
          <table:table-cell table:style-name="ce14" table:formula="of:=IF([.C35]&gt;[.D35];[.C35]/[.D35];[.D35]/[.C35])-1" office:value-type="percentage" office:value="0.0468073121695496">
            <text:p>4.6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multithreaded.rb</text:p>
          </table:table-cell>
          <table:table-cell table:style-name="ce6" office:value-type="float" office:value="8">
            <text:p>8</text:p>
          </table:table-cell>
          <table:table-cell table:style-name="ce32" office:value-type="float" office:value="0.0493834369999999">
            <text:p>0.049</text:p>
          </table:table-cell>
          <table:table-cell table:style-name="ce35" office:value-type="float" office:value="0.047365073">
            <text:p>0.047</text:p>
          </table:table-cell>
          <table:table-cell table:style-name="ce14" table:formula="of:=IF([.C36]&gt;[.D36];[.C36]/[.D36];[.D36]/[.C36])-1" office:value-type="percentage" office:value="0.0426129185950985">
            <text:p>4.2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multithreaded.rb</text:p>
          </table:table-cell>
          <table:table-cell table:style-name="ce6" office:value-type="float" office:value="16">
            <text:p>16</text:p>
          </table:table-cell>
          <table:table-cell table:style-name="ce32" office:value-type="float" office:value="0.099565455">
            <text:p>0.100</text:p>
          </table:table-cell>
          <table:table-cell table:style-name="ce35" office:value-type="float" office:value="0.094888808">
            <text:p>0.095</text:p>
          </table:table-cell>
          <table:table-cell table:style-name="ce14" table:formula="of:=IF([.C37]&gt;[.D37];[.C37]/[.D37];[.D37]/[.C37])-1" office:value-type="percentage" office:value="0.0492855490396718">
            <text:p>4.9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shared_thread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060839944">
            <text:p>0.061</text:p>
          </table:table-cell>
          <table:table-cell table:style-name="ce35" office:value-type="float" office:value="0.0589400389999999">
            <text:p>0.059</text:p>
          </table:table-cell>
          <table:table-cell table:style-name="ce14" table:formula="of:=IF([.C38]&gt;[.D38];[.C38]/[.D38];[.D38]/[.C38])-1" office:value-type="percentage" office:value="0.0322345392408057">
            <text:p>3.2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shared_thread.rb</text:p>
          </table:table-cell>
          <table:table-cell table:style-name="ce6" office:value-type="float" office:value="2">
            <text:p>2</text:p>
          </table:table-cell>
          <table:table-cell table:style-name="ce32" office:value-type="float" office:value="0.061023219">
            <text:p>0.061</text:p>
          </table:table-cell>
          <table:table-cell table:style-name="ce35" office:value-type="float" office:value="0.059211241">
            <text:p>0.059</text:p>
          </table:table-cell>
          <table:table-cell table:style-name="ce14" table:formula="of:=IF([.C39]&gt;[.D39];[.C39]/[.D39];[.D39]/[.C39])-1" office:value-type="percentage" office:value="0.0306019257390671">
            <text:p>3.0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shared_thread.rb</text:p>
          </table:table-cell>
          <table:table-cell table:style-name="ce6" office:value-type="float" office:value="4">
            <text:p>4</text:p>
          </table:table-cell>
          <table:table-cell table:style-name="ce32" office:value-type="float" office:value="0.06088868">
            <text:p>0.061</text:p>
          </table:table-cell>
          <table:table-cell table:style-name="ce35" office:value-type="float" office:value="0.058944639">
            <text:p>0.059</text:p>
          </table:table-cell>
          <table:table-cell table:style-name="ce14" table:formula="of:=IF([.C40]&gt;[.D40];[.C40]/[.D40];[.D40]/[.C40])-1" office:value-type="percentage" office:value="0.0329807940633922">
            <text:p>3.3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shared_thread.rb</text:p>
          </table:table-cell>
          <table:table-cell table:style-name="ce6" office:value-type="float" office:value="8">
            <text:p>8</text:p>
          </table:table-cell>
          <table:table-cell table:style-name="ce32" office:value-type="float" office:value="0.062213255">
            <text:p>0.062</text:p>
          </table:table-cell>
          <table:table-cell table:style-name="ce35" office:value-type="float" office:value="0.059151748">
            <text:p>0.059</text:p>
          </table:table-cell>
          <table:table-cell table:style-name="ce14" table:formula="of:=IF([.C41]&gt;[.D41];[.C41]/[.D41];[.D41]/[.C41])-1" office:value-type="percentage" office:value="0.0517568305842795">
            <text:p>5.1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count_shared_thread.rb</text:p>
          </table:table-cell>
          <table:table-cell table:style-name="ce6" office:value-type="float" office:value="16">
            <text:p>16</text:p>
          </table:table-cell>
          <table:table-cell table:style-name="ce32" office:value-type="float" office:value="0.061943555">
            <text:p>0.062</text:p>
          </table:table-cell>
          <table:table-cell table:style-name="ce35" office:value-type="float" office:value="0.059047734">
            <text:p>0.059</text:p>
          </table:table-cell>
          <table:table-cell table:style-name="ce14" table:formula="of:=IF([.C42]&gt;[.D42];[.C42]/[.D42];[.D42]/[.C42])-1" office:value-type="percentage" office:value="0.0490420343649427">
            <text:p>4.9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eval.rb</text:p>
          </table:table-cell>
          <table:table-cell table:style-name="ce6" office:value-type="float" office:value="1000000">
            <text:p>1000000</text:p>
          </table:table-cell>
          <table:table-cell table:style-name="ce33" office:value-type="float" office:value="5.891645993">
            <text:p>5.892</text:p>
          </table:table-cell>
          <table:table-cell table:style-name="ce36" office:value-type="float" office:value="6.629889445">
            <text:p>6.630</text:p>
          </table:table-cell>
          <table:table-cell table:style-name="ce14" table:formula="of:=IF([.C43]&gt;[.D43];[.C43]/[.D43];[.D43]/[.C43])-1" office:value-type="percentage" office:value="0.125303430124132">
            <text:p>12.5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annkuch.rb</text:p>
          </table:table-cell>
          <table:table-cell table:style-name="ce6" office:value-type="float" office:value="6">
            <text:p>6</text:p>
          </table:table-cell>
          <table:table-cell table:style-name="ce32" office:value-type="float" office:value="0.003425627">
            <text:p>0.003</text:p>
          </table:table-cell>
          <table:table-cell table:style-name="ce35" office:value-type="float" office:value="0.003169663">
            <text:p>0.003</text:p>
          </table:table-cell>
          <table:table-cell table:style-name="ce14" table:formula="of:=IF([.C44]&gt;[.D44];[.C44]/[.D44];[.D44]/[.C44])-1" office:value-type="percentage" office:value="0.0807543262485633">
            <text:p>8.0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annkuch.rb</text:p>
          </table:table-cell>
          <table:table-cell table:style-name="ce6" office:value-type="float" office:value="8">
            <text:p>8</text:p>
          </table:table-cell>
          <table:table-cell table:style-name="ce32" office:value-type="float" office:value="0.251999">
            <text:p>0.252</text:p>
          </table:table-cell>
          <table:table-cell table:style-name="ce35" office:value-type="float" office:value="0.240913064">
            <text:p>0.241</text:p>
          </table:table-cell>
          <table:table-cell table:style-name="ce14" table:formula="of:=IF([.C45]&gt;[.D45];[.C45]/[.D45];[.D45]/[.C45])-1" office:value-type="percentage" office:value="0.0460163339253366">
            <text:p>4.6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annkuch.rb</text:p>
          </table:table-cell>
          <table:table-cell table:style-name="ce6" office:value-type="float" office:value="10">
            <text:p>10</text:p>
          </table:table-cell>
          <table:table-cell table:style-name="ce33" office:value-type="float" office:value="29.300118005">
            <text:p>29.300</text:p>
          </table:table-cell>
          <table:table-cell table:style-name="ce36" office:value-type="float" office:value="29.922442607">
            <text:p>29.922</text:p>
          </table:table-cell>
          <table:table-cell table:style-name="ce14" table:formula="of:=IF([.C46]&gt;[.D46];[.C46]/[.D46];[.D46]/[.C46])-1" office:value-type="percentage" office:value="0.0212396619663375">
            <text:p>2.1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asta.rb</text:p>
          </table:table-cell>
          <table:table-cell table:style-name="ce6" office:value-type="float" office:value="1000000">
            <text:p>1000000</text:p>
          </table:table-cell>
          <table:table-cell table:style-name="ce32" office:value-type="float" office:value="13.991558333">
            <text:p>13.992</text:p>
          </table:table-cell>
          <table:table-cell table:style-name="ce35" office:value-type="float" office:value="12.559646857">
            <text:p>12.560</text:p>
          </table:table-cell>
          <table:table-cell table:style-name="ce14" table:formula="of:=IF([.C47]&gt;[.D47];[.C47]/[.D47];[.D47]/[.C47])-1" office:value-type="percentage" office:value="0.114008896293285">
            <text:p>11.4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iber_ring.rb</text:p>
          </table:table-cell>
          <table:table-cell table:style-name="ce6" office:value-type="float" office:value="10">
            <text:p>10</text:p>
          </table:table-cell>
          <table:table-cell table:style-name="ce32" office:value-type="float" office:value="0.000271297">
            <text:p>0.000</text:p>
          </table:table-cell>
          <table:table-cell table:style-name="ce35" office:value-type="float" office:value="0.000263509">
            <text:p>0.000</text:p>
          </table:table-cell>
          <table:table-cell table:style-name="ce14" table:formula="of:=IF([.C48]&gt;[.D48];[.C48]/[.D48];[.D48]/[.C48])-1" office:value-type="percentage" office:value="0.0295549677620119">
            <text:p>2.9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iber_ring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0.017977235">
            <text:p>0.018</text:p>
          </table:table-cell>
          <table:table-cell table:style-name="ce35" office:value-type="float" office:value="0.017523657">
            <text:p>0.018</text:p>
          </table:table-cell>
          <table:table-cell table:style-name="ce14" table:formula="of:=IF([.C49]&gt;[.D49];[.C49]/[.D49];[.D49]/[.C49])-1" office:value-type="percentage" office:value="0.0258837524610303">
            <text:p>2.59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iber_ring.rb</text:p>
          </table:table-cell>
          <table:table-cell table:style-name="ce6" office:value-type="float" office:value="1000">
            <text:p>1000</text:p>
          </table:table-cell>
          <table:table-cell table:style-name="ce32" office:value-type="float" office:value="1.723728115">
            <text:p>1.724</text:p>
          </table:table-cell>
          <table:table-cell table:style-name="ce35" office:value-type="float" office:value="1.682170346">
            <text:p>1.682</text:p>
          </table:table-cell>
          <table:table-cell table:style-name="ce14" table:formula="of:=IF([.C50]&gt;[.D50];[.C50]/[.D50];[.D50]/[.C50])-1" office:value-type="percentage" office:value="0.0247048517403836">
            <text:p>2.4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fractal.rb</text:p>
          </table:table-cell>
          <table:table-cell table:style-name="ce6" office:value-type="float" office:value="5">
            <text:p>5</text:p>
          </table:table-cell>
          <table:table-cell table:style-name="ce32" office:value-type="float" office:value="3.003910489">
            <text:p>3.004</text:p>
          </table:table-cell>
          <table:table-cell table:style-name="ce35" office:value-type="float" office:value="2.326470293">
            <text:p>2.326</text:p>
          </table:table-cell>
          <table:table-cell table:style-name="ce14" table:formula="of:=IF([.C51]&gt;[.D51];[.C51]/[.D51];[.D51]/[.C51])-1" office:value-type="percentage" office:value="0.291187984664286">
            <text:p>29.1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gc_array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39.619109642">
            <text:p>39.619</text:p>
          </table:table-cell>
          <table:table-cell table:style-name="ce35" office:value-type="float" office:value="15.784951063">
            <text:p>15.785</text:p>
          </table:table-cell>
          <table:table-cell table:style-name="ce14" table:formula="of:=IF([.C52]&gt;[.D52];[.C52]/[.D52];[.D52]/[.C52])-1" office:value-type="percentage" office:value="1.50992920306655">
            <text:p>150.9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gc_mb.rb</text:p>
          </table:table-cell>
          <table:table-cell table:style-name="ce6" office:value-type="float" office:value="500000">
            <text:p>500000</text:p>
          </table:table-cell>
          <table:table-cell table:style-name="ce33" office:value-type="float" office:value="0.172666499">
            <text:p>0.173</text:p>
          </table:table-cell>
          <table:table-cell table:style-name="ce36" office:value-type="float" office:value="0.233218058">
            <text:p>0.233</text:p>
          </table:table-cell>
          <table:table-cell table:style-name="ce14" table:formula="of:=IF([.C53]&gt;[.D53];[.C53]/[.D53];[.D53]/[.C53])-1" office:value-type="percentage" office:value="0.350685045163277">
            <text:p>35.0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gc_mb.rb</text:p>
          </table:table-cell>
          <table:table-cell table:style-name="ce6" office:value-type="float" office:value="1000000">
            <text:p>1000000</text:p>
          </table:table-cell>
          <table:table-cell table:style-name="ce33" office:value-type="float" office:value="0.345997533">
            <text:p>0.346</text:p>
          </table:table-cell>
          <table:table-cell table:style-name="ce36" office:value-type="float" office:value="0.470013092">
            <text:p>0.470</text:p>
          </table:table-cell>
          <table:table-cell table:style-name="ce14" table:formula="of:=IF([.C54]&gt;[.D54];[.C54]/[.D54];[.D54]/[.C54])-1" office:value-type="percentage" office:value="0.358429026717945">
            <text:p>35.8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gc_mb.rb</text:p>
          </table:table-cell>
          <table:table-cell table:style-name="ce6" office:value-type="float" office:value="3000000">
            <text:p>3000000</text:p>
          </table:table-cell>
          <table:table-cell table:style-name="ce33" office:value-type="float" office:value="1.086737471">
            <text:p>1.087</text:p>
          </table:table-cell>
          <table:table-cell table:style-name="ce36" office:value-type="float" office:value="1.400104401">
            <text:p>1.400</text:p>
          </table:table-cell>
          <table:table-cell table:style-name="ce14" table:formula="of:=IF([.C55]&gt;[.D55];[.C55]/[.D55];[.D55]/[.C55])-1" office:value-type="percentage" office:value="0.288355686964253">
            <text:p>28.8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gc_string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3.09021219">
            <text:p>3.090</text:p>
          </table:table-cell>
          <table:table-cell table:style-name="ce35" office:value-type="float" office:value="2.857076532">
            <text:p>2.857</text:p>
          </table:table-cell>
          <table:table-cell table:style-name="ce14" table:formula="of:=IF([.C56]&gt;[.D56];[.C56]/[.D56];[.D56]/[.C56])-1" office:value-type="percentage" office:value="0.0815993745315604">
            <text:p>8.1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knucleotide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826468501">
            <text:p>0.826</text:p>
          </table:table-cell>
          <table:table-cell table:style-name="ce35" office:value-type="float" office:value="0.737331452">
            <text:p>0.737</text:p>
          </table:table-cell>
          <table:table-cell table:style-name="ce14" table:formula="of:=IF([.C57]&gt;[.D57];[.C57]/[.D57];[.D57]/[.C57])-1" office:value-type="percentage" office:value="0.120891423739238">
            <text:p>12.0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lucas_lehmer.rb</text:p>
          </table:table-cell>
          <table:table-cell table:style-name="ce6" office:value-type="float" office:value="9689">
            <text:p>9689</text:p>
          </table:table-cell>
          <table:table-cell table:style-name="ce32" office:value-type="float" office:value="4.61144624">
            <text:p>4.611</text:p>
          </table:table-cell>
          <table:table-cell table:style-name="ce35" office:value-type="float" office:value="4.435848312">
            <text:p>4.436</text:p>
          </table:table-cell>
          <table:table-cell table:style-name="ce14" table:formula="of:=IF([.C58]&gt;[.D58];[.C58]/[.D58];[.D58]/[.C58])-1" office:value-type="percentage" office:value="0.039586098452683">
            <text:p>3.96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lucas_lehmer.rb</text:p>
          </table:table-cell>
          <table:table-cell table:style-name="ce6" office:value-type="float" office:value="9941">
            <text:p>9941</text:p>
          </table:table-cell>
          <table:table-cell table:style-name="ce32" office:value-type="float" office:value="4.979570635">
            <text:p>4.980</text:p>
          </table:table-cell>
          <table:table-cell table:style-name="ce35" office:value-type="float" office:value="4.791790752">
            <text:p>4.792</text:p>
          </table:table-cell>
          <table:table-cell table:style-name="ce14" table:formula="of:=IF([.C59]&gt;[.D59];[.C59]/[.D59];[.D59]/[.C59])-1" office:value-type="percentage" office:value="0.0391878303370456">
            <text:p>3.92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lucas_lehmer.rb</text:p>
          </table:table-cell>
          <table:table-cell table:style-name="ce6" office:value-type="float" office:value="11213">
            <text:p>11213</text:p>
          </table:table-cell>
          <table:table-cell table:style-name="ce32" office:value-type="float" office:value="7.096178068">
            <text:p>7.096</text:p>
          </table:table-cell>
          <table:table-cell table:style-name="ce35" office:value-type="float" office:value="6.830237386">
            <text:p>6.830</text:p>
          </table:table-cell>
          <table:table-cell table:style-name="ce14" table:formula="of:=IF([.C60]&gt;[.D60];[.C60]/[.D60];[.D60]/[.C60])-1" office:value-type="percentage" office:value="0.0389357890466737">
            <text:p>3.89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lucas_lehmer.rb</text:p>
          </table:table-cell>
          <table:table-cell table:style-name="ce6" office:value-type="float" office:value="19937">
            <text:p>19937</text:p>
          </table:table-cell>
          <table:table-cell table:style-name="ce32" office:value-type="float" office:value="38.069223143">
            <text:p>38.069</text:p>
          </table:table-cell>
          <table:table-cell table:style-name="ce35" office:value-type="float" office:value="36.631682608">
            <text:p>36.632</text:p>
          </table:table-cell>
          <table:table-cell table:style-name="ce14" table:formula="of:=IF([.C61]&gt;[.D61];[.C61]/[.D61];[.D61]/[.C61])-1" office:value-type="percentage" office:value="0.0392430932093208">
            <text:p>3.92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mandelbro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30.206907668">
            <text:p>30.207</text:p>
          </table:table-cell>
          <table:table-cell table:style-name="ce35" office:value-type="float" office:value="22.877193265">
            <text:p>22.877</text:p>
          </table:table-cell>
          <table:table-cell table:style-name="ce14" table:formula="of:=IF([.C62]&gt;[.D62];[.C62]/[.D62];[.D62]/[.C62])-1" office:value-type="percentage" office:value="0.320393953842834">
            <text:p>32.0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mbari_bogus1.rb</text:p>
          </table:table-cell>
          <table:table-cell table:style-name="ce6" office:value-type="float" office:value="1">
            <text:p>1</text:p>
          </table:table-cell>
          <table:table-cell table:style-name="ce33" office:value-type="float" office:value="0.00784081">
            <text:p>0.008</text:p>
          </table:table-cell>
          <table:table-cell table:style-name="ce36" office:value-type="float" office:value="0.008178574">
            <text:p>0.008</text:p>
          </table:table-cell>
          <table:table-cell table:style-name="ce14" table:formula="of:=IF([.C63]&gt;[.D63];[.C63]/[.D63];[.D63]/[.C63])-1" office:value-type="percentage" office:value="0.0430776922282266">
            <text:p>4.3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mergesor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65893875">
            <text:p>0.659</text:p>
          </table:table-cell>
          <table:table-cell table:style-name="ce35" office:value-type="float" office:value="0.620697125">
            <text:p>0.621</text:p>
          </table:table-cell>
          <table:table-cell table:style-name="ce14" table:formula="of:=IF([.C64]&gt;[.D64];[.C64]/[.D64];[.D64]/[.C64])-1" office:value-type="percentage" office:value="0.0616107654759959">
            <text:p>6.1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mergesort_hongli.rb</text:p>
          </table:table-cell>
          <table:table-cell table:style-name="ce6" office:value-type="float" office:value="3000">
            <text:p>3000</text:p>
          </table:table-cell>
          <table:table-cell table:style-name="ce32" office:value-type="float" office:value="1.107539297">
            <text:p>1.108</text:p>
          </table:table-cell>
          <table:table-cell table:style-name="ce35" office:value-type="float" office:value="1.013689098">
            <text:p>1.014</text:p>
          </table:table-cell>
          <table:table-cell table:style-name="ce14" table:formula="of:=IF([.C65]&gt;[.D65];[.C65]/[.D65];[.D65]/[.C65])-1" office:value-type="percentage" office:value="0.0925828236538853">
            <text:p>9.2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meteor_contes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7.63312188">
            <text:p>7.633</text:p>
          </table:table-cell>
          <table:table-cell table:style-name="ce35" office:value-type="float" office:value="6.275074842">
            <text:p>6.275</text:p>
          </table:table-cell>
          <table:table-cell table:style-name="ce14" table:formula="of:=IF([.C66]&gt;[.D66];[.C66]/[.D66];[.D66]/[.C66])-1" office:value-type="percentage" office:value="0.216419257490029">
            <text:p>21.6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monte_carlo_pi.rb</text:p>
          </table:table-cell>
          <table:table-cell table:style-name="ce6" office:value-type="float" office:value="10000000">
            <text:p>10000000</text:p>
          </table:table-cell>
          <table:table-cell table:style-name="ce32" office:value-type="float" office:value="7.827569475">
            <text:p>7.828</text:p>
          </table:table-cell>
          <table:table-cell table:style-name="ce35" office:value-type="float" office:value="6.125912104">
            <text:p>6.126</text:p>
          </table:table-cell>
          <table:table-cell table:style-name="ce14" table:formula="of:=IF([.C67]&gt;[.D67];[.C67]/[.D67];[.D67]/[.C67])-1" office:value-type="percentage" office:value="0.277780245963516">
            <text:p>27.7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nbody.rb</text:p>
          </table:table-cell>
          <table:table-cell table:style-name="ce6" office:value-type="float" office:value="100000">
            <text:p>100000</text:p>
          </table:table-cell>
          <table:table-cell table:style-name="ce32" office:value-type="float" office:value="5.568765579">
            <text:p>5.569</text:p>
          </table:table-cell>
          <table:table-cell table:style-name="ce35" office:value-type="float" office:value="4.63385672">
            <text:p>4.634</text:p>
          </table:table-cell>
          <table:table-cell table:style-name="ce14" table:formula="of:=IF([.C68]&gt;[.D68];[.C68]/[.D68];[.D68]/[.C68])-1" office:value-type="percentage" office:value="0.201756099830381">
            <text:p>20.1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nsieve_bits.rb</text:p>
          </table:table-cell>
          <table:table-cell table:style-name="ce6" office:value-type="float" office:value="8">
            <text:p>8</text:p>
          </table:table-cell>
          <table:table-cell table:style-name="ce32" office:value-type="float" office:value="2.384775714">
            <text:p>2.385</text:p>
          </table:table-cell>
          <table:table-cell table:style-name="ce35" office:value-type="float" office:value="2.086788968">
            <text:p>2.087</text:p>
          </table:table-cell>
          <table:table-cell table:style-name="ce14" table:formula="of:=IF([.C69]&gt;[.D69];[.C69]/[.D69];[.D69]/[.C69])-1" office:value-type="percentage" office:value="0.142796780397777">
            <text:p>14.2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open_many_files.rb</text:p>
          </table:table-cell>
          <table:table-cell table:style-name="ce6" office:value-type="float" office:value="50000">
            <text:p>50000</text:p>
          </table:table-cell>
          <table:table-cell table:style-name="ce32" office:value-type="float" office:value="0.244547386">
            <text:p>0.245</text:p>
          </table:table-cell>
          <table:table-cell table:style-name="ce35" office:value-type="float" office:value="0.213514666">
            <text:p>0.214</text:p>
          </table:table-cell>
          <table:table-cell table:style-name="ce14" table:formula="of:=IF([.C70]&gt;[.D70];[.C70]/[.D70];[.D70]/[.C70])-1" office:value-type="percentage" office:value="0.145342334469895">
            <text:p>14.5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partial_sums.rb</text:p>
          </table:table-cell>
          <table:table-cell table:style-name="ce6" office:value-type="float" office:value="2500000">
            <text:p>2500000</text:p>
          </table:table-cell>
          <table:table-cell table:style-name="ce32" office:value-type="float" office:value="14.39632729">
            <text:p>14.396</text:p>
          </table:table-cell>
          <table:table-cell table:style-name="ce35" office:value-type="float" office:value="12.077035065">
            <text:p>12.077</text:p>
          </table:table-cell>
          <table:table-cell table:style-name="ce14" table:formula="of:=IF([.C71]&gt;[.D71];[.C71]/[.D71];[.D71]/[.C71])-1" office:value-type="percentage" office:value="0.192041524473292">
            <text:p>19.2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primes.rb</text:p>
          </table:table-cell>
          <table:table-cell table:style-name="ce6" office:value-type="float" office:value="3000">
            <text:p>3000</text:p>
          </table:table-cell>
          <table:table-cell table:style-name="ce32" office:value-type="float" office:value="0.011626733">
            <text:p>0.012</text:p>
          </table:table-cell>
          <table:table-cell table:style-name="ce35" office:value-type="float" office:value="0.009983496">
            <text:p>0.010</text:p>
          </table:table-cell>
          <table:table-cell table:style-name="ce14" table:formula="of:=IF([.C72]&gt;[.D72];[.C72]/[.D72];[.D72]/[.C72])-1" office:value-type="percentage" office:value="0.164595348162607">
            <text:p>16.4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primes.rb</text:p>
          </table:table-cell>
          <table:table-cell table:style-name="ce6" office:value-type="float" office:value="30000">
            <text:p>30000</text:p>
          </table:table-cell>
          <table:table-cell table:style-name="ce32" office:value-type="float" office:value="0.127966707">
            <text:p>0.128</text:p>
          </table:table-cell>
          <table:table-cell table:style-name="ce35" office:value-type="float" office:value="0.113366968">
            <text:p>0.113</text:p>
          </table:table-cell>
          <table:table-cell table:style-name="ce14" table:formula="of:=IF([.C73]&gt;[.D73];[.C73]/[.D73];[.D73]/[.C73])-1" office:value-type="percentage" office:value="0.128783006704387">
            <text:p>12.8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primes.rb</text:p>
          </table:table-cell>
          <table:table-cell table:style-name="ce6" office:value-type="float" office:value="300000">
            <text:p>300000</text:p>
          </table:table-cell>
          <table:table-cell table:style-name="ce32" office:value-type="float" office:value="1.403646535">
            <text:p>1.404</text:p>
          </table:table-cell>
          <table:table-cell table:style-name="ce35" office:value-type="float" office:value="1.207703567">
            <text:p>1.208</text:p>
          </table:table-cell>
          <table:table-cell table:style-name="ce14" table:formula="of:=IF([.C74]&gt;[.D74];[.C74]/[.D74];[.D74]/[.C74])-1" office:value-type="percentage" office:value="0.162244257079353">
            <text:p>16.22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primes.rb</text:p>
          </table:table-cell>
          <table:table-cell table:style-name="ce6" office:value-type="float" office:value="3000000">
            <text:p>3000000</text:p>
          </table:table-cell>
          <table:table-cell table:style-name="ce32" office:value-type="float" office:value="17.760902944">
            <text:p>17.761</text:p>
          </table:table-cell>
          <table:table-cell table:style-name="ce35" office:value-type="float" office:value="13.420813838">
            <text:p>13.421</text:p>
          </table:table-cell>
          <table:table-cell table:style-name="ce14" table:formula="of:=IF([.C75]&gt;[.D75];[.C75]/[.D75];[.D75]/[.C75])-1" office:value-type="percentage" office:value="0.323384942104731">
            <text:p>32.34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quicksor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1.431795365">
            <text:p>1.432</text:p>
          </table:table-cell>
          <table:table-cell table:style-name="ce35" office:value-type="float" office:value="1.428768138">
            <text:p>1.429</text:p>
          </table:table-cell>
          <table:table-cell table:style-name="ce14" table:formula="of:=IF([.C76]&gt;[.D76];[.C76]/[.D76];[.D76]/[.C76])-1" office:value-type="percentage" office:value="0.00211876715296677">
            <text:p>0.21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read_large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2.440755058">
            <text:p>2.441</text:p>
          </table:table-cell>
          <table:table-cell table:style-name="ce35" office:value-type="float" office:value="2.077734103">
            <text:p>2.078</text:p>
          </table:table-cell>
          <table:table-cell table:style-name="ce14" table:formula="of:=IF([.C77]&gt;[.D77];[.C77]/[.D77];[.D77]/[.C77])-1" office:value-type="percentage" office:value="0.174719640244553">
            <text:p>17.4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regex_dna.rb</text:p>
          </table:table-cell>
          <table:table-cell table:style-name="ce6" office:value-type="float" office:value="20">
            <text:p>20</text:p>
          </table:table-cell>
          <table:table-cell table:style-name="ce33" office:value-type="float" office:value="2.796657064">
            <text:p>2.797</text:p>
          </table:table-cell>
          <table:table-cell table:style-name="ce36" office:value-type="float" office:value="3.082241176">
            <text:p>3.082</text:p>
          </table:table-cell>
          <table:table-cell table:style-name="ce14" table:formula="of:=IF([.C78]&gt;[.D78];[.C78]/[.D78];[.D78]/[.C78])-1" office:value-type="percentage" office:value="0.102116242880182">
            <text:p>10.2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reverse_complimen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2.781932023">
            <text:p>2.782</text:p>
          </table:table-cell>
          <table:table-cell table:style-name="ce35" office:value-type="float" office:value="2.741494789">
            <text:p>2.741</text:p>
          </table:table-cell>
          <table:table-cell table:style-name="ce14" table:formula="of:=IF([.C79]&gt;[.D79];[.C79]/[.D79];[.D79]/[.C79])-1" office:value-type="percentage" office:value="0.0147500677959524">
            <text:p>1.4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imple_connect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215799293">
            <text:p>0.216</text:p>
          </table:table-cell>
          <table:table-cell table:style-name="ce35" office:value-type="float" office:value="0.13159932">
            <text:p>0.132</text:p>
          </table:table-cell>
          <table:table-cell table:style-name="ce14" table:formula="of:=IF([.C80]&gt;[.D80];[.C80]/[.D80];[.D80]/[.C80])-1" office:value-type="percentage" office:value="0.639820730076721">
            <text:p>63.9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imple_connect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0.143231417">
            <text:p>0.143</text:p>
          </table:table-cell>
          <table:table-cell table:style-name="ce35" office:value-type="float" office:value="0.137584148">
            <text:p>0.138</text:p>
          </table:table-cell>
          <table:table-cell table:style-name="ce14" table:formula="of:=IF([.C81]&gt;[.D81];[.C81]/[.D81];[.D81]/[.C81])-1" office:value-type="percentage" office:value="0.0410459277619686">
            <text:p>4.1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imple_connect.rb</text:p>
          </table:table-cell>
          <table:table-cell table:style-name="ce6" office:value-type="float" office:value="500">
            <text:p>500</text:p>
          </table:table-cell>
          <table:table-cell table:style-name="ce32" office:value-type="float" office:value="0.173377778">
            <text:p>0.173</text:p>
          </table:table-cell>
          <table:table-cell table:style-name="ce35" office:value-type="float" office:value="0.16629898">
            <text:p>0.166</text:p>
          </table:table-cell>
          <table:table-cell table:style-name="ce14" table:formula="of:=IF([.C82]&gt;[.D82];[.C82]/[.D82];[.D82]/[.C82])-1" office:value-type="percentage" office:value="0.0425666952376977">
            <text:p>4.26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imple_server.rb</text:p>
          </table:table-cell>
          <table:table-cell table:style-name="ce6" office:value-type="float" office:value="1">
            <text:p>1</text:p>
          </table:table-cell>
          <table:table-cell table:style-name="ce32" office:value-type="float" office:value="0.138368098">
            <text:p>0.138</text:p>
          </table:table-cell>
          <table:table-cell table:style-name="ce35" office:value-type="float" office:value="0.131469096">
            <text:p>0.131</text:p>
          </table:table-cell>
          <table:table-cell table:style-name="ce14" table:formula="of:=IF([.C83]&gt;[.D83];[.C83]/[.D83];[.D83]/[.C83])-1" office:value-type="percentage" office:value="0.0524762260478309">
            <text:p>5.2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imple_server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0.138238971">
            <text:p>0.138</text:p>
          </table:table-cell>
          <table:table-cell table:style-name="ce35" office:value-type="float" office:value="0.131950557">
            <text:p>0.132</text:p>
          </table:table-cell>
          <table:table-cell table:style-name="ce14" table:formula="of:=IF([.C84]&gt;[.D84];[.C84]/[.D84];[.D84]/[.C84])-1" office:value-type="percentage" office:value="0.0476573509272873">
            <text:p>4.7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imple_server.rb</text:p>
          </table:table-cell>
          <table:table-cell table:style-name="ce6" office:value-type="float" office:value="100000">
            <text:p>100000</text:p>
          </table:table-cell>
          <table:table-cell table:style-name="ce32" office:value-type="float" office:value="1.41079487">
            <text:p>1.411</text:p>
          </table:table-cell>
          <table:table-cell table:style-name="ce35" office:value-type="float" office:value="1.321985858">
            <text:p>1.322</text:p>
          </table:table-cell>
          <table:table-cell table:style-name="ce14" table:formula="of:=IF([.C85]&gt;[.D85];[.C85]/[.D85];[.D85]/[.C85])-1" office:value-type="percentage" office:value="0.0671784886824407">
            <text:p>6.72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ackermann.rb</text:p>
          </table:table-cell>
          <table:table-cell table:style-name="ce6" office:value-type="float" office:value="7">
            <text:p>7</text:p>
          </table:table-cell>
          <table:table-cell table:style-name="ce32" office:value-type="float" office:value="0.059196871">
            <text:p>0.059</text:p>
          </table:table-cell>
          <table:table-cell table:style-name="ce35" office:value-type="float" office:value="0.052435342">
            <text:p>0.052</text:p>
          </table:table-cell>
          <table:table-cell table:style-name="ce14" table:formula="of:=IF([.C86]&gt;[.D86];[.C86]/[.D86];[.D86]/[.C86])-1" office:value-type="percentage" office:value="0.128949840739095">
            <text:p>12.8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ackermann.rb</text:p>
          </table:table-cell>
          <table:table-cell table:style-name="ce6" office:value-type="float" office:value="9">
            <text:p>9</text:p>
          </table:table-cell>
          <table:table-cell table:style-name="ce32" office:value-type="float" office:value="0.956745525">
            <text:p>0.957</text:p>
          </table:table-cell>
          <table:table-cell table:style-name="ce35" office:value-type="float" office:value="0.844574469">
            <text:p>0.845</text:p>
          </table:table-cell>
          <table:table-cell table:style-name="ce14" table:formula="of:=IF([.C87]&gt;[.D87];[.C87]/[.D87];[.D87]/[.C87])-1" office:value-type="percentage" office:value="0.132813695082227">
            <text:p>13.2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array.rb</text:p>
          </table:table-cell>
          <table:table-cell table:style-name="ce6" office:value-type="float" office:value="9000">
            <text:p>9000</text:p>
          </table:table-cell>
          <table:table-cell table:style-name="ce32" office:value-type="float" office:value="1.938462914">
            <text:p>1.938</text:p>
          </table:table-cell>
          <table:table-cell table:style-name="ce35" office:value-type="float" office:value="1.832485055">
            <text:p>1.832</text:p>
          </table:table-cell>
          <table:table-cell table:style-name="ce14" table:formula="of:=IF([.C88]&gt;[.D88];[.C88]/[.D88];[.D88]/[.C88])-1" office:value-type="percentage" office:value="0.0578328640175458">
            <text:p>5.7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count_words.rb</text:p>
          </table:table-cell>
          <table:table-cell table:style-name="ce6" office:value-type="float" office:value="100">
            <text:p>100</text:p>
          </table:table-cell>
          <table:table-cell table:style-name="ce33" office:value-type="float" office:value="2.830516224">
            <text:p>2.831</text:p>
          </table:table-cell>
          <table:table-cell table:style-name="ce36" office:value-type="float" office:value="2.877012563">
            <text:p>2.877</text:p>
          </table:table-cell>
          <table:table-cell table:style-name="ce14" table:formula="of:=IF([.C89]&gt;[.D89];[.C89]/[.D89];[.D89]/[.C89])-1" office:value-type="percentage" office:value="0.0164268053317471">
            <text:p>1.64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exception.rb</text:p>
          </table:table-cell>
          <table:table-cell table:style-name="ce6" office:value-type="float" office:value="500000">
            <text:p>500000</text:p>
          </table:table-cell>
          <table:table-cell table:style-name="ce33" office:value-type="float" office:value="8.324358954">
            <text:p>8.324</text:p>
          </table:table-cell>
          <table:table-cell table:style-name="ce36" office:value-type="float" office:value="9.25053338">
            <text:p>9.251</text:p>
          </table:table-cell>
          <table:table-cell table:style-name="ce14" table:formula="of:=IF([.C90]&gt;[.D90];[.C90]/[.D90];[.D90]/[.C90])-1" office:value-type="percentage" office:value="0.111260750661762">
            <text:p>11.1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lists.rb</text:p>
          </table:table-cell>
          <table:table-cell table:style-name="ce6" office:value-type="float" office:value="1000">
            <text:p>1000</text:p>
          </table:table-cell>
          <table:table-cell table:style-name="ce32" office:value-type="float" office:value="4.4833277">
            <text:p>4.483</text:p>
          </table:table-cell>
          <table:table-cell table:style-name="ce35" office:value-type="float" office:value="4.383292382">
            <text:p>4.383</text:p>
          </table:table-cell>
          <table:table-cell table:style-name="ce14" table:formula="of:=IF([.C91]&gt;[.D91];[.C91]/[.D91];[.D91]/[.C91])-1" office:value-type="percentage" office:value="0.0228219587656977">
            <text:p>2.28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lists_small.rb</text:p>
          </table:table-cell>
          <table:table-cell table:style-name="ce6" office:value-type="float" office:value="1000">
            <text:p>1000</text:p>
          </table:table-cell>
          <table:table-cell table:style-name="ce32" office:value-type="float" office:value="0.905298747">
            <text:p>0.905</text:p>
          </table:table-cell>
          <table:table-cell table:style-name="ce35" office:value-type="float" office:value="0.883639643">
            <text:p>0.884</text:p>
          </table:table-cell>
          <table:table-cell table:style-name="ce14" table:formula="of:=IF([.C92]&gt;[.D92];[.C92]/[.D92];[.D92]/[.C92])-1" office:value-type="percentage" office:value="0.0245112407207833">
            <text:p>2.4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matrix.rb</text:p>
          </table:table-cell>
          <table:table-cell table:style-name="ce6" office:value-type="float" office:value="60">
            <text:p>60</text:p>
          </table:table-cell>
          <table:table-cell table:style-name="ce32" office:value-type="float" office:value="0.592217192">
            <text:p>0.592</text:p>
          </table:table-cell>
          <table:table-cell table:style-name="ce35" office:value-type="float" office:value="0.552999095">
            <text:p>0.553</text:p>
          </table:table-cell>
          <table:table-cell table:style-name="ce14" table:formula="of:=IF([.C93]&gt;[.D93];[.C93]/[.D93];[.D93]/[.C93])-1" office:value-type="percentage" office:value="0.0709189171457867">
            <text:p>7.0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object.rb</text:p>
          </table:table-cell>
          <table:table-cell table:style-name="ce6" office:value-type="float" office:value="500000">
            <text:p>500000</text:p>
          </table:table-cell>
          <table:table-cell table:style-name="ce32" office:value-type="float" office:value="0.413309143">
            <text:p>0.413</text:p>
          </table:table-cell>
          <table:table-cell table:style-name="ce35" office:value-type="float" office:value="0.358149958">
            <text:p>0.358</text:p>
          </table:table-cell>
          <table:table-cell table:style-name="ce14" table:formula="of:=IF([.C94]&gt;[.D94];[.C94]/[.D94];[.D94]/[.C94])-1" office:value-type="percentage" office:value="0.154011423896356">
            <text:p>15.40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object.rb</text:p>
          </table:table-cell>
          <table:table-cell table:style-name="ce6" office:value-type="float" office:value="1000000">
            <text:p>1000000</text:p>
          </table:table-cell>
          <table:table-cell table:style-name="ce32" office:value-type="float" office:value="0.816686919">
            <text:p>0.817</text:p>
          </table:table-cell>
          <table:table-cell table:style-name="ce35" office:value-type="float" office:value="0.721764708">
            <text:p>0.722</text:p>
          </table:table-cell>
          <table:table-cell table:style-name="ce14" table:formula="of:=IF([.C95]&gt;[.D95];[.C95]/[.D95];[.D95]/[.C95])-1" office:value-type="percentage" office:value="0.131514065384311">
            <text:p>13.1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object.rb</text:p>
          </table:table-cell>
          <table:table-cell table:style-name="ce6" office:value-type="float" office:value="1500000">
            <text:p>1500000</text:p>
          </table:table-cell>
          <table:table-cell table:style-name="ce32" office:value-type="float" office:value="1.224430475">
            <text:p>1.224</text:p>
          </table:table-cell>
          <table:table-cell table:style-name="ce35" office:value-type="float" office:value="1.074391509">
            <text:p>1.074</text:p>
          </table:table-cell>
          <table:table-cell table:style-name="ce14" table:formula="of:=IF([.C96]&gt;[.D96];[.C96]/[.D96];[.D96]/[.C96])-1" office:value-type="percentage" office:value="0.139650178490009">
            <text:p>13.9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_sieve.rb</text:p>
          </table:table-cell>
          <table:table-cell table:style-name="ce6" office:value-type="float" office:value="4000">
            <text:p>4000</text:p>
          </table:table-cell>
          <table:table-cell table:style-name="ce33" office:value-type="float" office:value="8.650385164">
            <text:p>8.650</text:p>
          </table:table-cell>
          <table:table-cell table:style-name="ce36" office:value-type="float" office:value="8.710128824">
            <text:p>8.710</text:p>
          </table:table-cell>
          <table:table-cell table:style-name="ce14" table:formula="of:=IF([.C97]&gt;[.D97];[.C97]/[.D97];[.D97]/[.C97])-1" office:value-type="percentage" office:value="0.00690647397397215">
            <text:p>0.6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">
            <text:p>10000</text:p>
          </table:table-cell>
          <table:table-cell table:style-name="ce33" office:value-type="float" office:value="0.305924419">
            <text:p>0.306</text:p>
          </table:table-cell>
          <table:table-cell table:style-name="ce36" office:value-type="float" office:value="0.391430675">
            <text:p>0.391</text:p>
          </table:table-cell>
          <table:table-cell table:style-name="ce14" table:formula="of:=IF([.C98]&gt;[.D98];[.C98]/[.D98];[.D98]/[.C98])-1" office:value-type="percentage" office:value="0.27950124504445">
            <text:p>27.9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ocket_transfer_1mb.rb</text:p>
          </table:table-cell>
          <table:table-cell table:style-name="ce6" office:value-type="float" office:value="1000000">
            <text:p>1000000</text:p>
          </table:table-cell>
          <table:table-cell table:style-name="ce33" office:value-type="float" office:value="0.3038828">
            <text:p>0.304</text:p>
          </table:table-cell>
          <table:table-cell table:style-name="ce36" office:value-type="float" office:value="0.395690025">
            <text:p>0.396</text:p>
          </table:table-cell>
          <table:table-cell table:style-name="ce14" table:formula="of:=IF([.C99]&gt;[.D99];[.C99]/[.D99];[.D99]/[.C99])-1" office:value-type="percentage" office:value="0.30211392352578">
            <text:p>30.21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pectral_norm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0.232668507">
            <text:p>0.233</text:p>
          </table:table-cell>
          <table:table-cell table:style-name="ce35" office:value-type="float" office:value="0.192933634">
            <text:p>0.193</text:p>
          </table:table-cell>
          <table:table-cell table:style-name="ce14" table:formula="of:=IF([.C100]&gt;[.D100];[.C100]/[.D100];[.D100]/[.C100])-1" office:value-type="percentage" office:value="0.205950990380454">
            <text:p>20.6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tring_concat.rb</text:p>
          </table:table-cell>
          <table:table-cell table:style-name="ce6" office:value-type="float" office:value="10000000">
            <text:p>10000000</text:p>
          </table:table-cell>
          <table:table-cell table:style-name="ce33" office:value-type="float" office:value="1.525251035">
            <text:p>1.525</text:p>
          </table:table-cell>
          <table:table-cell table:style-name="ce36" office:value-type="float" office:value="1.592067625">
            <text:p>1.592</text:p>
          </table:table-cell>
          <table:table-cell table:style-name="ce14" table:formula="of:=IF([.C101]&gt;[.D101];[.C101]/[.D101];[.D101]/[.C101])-1" office:value-type="percentage" office:value="0.0438069461791908">
            <text:p>4.38%</text:p>
          </table:table-cell>
          <table:table-cell table:number-columns-repeated="2"/>
          <table:table-cell table:style-name="ce19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sum_file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3.816732778">
            <text:p>3.817</text:p>
          </table:table-cell>
          <table:table-cell table:style-name="ce35" office:value-type="float" office:value="3.482693745">
            <text:p>3.483</text:p>
          </table:table-cell>
          <table:table-cell table:style-name="ce14" table:formula="of:=IF([.C102]&gt;[.D102];[.C102]/[.D102];[.D102]/[.C102])-1" office:value-type="percentage" office:value="0.0959139842484198">
            <text:p>9.59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word_anagrams.rb</text:p>
          </table:table-cell>
          <table:table-cell table:style-name="ce6" office:value-type="float" office:value="1">
            <text:p>1</text:p>
          </table:table-cell>
          <table:table-cell table:style-name="ce33" office:value-type="float" office:value="3.774945711">
            <text:p>3.775</text:p>
          </table:table-cell>
          <table:table-cell table:style-name="ce36" office:value-type="float" office:value="3.940014537">
            <text:p>3.940</text:p>
          </table:table-cell>
          <table:table-cell table:style-name="ce14" table:formula="of:=IF([.C103]&gt;[.D103];[.C103]/[.D103];[.D103]/[.C103])-1" office:value-type="percentage" office:value="0.04372747017765">
            <text:p>4.3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micro-benchmarks/bm_write_large.rb</text:p>
          </table:table-cell>
          <table:table-cell table:style-name="ce6" office:value-type="float" office:value="100">
            <text:p>100</text:p>
          </table:table-cell>
          <table:table-cell table:style-name="ce32" office:value-type="float" office:value="0.147034072">
            <text:p>0.147</text:p>
          </table:table-cell>
          <table:table-cell table:style-name="ce35" office:value-type="float" office:value="0.140094275">
            <text:p>0.140</text:p>
          </table:table-cell>
          <table:table-cell table:style-name="ce14" table:formula="of:=IF([.C104]&gt;[.D104];[.C104]/[.D104];[.D104]/[.C104])-1" office:value-type="percentage" office:value="0.0495366209647039">
            <text:p>4.95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rdoc/bm_rdoc_against_itself_darkfish.rb</text:p>
          </table:table-cell>
          <table:table-cell table:style-name="ce6" office:value-type="float" office:value="1">
            <text:p>1</text:p>
          </table:table-cell>
          <table:table-cell table:style-name="ce33" office:value-type="float" office:value="6.990781775">
            <text:p>6.991</text:p>
          </table:table-cell>
          <table:table-cell table:style-name="ce36" office:value-type="float" office:value="7.198753703">
            <text:p>7.199</text:p>
          </table:table-cell>
          <table:table-cell table:style-name="ce14" table:formula="of:=IF([.C105]&gt;[.D105];[.C105]/[.D105];[.D105]/[.C105])-1" office:value-type="percentage" office:value="0.0297494521633812">
            <text:p>2.97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rdoc/bm_rdoc_against_itself_ri.rb</text:p>
          </table:table-cell>
          <table:table-cell table:style-name="ce6" office:value-type="float" office:value="1">
            <text:p>1</text:p>
          </table:table-cell>
          <table:table-cell table:style-name="ce33" office:value-type="float" office:value="5.580228997">
            <text:p>5.580</text:p>
          </table:table-cell>
          <table:table-cell table:style-name="ce36" office:value-type="float" office:value="5.65280198">
            <text:p>5.653</text:p>
          </table:table-cell>
          <table:table-cell table:style-name="ce14" table:formula="of:=IF([.C106]&gt;[.D106];[.C106]/[.D106];[.D106]/[.C106])-1" office:value-type="percentage" office:value="0.0130053772056697">
            <text:p>1.30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3">
          <table:table-cell table:style-name="ce2" office:value-type="string">
            <text:p>rdoc/bm_rdoc_core_darkfish.rb</text:p>
          </table:table-cell>
          <table:table-cell table:style-name="ce6" office:value-type="float" office:value="1">
            <text:p>1</text:p>
          </table:table-cell>
          <table:table-cell table:style-name="ce34" office:value-type="string">
            <text:p>SystemExit</text:p>
          </table:table-cell>
          <table:table-cell table:style-name="ce36" office:value-type="float" office:value="66.190899578">
            <text:p>66.191</text:p>
          </table:table-cell>
          <table:table-cell table:style-name="ce14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>
          <table:table-cell table:style-name="ce3" office:value-type="string">
            <text:p>Total</text:p>
          </table:table-cell>
          <table:table-cell table:style-name="ce7"/>
          <table:table-cell table:style-name="ce12" table:formula="of:=SUM([.C2:.C13];[.C15:.C106])" office:value-type="float" office:value="372.219080703">
            <text:p>372.219</text:p>
          </table:table-cell>
          <table:table-cell table:style-name="ce12" table:formula="of:=SUM([.D2:.D13];[.D15:.D106])" office:value-type="float" office:value="323.032098716">
            <text:p>323.032</text:p>
          </table:table-cell>
          <table:table-cell table:style-name="ce16" table:formula="of:=IF([.C108]&gt;[.D108];[.C108]/[.D108];[.D108]/[.C108])-1" office:value-type="percentage" office:value="0.152266546211693">
            <text:p>15.23%</text:p>
          </table:table-cell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 table:number-rows-repeated="2">
          <table:table-cell table:style-name="ce4" table:number-columns-repeated="4"/>
          <table:table-cell table:style-name="ce17"/>
          <table:table-cell table:number-columns-repeated="2"/>
          <table:table-cell table:style-name="ce4"/>
          <table:table-cell table:style-name="ce17"/>
          <table:table-cell table:style-name="ce4" table:number-columns-repeated="1015"/>
        </table:table-row>
        <table:table-row table:style-name="ro1" table:number-rows-repeated="65426">
          <table:table-cell table:style-name="ce4" table:number-columns-repeated="4"/>
          <table:table-cell table:style-name="ce17"/>
          <table:table-cell table:number-columns-repeated="2"/>
          <table:table-cell table:style-name="ce4" table:number-columns-repeated="101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rrecto" style:family="table-cell" style:parent-style-name="Default" style:data-style-name="N0">
      <style:table-cell-properties fo:background-color="#c6efce"/>
      <style:text-properties fo:color="#006100" style:font-name="Calibri1" fo:font-size="11pt" fo:font-weight="bold" style:font-name-asian="Calibri1" style:font-size-asian="11pt" style:font-name-complex="Calibri1" style:font-size-complex="11pt"/>
    </style:style>
    <style:style style:name="Excel_5f_BuiltIn_5f_20_25__20_-_20_Cor1" style:display-name="Excel_BuiltIn_20% - Cor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2" style:display-name="Excel_BuiltIn_20% - Cor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3" style:display-name="Excel_BuiltIn_20% - Cor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4" style:display-name="Excel_BuiltIn_20% - Cor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5" style:display-name="Excel_BuiltIn_20% - Cor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Cor6" style:display-name="Excel_BuiltIn_20% - Cor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1" style:display-name="Excel_BuiltIn_40% - Cor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2" style:display-name="Excel_BuiltIn_40% - Cor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3" style:display-name="Excel_BuiltIn_40% - Cor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4" style:display-name="Excel_BuiltIn_40% - Cor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5" style:display-name="Excel_BuiltIn_40% - Cor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Cor6" style:display-name="Excel_BuiltIn_40% - Cor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1" style:display-name="Excel_BuiltIn_60% - Cor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2" style:display-name="Excel_BuiltIn_60% - Cor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3" style:display-name="Excel_BuiltIn_60% - Cor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4" style:display-name="Excel_BuiltIn_60% - Cor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5" style:display-name="Excel_BuiltIn_60% - Cor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Cor6" style:display-name="Excel_BuiltIn_60% - Cor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beçalho_20_1" style:display-name="Excel_BuiltIn_Cabeçalho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Cabeçalho_20_2" style:display-name="Excel_BuiltIn_Cabeçalho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Cabeçalho_20_3" style:display-name="Excel_BuiltIn_Cabeçalho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abeçalho_20_4" style:display-name="Excel_BuiltIn_Cabeçalh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or1" style:display-name="Excel_BuiltIn_Cor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2" style:display-name="Excel_BuiltIn_Cor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3" style:display-name="Excel_BuiltIn_Cor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4" style:display-name="Excel_BuiltIn_Cor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5" style:display-name="Excel_BuiltIn_Cor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6" style:display-name="Excel_BuiltIn_Cor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rrecto" style:display-name="Excel_BuiltIn_Correct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Ligada" style:display-name="Excel_BuiltIn_Célula Ligada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o" style:display-name="Excel_BuiltIn_Neutr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0138in solid #c0c0c0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Verificar_20_Célula" style:display-name="Excel_BuiltIn_Verificar Célula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1" style:scale-to="95%" style:print="charts drawings objects"/>
      <style:header-style>
        <style:header-footer-properties fo:min-height="0.828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23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RBS-100627.0314" style:display-name="PageStyle_RBS-100627.0314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creator>Gonçalo Silva</dc:creator>
    <meta:creation-date>2010-02-22T12:02:52Z</meta:creation-date>
    <dc:date>2010-06-28T23:01:26</dc:date>
    <meta:print-date>2010-02-22T11:58:40Z</meta:print-date>
    <meta:editing-duration>PT00H36M42S</meta:editing-duration>
    <meta:editing-cycles>5</meta:editing-cycles>
    <meta:document-statistic meta:table-count="4" meta:cell-count="2121" meta:object-count="0"/>
  </office:meta>
</office:document-meta>
</file>